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meta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7165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0.4272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0.4661in"/>
    </style:style>
    <style:style style:name="co9" style:family="table-column">
      <style:table-column-properties fo:break-before="auto" style:column-width="0.639in"/>
    </style:style>
    <style:style style:name="co10" style:family="table-column">
      <style:table-column-properties fo:break-before="auto" style:column-width="0.3071in"/>
    </style:style>
    <style:style style:name="co11" style:family="table-column">
      <style:table-column-properties fo:break-before="auto" style:column-width="4.581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4618in"/>
    </style:style>
    <style:style style:name="co14" style:family="table-column">
      <style:table-column-properties fo:break-before="auto" style:column-width="0.3484in"/>
    </style:style>
    <style:style style:name="co15" style:family="table-column">
      <style:table-column-properties fo:break-before="auto" style:column-width="0.3744in"/>
    </style:style>
    <style:style style:name="co16" style:family="table-column">
      <style:table-column-properties fo:break-before="auto" style:column-width="0.313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PageStyle_5f_flights.csv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istance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8040" number:language="en" number:country="US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Helvetica" fo:font-size="10pt" style:font-size-asian="10pt" style:font-size-complex="10pt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ext-properties style:font-name="Helvetica"/>
    </style:style>
    <style:style style:name="ce12" style:family="table-cell" style:parent-style-name="Excel_20_Built-in_20_Normal" style:data-style-name="N8040">
      <style:table-cell-properties style:text-align-source="fix" style:repeat-content="false"/>
      <style:paragraph-properties fo:text-align="center" fo:margin-left="0in"/>
      <style:text-properties style:font-name="Helvetica" fo:font-size="10pt" style:font-size-asian="10pt" style:font-size-complex="10pt"/>
    </style:style>
    <style:style style:name="ce13" style:family="table-cell" style:parent-style-name="Excel_20_Built-in_20_Normal" style:data-style-name="N8040">
      <style:text-properties style:font-name="Helvetica" fo:font-size="10pt" style:font-size-asian="10pt" style:font-size-complex="10pt"/>
    </style:style>
    <style:style style:name="ce14" style:family="table-cell" style:parent-style-name="Excel_20_Built-in_20_Normal" style:data-style-name="N8040">
      <style:table-cell-properties fo:border-bottom="0.0008in solid #000000" fo:border-left="none" fo:border-right="none" fo:border-top="none"/>
      <style:text-properties style:font-name="Helvetica" fo:font-size="10pt" style:font-size-asian="10pt" style:font-size-complex="10pt"/>
    </style:style>
    <style:style style:name="ce15" style:family="table-cell" style:parent-style-name="Excel_20_Built-in_20_Normal" style:data-style-name="N8040">
      <style:table-cell-properties fo:border-bottom="0.0138in solid #000000" style:diagonal-bl-tr="none" style:diagonal-tl-br="none" fo:border-left="none" fo:border-right="none" style:rotation-align="none" fo:border-top="none"/>
      <style:text-properties style:font-name="Helvetica" fo:font-size="10pt" style:font-size-asian="10pt" style:font-size-complex="10pt"/>
    </style:style>
    <style:style style:name="ce16" style:family="table-cell" style:parent-style-name="Default" style:data-style-name="N40">
      <style:text-properties style:font-name="Helvetica" fo:font-size="10pt" style:font-size-asian="10pt" style:font-size-complex="10pt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ext-properties style:font-name="Helvetica"/>
    </style:style>
    <style:style style:name="ce19" style:family="table-cell" style:parent-style-name="Default">
      <style:text-properties style:font-name="Helvetica" fo:font-size="10pt" style:font-size-asian="10pt" style:font-size-complex="10pt"/>
    </style:style>
    <style:style style:name="ce2" style:family="table-cell" style:parent-style-name="Excel_20_Built-in_20_Normal">
      <style:text-properties style:font-name="Helvetica" fo:font-size="10pt" style:font-size-asian="10pt" style:font-size-complex="10pt"/>
    </style:style>
    <style:style style:name="ce20" style:family="table-cell" style:parent-style-name="Excel_20_Built-in_20_Normal">
      <style:table-cell-properties fo:background-color="#eeeeee" style:text-align-source="fix" style:repeat-content="false"/>
      <style:paragraph-properties fo:text-align="center" fo:margin-left="0in"/>
      <style:text-properties style:font-name="Helvetica" fo:font-size="10pt" style:font-size-asian="10pt" style:font-size-complex="10pt"/>
    </style:style>
    <style:style style:name="ce21" style:family="table-cell" style:parent-style-name="Excel_20_Built-in_20_Normal">
      <style:table-cell-properties fo:background-color="#eeeeee"/>
      <style:text-properties style:font-name="Helvetica" fo:font-size="10pt" style:font-size-asian="10pt" style:font-size-complex="10pt"/>
    </style:style>
    <style:style style:name="ce22" style:family="table-cell" style:parent-style-name="Excel_20_Built-in_20_Normal">
      <style:table-cell-properties fo:border-bottom="0.0008in solid #000000" fo:background-color="#eeeeee" fo:border-left="none" fo:border-right="none" fo:border-top="none"/>
      <style:text-properties style:font-name="Helvetica" fo:font-size="10pt" style:font-size-asian="10pt" style:font-size-complex="10pt"/>
    </style:style>
    <style:style style:name="ce23" style:family="table-cell" style:parent-style-name="Excel_20_Built-in_20_Normal">
      <style:table-cell-properties fo:border-bottom="0.0138in solid #000000" fo:background-color="#eeeeee" style:diagonal-bl-tr="none" style:diagonal-tl-br="none" fo:border-left="none" fo:border-right="none" style:rotation-align="none" fo:border-top="none"/>
      <style:text-properties style:font-name="Helvetica" fo:font-size="10pt" style:font-size-asian="10pt" style:font-size-complex="10pt"/>
    </style:style>
    <style:style style:name="ce24" style:family="table-cell" style:parent-style-name="Excel_20_Built-in_20_Normal">
      <style:table-cell-properties fo:background-color="#eeeeee" style:diagonal-bl-tr="none" style:diagonal-tl-br="none" style:rotation-align="none"/>
      <style:text-properties style:font-name="Helvetica" fo:font-size="10pt" style:font-size-asian="10pt" style:font-size-complex="10pt"/>
    </style:style>
    <style:style style:name="ce25" style:family="table-cell" style:parent-style-name="Default">
      <style:table-cell-properties fo:background-color="#eeeeee"/>
      <style:text-properties style:font-name="Helvetica" fo:font-size="10pt" style:font-size-asian="10pt" style:font-size-complex="10pt"/>
    </style:style>
    <style:style style:name="ce26" style:family="table-cell" style:parent-style-name="Excel_20_Built-in_20_Normal">
      <style:table-cell-properties style:diagonal-bl-tr="none" style:diagonal-tl-br="none" fo:background-color="transparent" style:rotation-align="none"/>
      <style:text-properties style:font-name="Helvetica" fo:font-size="10pt" style:font-size-asian="10pt" style:font-size-complex="10pt"/>
    </style:style>
    <style:style style:name="ce27" style:family="table-cell" style:parent-style-name="Defaul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Helvetica" fo:font-size="10pt" style:font-size-asian="10pt" style:font-size-complex="10pt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font-name="Helvetica" fo:font-size="10pt" style:font-size-asian="10pt" style:font-size-complex="10pt"/>
    </style:style>
    <style:style style:name="ce3" style:family="table-cell" style:parent-style-name="Excel_20_Built-in_20_Normal">
      <style:table-cell-properties fo:border-bottom="0.0008in solid #000000" fo:border-left="none" fo:border-right="none" fo:border-top="none"/>
      <style:text-properties style:font-name="Helvetica" fo:font-size="10pt" style:font-size-asian="10pt" style:font-size-complex="10pt"/>
    </style:style>
    <style:style style:name="ce30" style:family="table-cell" style:parent-style-name="Excel_20_Built-in_20_Normal">
      <style:table-cell-properties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style:font-name="Helvetica" fo:font-size="10pt" style:font-size-asian="10pt" style:font-size-complex="10pt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style:font-name="Helvetica" fo:font-size="10pt" style:font-size-asian="10pt" style:font-size-complex="10pt"/>
    </style:style>
    <style:style style:name="ce32" style:family="table-cell" style:parent-style-name="Excel_20_Built-in_20_Normal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Helvetica" fo:font-size="10pt" style:font-size-asian="10pt" style:font-size-complex="10pt"/>
    </style:style>
    <style:style style:name="ce33" style:family="table-cell" style:parent-style-name="Excel_20_Built-in_20_Normal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font-name="Helvetica" fo:font-size="10pt" style:font-size-asian="10pt" style:font-size-complex="10pt"/>
    </style:style>
    <style:style style:name="ce34" style:family="table-cell" style:parent-style-name="Excel_20_Built-in_20_Normal">
      <style:table-cell-properties fo:border-bottom="0.0008in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style:font-name="Helvetica" fo:font-size="10pt" style:font-size-asian="10pt" style:font-size-complex="10pt"/>
    </style:style>
    <style:style style:name="ce35" style:family="table-cell" style:parent-style-name="Excel_20_Built-in_20_Normal">
      <style:table-cell-properties fo:border-bottom="0.0138in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style:font-name="Helvetica" fo:font-size="10pt" style:font-size-asian="10pt" style:font-size-complex="10pt"/>
    </style:style>
    <style:style style:name="ce36" style:family="table-cell" style:parent-style-name="Default">
      <style:table-cell-properties fo:background-color="#808080"/>
      <style:text-properties style:font-name="Helvetica" fo:font-size="10pt" style:font-size-asian="10pt" style:font-size-complex="10pt"/>
    </style:style>
    <style:style style:name="ce37" style:family="table-cell" style:parent-style-name="Excel_20_Built-in_20_Normal">
      <style:table-cell-properties fo:background-color="#80808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font-name="Helvetica" fo:font-size="10pt" style:font-size-asian="10pt" style:font-size-complex="10pt"/>
    </style:style>
    <style:style style:name="ce38" style:family="table-cell" style:parent-style-name="Default">
      <style:table-cell-properties fo:border-bottom="0.0008in solid #000000" fo:border-left="none" fo:border-right="none" fo:border-top="none"/>
      <style:text-properties style:font-name="Helvetica" fo:font-size="10pt" style:font-size-asian="10pt" style:font-size-complex="10pt"/>
    </style:style>
    <style:style style:name="ce39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style:font-name="Helvetica" fo:font-size="10pt" style:font-size-asian="10pt" style:font-size-complex="10pt"/>
    </style:style>
    <style:style style:name="ce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style:font-name="Helvetica" fo:font-size="10pt" style:font-size-asian="10pt" style:font-size-complex="10pt"/>
    </style:style>
    <style:style style:name="ce5" style:family="table-cell" style:parent-style-name="Default">
      <style:text-properties style:font-name="Helvetica"/>
    </style:style>
    <style:style style:name="ce6" style:family="table-cell" style:parent-style-name="Excel_20_Built-in_20_Normal" style:data-style-name="N8037">
      <style:table-cell-properties style:text-align-source="fix" style:repeat-content="false"/>
      <style:paragraph-properties fo:text-align="center" fo:margin-left="0in"/>
      <style:text-properties style:font-name="Helvetica" fo:font-size="10pt" style:font-size-asian="10pt" style:font-size-complex="10pt"/>
    </style:style>
    <style:style style:name="ce7" style:family="table-cell" style:parent-style-name="Excel_20_Built-in_20_Normal" style:data-style-name="N8037">
      <style:text-properties style:font-name="Helvetica" fo:font-size="10pt" style:font-size-asian="10pt" style:font-size-complex="10pt"/>
    </style:style>
    <style:style style:name="ce8" style:family="table-cell" style:parent-style-name="Excel_20_Built-in_20_Normal" style:data-style-name="N8037">
      <style:table-cell-properties fo:border-bottom="0.0008in solid #000000" fo:border-left="none" fo:border-right="none" fo:border-top="none"/>
      <style:text-properties style:font-name="Helvetica" fo:font-size="10pt" style:font-size-asian="10pt" style:font-size-complex="10pt"/>
    </style:style>
    <style:style style:name="ce9" style:family="table-cell" style:parent-style-name="Excel_20_Built-in_20_Normal" style:data-style-name="N8037">
      <style:table-cell-properties fo:border-bottom="0.0138in solid #000000" style:diagonal-bl-tr="none" style:diagonal-tl-br="none" fo:border-left="none" fo:border-right="none" style:rotation-align="none" fo:border-top="none"/>
      <style:text-properties style:font-name="Helvetica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lights.csv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13"/>
        <table:table-column table:style-name="co5" table:default-cell-style-name="ce13"/>
        <table:table-column table:style-name="co6" table:default-cell-style-name="ce21"/>
        <table:table-column table:style-name="co6" table:default-cell-style-name="ce2"/>
        <table:table-column table:style-name="co7" table:default-cell-style-name="ce2"/>
        <table:table-column table:style-name="co8" table:default-cell-style-name="ce29"/>
        <table:table-column table:style-name="co9" table:default-cell-style-name="ce33"/>
        <table:table-column table:style-name="co10" table:default-cell-style-name="ce29"/>
        <table:table-column table:style-name="co11" table:default-cell-style-name="ce2"/>
        <table:table-column table:style-name="co12" table:number-columns-repeated="1012" table:default-cell-style-name="ce2"/>
        <table:table-row table:style-name="ro1">
          <table:table-cell table:style-name="ce1" office:value-type="string">
            <text:p>Seq</text:p>
          </table:table-cell>
          <table:table-cell table:style-name="ce1"/>
          <table:table-cell table:style-name="ce6" office:value-type="string">
            <text:p>date</text:p>
          </table:table-cell>
          <table:table-cell table:style-name="ce12" office:value-type="string">
            <text:p>time</text:p>
          </table:table-cell>
          <table:table-cell table:style-name="ce12" office:value-type="string">
            <text:p>Flight</text:p>
          </table:table-cell>
          <table:table-cell table:style-name="ce20" office:value-type="string">
            <text:p>FR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class</text:p>
          </table:table-cell>
          <table:table-cell table:style-name="ce28" office:value-type="string">
            <text:p>plane</text:p>
          </table:table-cell>
          <table:table-cell table:style-name="ce32" office:value-type="string">
            <text:p>ml</text:p>
          </table:table-cell>
          <table:table-cell table:style-name="ce28" office:value-type="string">
            <text:p>PQD</text:p>
          </table:table-cell>
          <table:table-cell table:style-name="ce1" office:value-type="string">
            <text:p>note</text:p>
          </table:table-cell>
          <table:table-cell table:style-name="ce1" table:number-columns-repeated="1012"/>
        </table:table-row>
        <table:table-row-group>
          <table:table-row table:style-name="ro1">
            <table:table-cell/>
            <table:table-cell/>
            <table:table-cell office:value-type="date" office:date-value="2007-03-21">
              <text:p>03/21/07</text:p>
            </table:table-cell>
            <table:table-cell office:value-type="string">
              <text:p>?</text:p>
            </table:table-cell>
            <table:table-cell office:value-type="string">
              <text:p>IT?</text:p>
            </table:table-cell>
            <table:table-cell office:value-type="string">
              <text:p>JAI</text:p>
            </table:table-cell>
            <table:table-cell office:value-type="string">
              <text:p>DEL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2]+1" office:value-type="float" office:value="1">
              <text:p>1</text:p>
            </table:table-cell>
            <table:table-cell/>
            <table:table-cell office:value-type="date" office:date-value="2011-01-04">
              <text:p>01/04/11</text:p>
            </table:table-cell>
            <table:table-cell office:value-type="time" office:time-value="PT08H00M00S">
              <text:p>08:00</text:p>
            </table:table-cell>
            <table:table-cell office:value-type="string">
              <text:p>KA905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3]+1" office:value-type="float" office:value="2">
              <text:p>2</text:p>
            </table:table-cell>
            <table:table-cell/>
            <table:table-cell office:value-type="date" office:date-value="2011-01-06">
              <text:p>01/06/11</text:p>
            </table:table-cell>
            <table:table-cell office:value-type="time" office:time-value="PT14H00M00S">
              <text:p>14:00</text:p>
            </table:table-cell>
            <table:table-cell office:value-type="string">
              <text:p>KA992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4]+1" office:value-type="float" office:value="3">
              <text:p>3</text:p>
            </table:table-cell>
            <table:table-cell/>
            <table:table-cell office:value-type="date" office:date-value="2011-01-23">
              <text:p>01/23/11</text:p>
            </table:table-cell>
            <table:table-cell office:value-type="time" office:time-value="PT16H30M00S">
              <text:p>16:30</text:p>
            </table:table-cell>
            <table:table-cell office:value-type="string">
              <text:p>KA909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c</text:p>
            </table:table-cell>
            <table:table-cell office:value-type="float" office:value="330">
              <text:p>330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5]+1" office:value-type="float" office:value="4">
              <text:p>4</text:p>
            </table:table-cell>
            <table:table-cell/>
            <table:table-cell office:value-type="date" office:date-value="2011-01-26">
              <text:p>01/26/11</text:p>
            </table:table-cell>
            <table:table-cell office:value-type="time" office:time-value="PT08H00M00S">
              <text:p>08:00</text:p>
            </table:table-cell>
            <table:table-cell office:value-type="string">
              <text:p>KA900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office:value-type="string">
              <text:p>c</text:p>
            </table:table-cell>
            <table:table-cell office:value-type="float" office:value="330">
              <text:p>330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6]+1" office:value-type="float" office:value="5">
              <text:p>5</text:p>
            </table:table-cell>
            <table:table-cell/>
            <table:table-cell office:value-type="date" office:date-value="2011-02-10">
              <text:p>02/10/11</text:p>
            </table:table-cell>
            <table:table-cell/>
            <table:table-cell office:value-type="string">
              <text:p>SQ107</text:p>
            </table:table-cell>
            <table:table-cell office:value-type="string">
              <text:p>KUL</text:p>
            </table:table-cell>
            <table:table-cell office:value-type="string">
              <text:p>SIN</text:p>
            </table:table-cell>
            <table:table-cell office:value-type="string">
              <text:p>c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7]+1" office:value-type="float" office:value="6">
              <text:p>6</text:p>
            </table:table-cell>
            <table:table-cell/>
            <table:table-cell office:value-type="date" office:date-value="2011-03-07">
              <text:p>03/07/11</text:p>
            </table:table-cell>
            <table:table-cell/>
            <table:table-cell office:value-type="string">
              <text:p>CA947</text:p>
            </table:table-cell>
            <table:table-cell office:value-type="string">
              <text:p>PEK</text:p>
            </table:table-cell>
            <table:table-cell office:value-type="string">
              <text:p>DEL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8]+1" office:value-type="float" office:value="7">
              <text:p>7</text:p>
            </table:table-cell>
            <table:table-cell/>
            <table:table-cell office:value-type="date" office:date-value="2011-03-09">
              <text:p>03/09/11</text:p>
            </table:table-cell>
            <table:table-cell office:value-type="time" office:time-value="PT23H35M00S">
              <text:p>23:35</text:p>
            </table:table-cell>
            <table:table-cell office:value-type="string">
              <text:p>CX694</text:p>
            </table:table-cell>
            <table:table-cell office:value-type="string">
              <text:p>DEL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9]+1" office:value-type="float" office:value="8">
              <text:p>8</text:p>
            </table:table-cell>
            <table:table-cell/>
            <table:table-cell office:value-type="date" office:date-value="2011-03-11">
              <text:p>03/11/11</text:p>
            </table:table-cell>
            <table:table-cell office:value-type="time" office:time-value="PT16H45M00S">
              <text:p>16:45</text:p>
            </table:table-cell>
            <table:table-cell office:value-type="string">
              <text:p>KA996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0]+1" office:value-type="float" office:value="9">
              <text:p>9</text:p>
            </table:table-cell>
            <table:table-cell/>
            <table:table-cell office:value-type="date" office:date-value="2011-03-30">
              <text:p>03/30/11</text:p>
            </table:table-cell>
            <table:table-cell office:value-type="time" office:time-value="PT12H30M00S">
              <text:p>12:30</text:p>
            </table:table-cell>
            <table:table-cell office:value-type="string">
              <text:p>KA901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1]+1" office:value-type="float" office:value="10">
              <text:p>10</text:p>
            </table:table-cell>
            <table:table-cell/>
            <table:table-cell office:value-type="date" office:date-value="2011-04-04">
              <text:p>04/04/11</text:p>
            </table:table-cell>
            <table:table-cell office:value-type="time" office:time-value="PT15H45M00S">
              <text:p>15:45</text:p>
            </table:table-cell>
            <table:table-cell office:value-type="string">
              <text:p>CO88</text:p>
            </table:table-cell>
            <table:table-cell office:value-type="string">
              <text:p>PEK</text:p>
            </table:table-cell>
            <table:table-cell office:value-type="string">
              <text:p>EWR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12]+1" office:value-type="float" office:value="11">
              <text:p>11</text:p>
            </table:table-cell>
            <table:table-cell/>
            <table:table-cell office:value-type="date" office:date-value="2011-04-11">
              <text:p>04/11/11</text:p>
            </table:table-cell>
            <table:table-cell office:value-type="time" office:time-value="PT11H15M00S">
              <text:p>11:15</text:p>
            </table:table-cell>
            <table:table-cell office:value-type="string">
              <text:p>CO89</text:p>
            </table:table-cell>
            <table:table-cell office:value-type="string">
              <text:p>EWR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13]+1" office:value-type="float" office:value="12">
              <text:p>12</text:p>
            </table:table-cell>
            <table:table-cell/>
            <table:table-cell office:value-type="date" office:date-value="2011-04-11">
              <text:p>04/11/11</text:p>
            </table:table-cell>
            <table:table-cell office:value-type="time" office:time-value="PT05H28M00S">
              <text:p>05:28</text:p>
            </table:table-cell>
            <table:table-cell office:value-type="string">
              <text:p>CO3247</text:p>
            </table:table-cell>
            <table:table-cell office:value-type="string">
              <text:p>BTV</text:p>
            </table:table-cell>
            <table:table-cell office:value-type="string">
              <text:p>EWR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4]+1" office:value-type="float" office:value="13">
              <text:p>13</text:p>
            </table:table-cell>
            <table:table-cell/>
            <table:table-cell office:value-type="date" office:date-value="2011-05-11">
              <text:p>05/11/11</text:p>
            </table:table-cell>
            <table:table-cell office:value-type="time" office:time-value="PT10H00M00S">
              <text:p>10:00</text:p>
            </table:table-cell>
            <table:table-cell office:value-type="string">
              <text:p>CX347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5]+1" office:value-type="float" office:value="14">
              <text:p>14</text:p>
            </table:table-cell>
            <table:table-cell/>
            <table:table-cell office:value-type="date" office:date-value="2011-05-11">
              <text:p>05/11/11</text:p>
            </table:table-cell>
            <table:table-cell office:value-type="time" office:time-value="PT16H20M00S">
              <text:p>16:20</text:p>
            </table:table-cell>
            <table:table-cell office:value-type="string">
              <text:p>CX765</text:p>
            </table:table-cell>
            <table:table-cell office:value-type="string">
              <text:p>HKG</text:p>
            </table:table-cell>
            <table:table-cell office:value-type="string">
              <text:p>SGN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]+1" office:value-type="float" office:value="15">
              <text:p>15</text:p>
            </table:table-cell>
            <table:table-cell/>
            <table:table-cell office:value-type="date" office:date-value="2011-05-13">
              <text:p>05/13/11</text:p>
            </table:table-cell>
            <table:table-cell office:value-type="time" office:time-value="PT17H00M00S">
              <text:p>17:00</text:p>
            </table:table-cell>
            <table:table-cell office:value-type="string">
              <text:p>CX312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office:value-type="string">
              <text:p>c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17]+1" office:value-type="float" office:value="16">
              <text:p>16</text:p>
            </table:table-cell>
            <table:table-cell/>
            <table:table-cell office:value-type="date" office:date-value="2011-05-13">
              <text:p>05/13/11</text:p>
            </table:table-cell>
            <table:table-cell office:value-type="time" office:time-value="PT11H25M00S">
              <text:p>11:25</text:p>
            </table:table-cell>
            <table:table-cell office:value-type="string">
              <text:p>CX766</text:p>
            </table:table-cell>
            <table:table-cell office:value-type="string">
              <text:p>SGN</text:p>
            </table:table-cell>
            <table:table-cell office:value-type="string">
              <text:p>HKG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]+1" office:value-type="float" office:value="17">
              <text:p>17</text:p>
            </table:table-cell>
            <table:table-cell/>
            <table:table-cell office:value-type="date" office:date-value="2011-05-22">
              <text:p>05/22/11</text:p>
            </table:table-cell>
            <table:table-cell office:value-type="time" office:time-value="PT19H10M00S">
              <text:p>19:10</text:p>
            </table:table-cell>
            <table:table-cell office:value-type="string">
              <text:p>CX135</text:p>
            </table:table-cell>
            <table:table-cell office:value-type="string">
              <text:p>HKG</text:p>
            </table:table-cell>
            <table:table-cell office:value-type="string">
              <text:p>MEL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]+1" office:value-type="float" office:value="18">
              <text:p>18</text:p>
            </table:table-cell>
            <table:table-cell/>
            <table:table-cell office:value-type="date" office:date-value="2011-05-28">
              <text:p>05/28/11</text:p>
            </table:table-cell>
            <table:table-cell office:value-type="time" office:time-value="PT07H30M00S">
              <text:p>07:30</text:p>
            </table:table-cell>
            <table:table-cell office:value-type="string">
              <text:p>CX118</text:p>
            </table:table-cell>
            <table:table-cell table:number-columns-repeated="2" office:value-type="string">
              <text:p>AKL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0]+1" office:value-type="float" office:value="19">
              <text:p>19</text:p>
            </table:table-cell>
            <table:table-cell/>
            <table:table-cell office:value-type="date" office:date-value="2011-06-07">
              <text:p>06/07/11</text:p>
            </table:table-cell>
            <table:table-cell office:value-type="time" office:time-value="PT10H00M00S">
              <text:p>10:00</text:p>
            </table:table-cell>
            <table:table-cell office:value-type="string">
              <text:p>CX347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1]+1" office:value-type="float" office:value="20">
              <text:p>20</text:p>
            </table:table-cell>
            <table:table-cell/>
            <table:table-cell office:value-type="date" office:date-value="2011-06-27">
              <text:p>06/27/11</text:p>
            </table:table-cell>
            <table:table-cell office:value-type="time" office:time-value="PT08H00M00S">
              <text:p>08:00</text:p>
            </table:table-cell>
            <table:table-cell office:value-type="string">
              <text:p>KA905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2]+1" office:value-type="float" office:value="21">
              <text:p>21</text:p>
            </table:table-cell>
            <table:table-cell/>
            <table:table-cell office:value-type="date" office:date-value="2011-07-15">
              <text:p>07/15/11</text:p>
            </table:table-cell>
            <table:table-cell office:value-type="time" office:time-value="PT01H20M00S">
              <text:p>01:20</text:p>
            </table:table-cell>
            <table:table-cell office:value-type="string">
              <text:p>CX873</text:p>
            </table:table-cell>
            <table:table-cell office:value-type="string">
              <text:p>SFO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office:value-type="float" office:value="744">
              <text:p>744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3]+1" office:value-type="float" office:value="22">
              <text:p>22</text:p>
            </table:table-cell>
            <table:table-cell/>
            <table:table-cell office:value-type="date" office:date-value="2011-08-15">
              <text:p>08/15/11</text:p>
            </table:table-cell>
            <table:table-cell/>
            <table:table-cell office:value-type="string">
              <text:p>SQ801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4]+1" office:value-type="float" office:value="23">
              <text:p>23</text:p>
            </table:table-cell>
            <table:table-cell/>
            <table:table-cell office:value-type="date" office:date-value="2011-08-17">
              <text:p>08/17/11</text:p>
            </table:table-cell>
            <table:table-cell/>
            <table:table-cell office:value-type="string">
              <text:p>SQ2</text:p>
            </table:table-cell>
            <table:table-cell office:value-type="string">
              <text:p>SIN</text:p>
            </table:table-cell>
            <table:table-cell office:value-type="string">
              <text:p>HKG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5]+1" office:value-type="float" office:value="24">
              <text:p>24</text:p>
            </table:table-cell>
            <table:table-cell/>
            <table:table-cell office:value-type="date" office:date-value="2011-10-07">
              <text:p>10/07/11</text:p>
            </table:table-cell>
            <table:table-cell/>
            <table:table-cell office:value-type="string">
              <text:p>MI751</text:p>
            </table:table-cell>
            <table:table-cell office:value-type="string">
              <text:p>HKT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6]+1" office:value-type="float" office:value="25">
              <text:p>25</text:p>
            </table:table-cell>
            <table:table-cell/>
            <table:table-cell office:value-type="date" office:date-value="2011-10-12">
              <text:p>10/12/11</text:p>
            </table:table-cell>
            <table:table-cell office:value-type="time" office:time-value="PT10H05M00S">
              <text:p>10:05</text:p>
            </table:table-cell>
            <table:table-cell office:value-type="string">
              <text:p>CX736</text:p>
            </table:table-cell>
            <table:table-cell office:value-type="string">
              <text:p>SIN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7]+1" office:value-type="float" office:value="26">
              <text:p>26</text:p>
            </table:table-cell>
            <table:table-cell/>
            <table:table-cell office:value-type="date" office:date-value="2011-10-17">
              <text:p>10/17/11</text:p>
            </table:table-cell>
            <table:table-cell office:value-type="time" office:time-value="PT10H00M00S">
              <text:p>10:00</text:p>
            </table:table-cell>
            <table:table-cell office:value-type="string">
              <text:p>CX347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8]+1" office:value-type="float" office:value="27">
              <text:p>27</text:p>
            </table:table-cell>
            <table:table-cell/>
            <table:table-cell office:value-type="date" office:date-value="2011-10-31">
              <text:p>10/31/11</text:p>
            </table:table-cell>
            <table:table-cell office:value-type="time" office:time-value="PT08H00M00S">
              <text:p>08:00</text:p>
            </table:table-cell>
            <table:table-cell office:value-type="string">
              <text:p>KA905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9]+1" office:value-type="float" office:value="28">
              <text:p>28</text:p>
            </table:table-cell>
            <table:table-cell/>
            <table:table-cell office:value-type="date" office:date-value="2011-11-20">
              <text:p>11/20/11</text:p>
            </table:table-cell>
            <table:table-cell office:value-type="time" office:time-value="PT19H00M00S">
              <text:p>19:00</text:p>
            </table:table-cell>
            <table:table-cell office:value-type="string">
              <text:p>CX111</text:p>
            </table:table-cell>
            <table:table-cell office:value-type="string">
              <text:p>HKG</text:p>
            </table:table-cell>
            <table:table-cell office:value-type="string">
              <text:p>SY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30]+1" office:value-type="float" office:value="29">
              <text:p>29</text:p>
            </table:table-cell>
            <table:table-cell/>
            <table:table-cell office:value-type="date" office:date-value="2011-11-25">
              <text:p>11/25/11</text:p>
            </table:table-cell>
            <table:table-cell office:value-type="time" office:time-value="PT08H45M00S">
              <text:p>08:45</text:p>
            </table:table-cell>
            <table:table-cell office:value-type="string">
              <text:p>CX134</text:p>
            </table:table-cell>
            <table:table-cell office:value-type="string">
              <text:p>MEL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31]+1" office:value-type="float" office:value="30">
              <text:p>30</text:p>
            </table:table-cell>
            <table:table-cell/>
            <table:table-cell office:value-type="date" office:date-value="2011-12-02">
              <text:p>12/02/11</text:p>
            </table:table-cell>
            <table:table-cell/>
            <table:table-cell office:value-type="string">
              <text:p>SQ959</text:p>
            </table:table-cell>
            <table:table-cell office:value-type="string">
              <text:p>CGK</text:p>
            </table:table-cell>
            <table:table-cell office:value-type="string">
              <text:p>SIN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32]+1" office:value-type="float" office:value="31">
              <text:p>31</text:p>
            </table:table-cell>
            <table:table-cell/>
            <table:table-cell office:value-type="date" office:date-value="2011-12-03">
              <text:p>12/03/11</text:p>
            </table:table-cell>
            <table:table-cell/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style-name="ce3" table:formula="of:=[.A33]+1" office:value-type="float" office:value="32">
              <text:p>32</text:p>
            </table:table-cell>
            <table:table-cell table:style-name="ce3"/>
            <table:table-cell table:style-name="ce8" office:value-type="date" office:date-value="2011-12-13">
              <text:p>12/13/11</text:p>
            </table:table-cell>
            <table:table-cell table:style-name="ce14" office:value-type="time" office:time-value="PT14H15M00S">
              <text:p>14:15</text:p>
            </table:table-cell>
            <table:table-cell table:style-name="ce14" office:value-type="string">
              <text:p>CX565</text:p>
            </table:table-cell>
            <table:table-cell table:style-name="ce22" office:value-type="string">
              <text:p>TPE</text:p>
            </table:table-cell>
            <table:table-cell table:style-name="ce3" office:value-type="string">
              <text:p>HKG</text:p>
            </table:table-cell>
            <table:table-cell table:style-name="ce3" office:value-type="string">
              <text:p>c</text:p>
            </table:table-cell>
            <table:table-cell table:style-name="ce30"/>
            <table:table-cell table:style-name="ce34"/>
            <table:table-cell table:style-name="ce30"/>
            <table:table-cell table:style-name="ce3" table:number-columns-repeated="1013"/>
          </table:table-row>
        </table:table-row-group>
        <table:table-row-group>
          <table:table-row table:style-name="ro1">
            <table:table-cell office:value-type="float" office:value="1">
              <text:p>1</text:p>
            </table:table-cell>
            <table:table-cell/>
            <table:table-cell office:value-type="date" office:date-value="2012-01-06">
              <text:p>01/06/12</text:p>
            </table:table-cell>
            <table:table-cell/>
            <table:table-cell office:value-type="string">
              <text:p>CO89</text:p>
            </table:table-cell>
            <table:table-cell office:value-type="string">
              <text:p>EWR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35]+1" office:value-type="float" office:value="2">
              <text:p>2</text:p>
            </table:table-cell>
            <table:table-cell/>
            <table:table-cell office:value-type="date" office:date-value="2012-01-08">
              <text:p>01/08/12</text:p>
            </table:table-cell>
            <table:table-cell office:value-type="time" office:time-value="PT16H30M00S">
              <text:p>16:30</text:p>
            </table:table-cell>
            <table:table-cell office:value-type="string">
              <text:p>KA909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36]+1" office:value-type="float" office:value="3">
              <text:p>3</text:p>
            </table:table-cell>
            <table:table-cell/>
            <table:table-cell office:value-type="date" office:date-value="2012-01-11">
              <text:p>01/11/12</text:p>
            </table:table-cell>
            <table:table-cell office:value-type="time" office:time-value="PT13H00M00S">
              <text:p>13:00</text:p>
            </table:table-cell>
            <table:table-cell office:value-type="string">
              <text:p>CX872</text:p>
            </table:table-cell>
            <table:table-cell office:value-type="string">
              <text:p>HKG</text:p>
            </table:table-cell>
            <table:table-cell office:value-type="string">
              <text:p>SFO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37]+1" office:value-type="float" office:value="4">
              <text:p>4</text:p>
            </table:table-cell>
            <table:table-cell/>
            <table:table-cell office:value-type="date" office:date-value="2012-02-13">
              <text:p>02/13/12</text:p>
            </table:table-cell>
            <table:table-cell office:value-type="time" office:time-value="PT16H40M00S">
              <text:p>16:40</text:p>
            </table:table-cell>
            <table:table-cell office:value-type="string">
              <text:p>JL24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38]+1" office:value-type="float" office:value="5">
              <text:p>5</text:p>
            </table:table-cell>
            <table:table-cell/>
            <table:table-cell office:value-type="date" office:date-value="2012-02-22">
              <text:p>02/22/12</text:p>
            </table:table-cell>
            <table:table-cell/>
            <table:table-cell office:value-type="string">
              <text:p>SQ947</text:p>
            </table:table-cell>
            <table:table-cell office:value-type="string">
              <text:p>DPS</text:p>
            </table:table-cell>
            <table:table-cell office:value-type="string">
              <text:p>SI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39]+1" office:value-type="float" office:value="6">
              <text:p>6</text:p>
            </table:table-cell>
            <table:table-cell/>
            <table:table-cell office:value-type="date" office:date-value="2012-02-23">
              <text:p>02/23/12</text:p>
            </table:table-cell>
            <table:table-cell/>
            <table:table-cell office:value-type="string">
              <text:p>SQ800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0]+1" office:value-type="float" office:value="7">
              <text:p>7</text:p>
            </table:table-cell>
            <table:table-cell/>
            <table:table-cell office:value-type="date" office:date-value="2012-03-28">
              <text:p>03/28/12</text:p>
            </table:table-cell>
            <table:table-cell office:value-type="time" office:time-value="PT08H45M00S">
              <text:p>08:45</text:p>
            </table:table-cell>
            <table:table-cell office:value-type="string">
              <text:p>CA181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1]+1" office:value-type="float" office:value="8">
              <text:p>8</text:p>
            </table:table-cell>
            <table:table-cell/>
            <table:table-cell office:value-type="date" office:date-value="2012-04-12">
              <text:p>04/12/12</text:p>
            </table:table-cell>
            <table:table-cell office:value-type="time" office:time-value="PT00H05M00S">
              <text:p>00:05</text:p>
            </table:table-cell>
            <table:table-cell office:value-type="string">
              <text:p>JL2</text:p>
            </table:table-cell>
            <table:table-cell office:value-type="string">
              <text:p>HND</text:p>
            </table:table-cell>
            <table:table-cell office:value-type="string">
              <text:p>SFO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2]+1" office:value-type="float" office:value="9">
              <text:p>9</text:p>
            </table:table-cell>
            <table:table-cell/>
            <table:table-cell office:value-type="date" office:date-value="2012-04-13">
              <text:p>04/13/12</text:p>
            </table:table-cell>
            <table:table-cell office:value-type="time" office:time-value="PT02H04M00S">
              <text:p>02:04</text:p>
            </table:table-cell>
            <table:table-cell office:value-type="string">
              <text:p>UA3610</text:p>
            </table:table-cell>
            <table:table-cell office:value-type="string">
              <text:p>ORD</text:p>
            </table:table-cell>
            <table:table-cell office:value-type="string">
              <text:p>BTV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3]+1" office:value-type="float" office:value="10">
              <text:p>10</text:p>
            </table:table-cell>
            <table:table-cell/>
            <table:table-cell office:value-type="date" office:date-value="2012-04-13">
              <text:p>04/13/12</text:p>
            </table:table-cell>
            <table:table-cell office:value-type="time" office:time-value="PT06H32M00S">
              <text:p>06:32</text:p>
            </table:table-cell>
            <table:table-cell office:value-type="string">
              <text:p>UA616</text:p>
            </table:table-cell>
            <table:table-cell office:value-type="string">
              <text:p>SFO</text:p>
            </table:table-cell>
            <table:table-cell office:value-type="string">
              <text:p>OR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4]+1" office:value-type="float" office:value="11">
              <text:p>11</text:p>
            </table:table-cell>
            <table:table-cell/>
            <table:table-cell office:value-type="date" office:date-value="2012-05-02">
              <text:p>05/02/12</text:p>
            </table:table-cell>
            <table:table-cell/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5]+1" office:value-type="float" office:value="12">
              <text:p>12</text:p>
            </table:table-cell>
            <table:table-cell/>
            <table:table-cell office:value-type="date" office:date-value="2012-05-04">
              <text:p>05/04/12</text:p>
            </table:table-cell>
            <table:table-cell/>
            <table:table-cell office:value-type="string">
              <text:p>SQ800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6]+1" office:value-type="float" office:value="13">
              <text:p>13</text:p>
            </table:table-cell>
            <table:table-cell/>
            <table:table-cell office:value-type="date" office:date-value="2012-05-11">
              <text:p>05/11/12</text:p>
            </table:table-cell>
            <table:table-cell office:value-type="time" office:time-value="PT17H00M00S">
              <text:p>17:00</text:p>
            </table:table-cell>
            <table:table-cell office:value-type="string">
              <text:p>NH34</text:p>
            </table:table-cell>
            <table:table-cell office:value-type="string">
              <text:p>ITM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7]+1" office:value-type="float" office:value="14">
              <text:p>14</text:p>
            </table:table-cell>
            <table:table-cell/>
            <table:table-cell office:value-type="date" office:date-value="2012-05-21">
              <text:p>05/21/12</text:p>
            </table:table-cell>
            <table:table-cell office:value-type="time" office:time-value="PT16H40M00S">
              <text:p>16:40</text:p>
            </table:table-cell>
            <table:table-cell office:value-type="string">
              <text:p>JL24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8]+1" office:value-type="float" office:value="15">
              <text:p>15</text:p>
            </table:table-cell>
            <table:table-cell/>
            <table:table-cell office:value-type="date" office:date-value="2012-05-22">
              <text:p>05/22/12</text:p>
            </table:table-cell>
            <table:table-cell office:value-type="time" office:time-value="PT08H45M00S">
              <text:p>08:45</text:p>
            </table:table-cell>
            <table:table-cell office:value-type="string">
              <text:p>CA181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49]+1" office:value-type="float" office:value="16">
              <text:p>16</text:p>
            </table:table-cell>
            <table:table-cell/>
            <table:table-cell office:value-type="date" office:date-value="2012-06-02">
              <text:p>06/02/12</text:p>
            </table:table-cell>
            <table:table-cell office:value-type="time" office:time-value="PT09H10M00S">
              <text:p>09:10</text:p>
            </table:table-cell>
            <table:table-cell office:value-type="string">
              <text:p>JL23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0]+1" office:value-type="float" office:value="17">
              <text:p>17</text:p>
            </table:table-cell>
            <table:table-cell/>
            <table:table-cell office:value-type="date" office:date-value="2012-06-08">
              <text:p>06/08/12</text:p>
            </table:table-cell>
            <table:table-cell office:value-type="time" office:time-value="PT09H10M00S">
              <text:p>09:10</text:p>
            </table:table-cell>
            <table:table-cell office:value-type="string">
              <text:p>JL23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1]+1" office:value-type="float" office:value="18">
              <text:p>18</text:p>
            </table:table-cell>
            <table:table-cell/>
            <table:table-cell office:value-type="date" office:date-value="2012-06-12">
              <text:p>06/12/12</text:p>
            </table:table-cell>
            <table:table-cell office:value-type="time" office:time-value="PT08H45M00S">
              <text:p>08:45</text:p>
            </table:table-cell>
            <table:table-cell office:value-type="string">
              <text:p>CA181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2]+1" office:value-type="float" office:value="19">
              <text:p>19</text:p>
            </table:table-cell>
            <table:table-cell/>
            <table:table-cell office:value-type="date" office:date-value="2012-06-23">
              <text:p>06/23/12</text:p>
            </table:table-cell>
            <table:table-cell office:value-type="time" office:time-value="PT09H10M00S">
              <text:p>09:10</text:p>
            </table:table-cell>
            <table:table-cell office:value-type="string">
              <text:p>JL23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3]+1" office:value-type="float" office:value="20">
              <text:p>20</text:p>
            </table:table-cell>
            <table:table-cell/>
            <table:table-cell office:value-type="date" office:date-value="2012-06-27">
              <text:p>06/27/12</text:p>
            </table:table-cell>
            <table:table-cell office:value-type="time" office:time-value="PT13H00M00S">
              <text:p>13:00</text:p>
            </table:table-cell>
            <table:table-cell office:value-type="string">
              <text:p>NH25</text:p>
            </table:table-cell>
            <table:table-cell office:value-type="string">
              <text:p>HND</text:p>
            </table:table-cell>
            <table:table-cell office:value-type="string">
              <text:p>ITM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4]+1" office:value-type="float" office:value="21">
              <text:p>21</text:p>
            </table:table-cell>
            <table:table-cell/>
            <table:table-cell office:value-type="date" office:date-value="2012-06-27">
              <text:p>06/27/12</text:p>
            </table:table-cell>
            <table:table-cell office:value-type="time" office:time-value="PT18H00M00S">
              <text:p>18:00</text:p>
            </table:table-cell>
            <table:table-cell office:value-type="string">
              <text:p>NH36</text:p>
            </table:table-cell>
            <table:table-cell office:value-type="string">
              <text:p>ITM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5]+1" office:value-type="float" office:value="22">
              <text:p>22</text:p>
            </table:table-cell>
            <table:table-cell/>
            <table:table-cell office:value-type="date" office:date-value="2012-06-29">
              <text:p>06/29/12</text:p>
            </table:table-cell>
            <table:table-cell office:value-type="time" office:time-value="PT09H10M00S">
              <text:p>09:10</text:p>
            </table:table-cell>
            <table:table-cell office:value-type="string">
              <text:p>JL23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6]+1" office:value-type="float" office:value="23">
              <text:p>23</text:p>
            </table:table-cell>
            <table:table-cell/>
            <table:table-cell office:value-type="date" office:date-value="2012-07-02">
              <text:p>07/02/12</text:p>
            </table:table-cell>
            <table:table-cell office:value-type="time" office:time-value="PT17H25M00S">
              <text:p>17:25</text:p>
            </table:table-cell>
            <table:table-cell office:value-type="string">
              <text:p>UA852</text:p>
            </table:table-cell>
            <table:table-cell office:value-type="string">
              <text:p>NRT</text:p>
            </table:table-cell>
            <table:table-cell office:value-type="string">
              <text:p>SFO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7]+1" office:value-type="float" office:value="24">
              <text:p>24</text:p>
            </table:table-cell>
            <table:table-cell/>
            <table:table-cell office:value-type="date" office:date-value="2012-07-08">
              <text:p>07/08/12</text:p>
            </table:table-cell>
            <table:table-cell office:value-type="time" office:time-value="PT17H30M00S">
              <text:p>17:30</text:p>
            </table:table-cell>
            <table:table-cell office:value-type="string">
              <text:p>UA890</text:p>
            </table:table-cell>
            <table:table-cell office:value-type="string">
              <text:p>NRT</text:p>
            </table:table-cell>
            <table:table-cell office:value-type="string">
              <text:p>LAX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8]+1" office:value-type="float" office:value="25">
              <text:p>25</text:p>
            </table:table-cell>
            <table:table-cell/>
            <table:table-cell office:value-type="date" office:date-value="2012-07-09">
              <text:p>07/09/12</text:p>
            </table:table-cell>
            <table:table-cell office:value-type="time" office:time-value="PT08H09M00S">
              <text:p>08:09</text:p>
            </table:table-cell>
            <table:table-cell office:value-type="string">
              <text:p>UA6499</text:p>
            </table:table-cell>
            <table:table-cell office:value-type="string">
              <text:p>LAX</text:p>
            </table:table-cell>
            <table:table-cell office:value-type="string">
              <text:p>SJC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59]+1" office:value-type="float" office:value="26">
              <text:p>26</text:p>
            </table:table-cell>
            <table:table-cell/>
            <table:table-cell office:value-type="date" office:date-value="2012-08-06">
              <text:p>08/06/12</text:p>
            </table:table-cell>
            <table:table-cell office:value-type="time" office:time-value="PT11H05M00S">
              <text:p>11:05</text:p>
            </table:table-cell>
            <table:table-cell office:value-type="string">
              <text:p>UA79</text:p>
            </table:table-cell>
            <table:table-cell office:value-type="string">
              <text:p>EWR</text:p>
            </table:table-cell>
            <table:table-cell office:value-type="string">
              <text:p>NRT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0]+1" office:value-type="float" office:value="27">
              <text:p>27</text:p>
            </table:table-cell>
            <table:table-cell/>
            <table:table-cell office:value-type="date" office:date-value="2012-08-20">
              <text:p>08/20/12</text:p>
            </table:table-cell>
            <table:table-cell office:value-type="time" office:time-value="PT16H40M00S">
              <text:p>16:40</text:p>
            </table:table-cell>
            <table:table-cell office:value-type="string">
              <text:p>JL24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1]+1" office:value-type="float" office:value="28">
              <text:p>28</text:p>
            </table:table-cell>
            <table:table-cell/>
            <table:table-cell office:value-type="date" office:date-value="2012-08-24">
              <text:p>08/24/12</text:p>
            </table:table-cell>
            <table:table-cell office:value-type="time" office:time-value="PT09H10M00S">
              <text:p>09:10</text:p>
            </table:table-cell>
            <table:table-cell office:value-type="string">
              <text:p>JL23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2]+1" office:value-type="float" office:value="29">
              <text:p>29</text:p>
            </table:table-cell>
            <table:table-cell/>
            <table:table-cell office:value-type="date" office:date-value="2012-08-28">
              <text:p>08/28/12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3]+1" office:value-type="float" office:value="30">
              <text:p>30</text:p>
            </table:table-cell>
            <table:table-cell/>
            <table:table-cell office:value-type="date" office:date-value="2012-09-01">
              <text:p>09/01/12</text:p>
            </table:table-cell>
            <table:table-cell office:value-type="time" office:time-value="PT09H30M00S">
              <text:p>09:30</text:p>
            </table:table-cell>
            <table:table-cell office:value-type="string">
              <text:p>NH1255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4]+1" office:value-type="float" office:value="31">
              <text:p>31</text:p>
            </table:table-cell>
            <table:table-cell/>
            <table:table-cell office:value-type="date" office:date-value="2012-09-17">
              <text:p>09/17/12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5]+1" office:value-type="float" office:value="32">
              <text:p>32</text:p>
            </table:table-cell>
            <table:table-cell/>
            <table:table-cell office:value-type="date" office:date-value="2012-09-21">
              <text:p>09/21/12</text:p>
            </table:table-cell>
            <table:table-cell office:value-type="time" office:time-value="PT09H30M00S">
              <text:p>09:30</text:p>
            </table:table-cell>
            <table:table-cell office:value-type="string">
              <text:p>NH1255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6]+1" office:value-type="float" office:value="33">
              <text:p>33</text:p>
            </table:table-cell>
            <table:table-cell/>
            <table:table-cell office:value-type="date" office:date-value="2012-09-28">
              <text:p>09/28/12</text:p>
            </table:table-cell>
            <table:table-cell office:value-type="time" office:time-value="PT10H55M00S">
              <text:p>10:55</text:p>
            </table:table-cell>
            <table:table-cell office:value-type="string">
              <text:p>BA6</text:p>
            </table:table-cell>
            <table:table-cell office:value-type="string">
              <text:p>NRT</text:p>
            </table:table-cell>
            <table:table-cell office:value-type="string">
              <text:p>LHR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7]+1" office:value-type="float" office:value="34">
              <text:p>34</text:p>
            </table:table-cell>
            <table:table-cell/>
            <table:table-cell office:value-type="date" office:date-value="2012-09-28">
              <text:p>09/28/12</text:p>
            </table:table-cell>
            <table:table-cell office:value-type="time" office:time-value="PT17H00M00S">
              <text:p>17:00</text:p>
            </table:table-cell>
            <table:table-cell office:value-type="string">
              <text:p>BA8134</text:p>
            </table:table-cell>
            <table:table-cell office:value-type="string">
              <text:p>LHR</text:p>
            </table:table-cell>
            <table:table-cell office:value-type="string">
              <text:p>DUB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8]+1" office:value-type="float" office:value="35">
              <text:p>35</text:p>
            </table:table-cell>
            <table:table-cell/>
            <table:table-cell office:value-type="date" office:date-value="2012-10-06">
              <text:p>10/06/12</text:p>
            </table:table-cell>
            <table:table-cell office:value-type="time" office:time-value="PT13H50M00S">
              <text:p>13:50</text:p>
            </table:table-cell>
            <table:table-cell office:value-type="string">
              <text:p>EK162</text:p>
            </table:table-cell>
            <table:table-cell office:value-type="string">
              <text:p>DUB</text:p>
            </table:table-cell>
            <table:table-cell office:value-type="string">
              <text:p>DXB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69]+1" office:value-type="float" office:value="36">
              <text:p>36</text:p>
            </table:table-cell>
            <table:table-cell/>
            <table:table-cell office:value-type="date" office:date-value="2012-10-09">
              <text:p>10/09/12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70]+1" office:value-type="float" office:value="37">
              <text:p>37</text:p>
            </table:table-cell>
            <table:table-cell/>
            <table:table-cell office:value-type="date" office:date-value="2012-10-12">
              <text:p>10/12/12</text:p>
            </table:table-cell>
            <table:table-cell office:value-type="time" office:time-value="PT09H30M00S">
              <text:p>09:30</text:p>
            </table:table-cell>
            <table:table-cell office:value-type="string">
              <text:p>NH1255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71]+1" office:value-type="float" office:value="38">
              <text:p>38</text:p>
            </table:table-cell>
            <table:table-cell/>
            <table:table-cell office:value-type="date" office:date-value="2012-10-20">
              <text:p>10/20/12</text:p>
            </table:table-cell>
            <table:table-cell office:value-type="time" office:time-value="PT09H30M00S">
              <text:p>09:30</text:p>
            </table:table-cell>
            <table:table-cell office:value-type="string">
              <text:p>NH1255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72]+1" office:value-type="float" office:value="39">
              <text:p>39</text:p>
            </table:table-cell>
            <table:table-cell/>
            <table:table-cell office:value-type="date" office:date-value="2012-10-25">
              <text:p>10/25/12</text:p>
            </table:table-cell>
            <table:table-cell office:value-type="time" office:time-value="PT16H50M00S">
              <text:p>16:50</text:p>
            </table:table-cell>
            <table:table-cell office:value-type="string">
              <text:p>UA5719</text:p>
            </table:table-cell>
            <table:table-cell office:value-type="string">
              <text:p>IAD</text:p>
            </table:table-cell>
            <table:table-cell office:value-type="string">
              <text:p>BTV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73]+1" office:value-type="float" office:value="40">
              <text:p>40</text:p>
            </table:table-cell>
            <table:table-cell/>
            <table:table-cell office:value-type="date" office:date-value="2012-11-26">
              <text:p>11/26/12</text:p>
            </table:table-cell>
            <table:table-cell/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74]+1" office:value-type="float" office:value="41">
              <text:p>41</text:p>
            </table:table-cell>
            <table:table-cell/>
            <table:table-cell office:value-type="date" office:date-value="2012-11-30">
              <text:p>11/30/12</text:p>
            </table:table-cell>
            <table:table-cell office:value-type="time" office:time-value="PT08H45M00S">
              <text:p>08:45</text:p>
            </table:table-cell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 table:style-name="ro1">
          <table:table-cell table:style-name="ce4" table:formula="of:=[.A75]+1" office:value-type="float" office:value="42">
            <text:p>42</text:p>
          </table:table-cell>
          <table:table-cell table:style-name="ce4"/>
          <table:table-cell table:style-name="ce9" office:value-type="date" office:date-value="2012-12-17">
            <text:p>12/17/12</text:p>
          </table:table-cell>
          <table:table-cell table:style-name="ce15" office:value-type="time" office:time-value="PT18H00M00S">
            <text:p>18:00</text:p>
          </table:table-cell>
          <table:table-cell table:style-name="ce15" office:value-type="string">
            <text:p>NH75</text:p>
          </table:table-cell>
          <table:table-cell table:style-name="ce23" office:value-type="string">
            <text:p>HND</text:p>
          </table:table-cell>
          <table:table-cell table:style-name="ce4" office:value-type="string">
            <text:p>CTS</text:p>
          </table:table-cell>
          <table:table-cell table:style-name="ce4"/>
          <table:table-cell table:style-name="ce31"/>
          <table:table-cell table:style-name="ce35"/>
          <table:table-cell table:style-name="ce31"/>
          <table:table-cell table:style-name="ce4" table:number-columns-repeated="1013"/>
        </table:table-row>
        <table:table-row-group>
          <table:table-row table:style-name="ro1">
            <table:table-cell office:value-type="float" office:value="1">
              <text:p>1</text:p>
            </table:table-cell>
            <table:table-cell/>
            <table:table-cell office:value-type="date" office:date-value="2013-01-17">
              <text:p>01/17/13</text:p>
            </table:table-cell>
            <table:table-cell/>
            <table:table-cell office:value-type="string">
              <text:p>UA850</text:p>
            </table:table-cell>
            <table:table-cell office:value-type="string">
              <text:p>PEK</text:p>
            </table:table-cell>
            <table:table-cell office:value-type="string">
              <text:p>OR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77]+1" office:value-type="float" office:value="2">
              <text:p>2</text:p>
            </table:table-cell>
            <table:table-cell/>
            <table:table-cell office:value-type="date" office:date-value="2013-01-17">
              <text:p>01/17/13</text:p>
            </table:table-cell>
            <table:table-cell/>
            <table:table-cell office:value-type="string">
              <text:p>UA3638</text:p>
            </table:table-cell>
            <table:table-cell office:value-type="string">
              <text:p>ORD</text:p>
            </table:table-cell>
            <table:table-cell office:value-type="string">
              <text:p>BTV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78]+1" office:value-type="float" office:value="3">
              <text:p>3</text:p>
            </table:table-cell>
            <table:table-cell/>
            <table:table-cell office:value-type="date" office:date-value="2013-01-23">
              <text:p>01/23/13</text:p>
            </table:table-cell>
            <table:table-cell table:number-columns-repeated="2"/>
            <table:table-cell office:value-type="string">
              <text:p>BTV</text:p>
            </table:table-cell>
            <table:table-cell office:value-type="string">
              <text:p>OR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79]+1" office:value-type="float" office:value="4">
              <text:p>4</text:p>
            </table:table-cell>
            <table:table-cell/>
            <table:table-cell office:value-type="date" office:date-value="2013-01-23">
              <text:p>01/23/13</text:p>
            </table:table-cell>
            <table:table-cell table:number-columns-repeated="2"/>
            <table:table-cell office:value-type="string">
              <text:p>ORD</text:p>
            </table:table-cell>
            <table:table-cell office:value-type="string">
              <text:p>SFO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0]+1" office:value-type="float" office:value="5">
              <text:p>5</text:p>
            </table:table-cell>
            <table:table-cell/>
            <table:table-cell office:value-type="date" office:date-value="2013-01-26">
              <text:p>01/26/13</text:p>
            </table:table-cell>
            <table:table-cell office:value-type="time" office:time-value="PT12H00M00S">
              <text:p>12:00</text:p>
            </table:table-cell>
            <table:table-cell office:value-type="string">
              <text:p>UA889</text:p>
            </table:table-cell>
            <table:table-cell office:value-type="string">
              <text:p>SFO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1]+1" office:value-type="float" office:value="6">
              <text:p>6</text:p>
            </table:table-cell>
            <table:table-cell/>
            <table:table-cell office:value-type="date" office:date-value="2013-02-04">
              <text:p>02/04/13</text:p>
            </table:table-cell>
            <table:table-cell/>
            <table:table-cell office:value-type="string">
              <text:p>JL24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2]+1" office:value-type="float" office:value="7">
              <text:p>7</text:p>
            </table:table-cell>
            <table:table-cell/>
            <table:table-cell office:value-type="date" office:date-value="2013-02-07">
              <text:p>02/07/13</text:p>
            </table:table-cell>
            <table:table-cell table:number-columns-repeated="2"/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3]+1" office:value-type="float" office:value="8">
              <text:p>8</text:p>
            </table:table-cell>
            <table:table-cell/>
            <table:table-cell office:value-type="date" office:date-value="2013-02-23">
              <text:p>02/23/13</text:p>
            </table:table-cell>
            <table:table-cell/>
            <table:table-cell office:value-type="string">
              <text:p>LH721</text:p>
            </table:table-cell>
            <table:table-cell office:value-type="string">
              <text:p>PEK</text:p>
            </table:table-cell>
            <table:table-cell office:value-type="string">
              <text:p>FRA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4]+1" office:value-type="float" office:value="9">
              <text:p>9</text:p>
            </table:table-cell>
            <table:table-cell/>
            <table:table-cell office:value-type="date" office:date-value="2013-02-23">
              <text:p>02/23/13</text:p>
            </table:table-cell>
            <table:table-cell/>
            <table:table-cell office:value-type="string">
              <text:p>LH1132</text:p>
            </table:table-cell>
            <table:table-cell office:value-type="string">
              <text:p>FRA</text:p>
            </table:table-cell>
            <table:table-cell office:value-type="string">
              <text:p>BC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5]+1" office:value-type="float" office:value="10">
              <text:p>10</text:p>
            </table:table-cell>
            <table:table-cell/>
            <table:table-cell office:value-type="date" office:date-value="2013-03-01">
              <text:p>03/01/13</text:p>
            </table:table-cell>
            <table:table-cell table:number-columns-repeated="2"/>
            <table:table-cell office:value-type="string">
              <text:p>BCN</text:p>
            </table:table-cell>
            <table:table-cell office:value-type="string">
              <text:p>FRA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6]+1" office:value-type="float" office:value="11">
              <text:p>11</text:p>
            </table:table-cell>
            <table:table-cell/>
            <table:table-cell office:value-type="date" office:date-value="2013-03-01">
              <text:p>03/01/13</text:p>
            </table:table-cell>
            <table:table-cell table:number-columns-repeated="2"/>
            <table:table-cell office:value-type="string">
              <text:p>FRA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7]+1" office:value-type="float" office:value="12">
              <text:p>12</text:p>
            </table:table-cell>
            <table:table-cell/>
            <table:table-cell office:value-type="date" office:date-value="2013-03-10">
              <text:p>03/10/13</text:p>
            </table:table-cell>
            <table:table-cell/>
            <table:table-cell office:value-type="string">
              <text:p>KA909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8]+1" office:value-type="float" office:value="13">
              <text:p>13</text:p>
            </table:table-cell>
            <table:table-cell/>
            <table:table-cell office:value-type="date" office:date-value="2013-03-10">
              <text:p>03/10/13</text:p>
            </table:table-cell>
            <table:table-cell/>
            <table:table-cell office:value-type="string">
              <text:p>CX101</text:p>
            </table:table-cell>
            <table:table-cell office:value-type="string">
              <text:p>HKG</text:p>
            </table:table-cell>
            <table:table-cell office:value-type="string">
              <text:p>SY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89]+1" office:value-type="float" office:value="14">
              <text:p>14</text:p>
            </table:table-cell>
            <table:table-cell/>
            <table:table-cell office:value-type="date" office:date-value="2013-03-15">
              <text:p>03/15/13</text:p>
            </table:table-cell>
            <table:table-cell/>
            <table:table-cell office:value-type="string">
              <text:p>CX162</text:p>
            </table:table-cell>
            <table:table-cell office:value-type="string">
              <text:p>SYD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0]+1" office:value-type="float" office:value="15">
              <text:p>15</text:p>
            </table:table-cell>
            <table:table-cell/>
            <table:table-cell office:value-type="date" office:date-value="2013-03-15">
              <text:p>03/15/13</text:p>
            </table:table-cell>
            <table:table-cell table:number-columns-repeated="2"/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1]+1" office:value-type="float" office:value="16">
              <text:p>16</text:p>
            </table:table-cell>
            <table:table-cell/>
            <table:table-cell office:value-type="date" office:date-value="2013-03-27">
              <text:p>03/27/13</text:p>
            </table:table-cell>
            <table:table-cell table:number-columns-repeated="2"/>
            <table:table-cell office:value-type="string">
              <text:p>PEK</text:p>
            </table:table-cell>
            <table:table-cell office:value-type="string">
              <text:p>GMP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2]+1" office:value-type="float" office:value="17">
              <text:p>17</text:p>
            </table:table-cell>
            <table:table-cell/>
            <table:table-cell office:value-type="date" office:date-value="2013-04-02">
              <text:p>04/02/13</text:p>
            </table:table-cell>
            <table:table-cell/>
            <table:table-cell office:value-type="string">
              <text:p>CX417</text:p>
            </table:table-cell>
            <table:table-cell office:value-type="string">
              <text:p>ICN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3]+1" office:value-type="float" office:value="18">
              <text:p>18</text:p>
            </table:table-cell>
            <table:table-cell/>
            <table:table-cell office:value-type="date" office:date-value="2013-04-02">
              <text:p>04/02/13</text:p>
            </table:table-cell>
            <table:table-cell/>
            <table:table-cell office:value-type="string">
              <text:p>CX161</text:p>
            </table:table-cell>
            <table:table-cell office:value-type="string">
              <text:p>HKG</text:p>
            </table:table-cell>
            <table:table-cell office:value-type="string">
              <text:p>SY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4]+1" office:value-type="float" office:value="19">
              <text:p>19</text:p>
            </table:table-cell>
            <table:table-cell/>
            <table:table-cell office:value-type="date" office:date-value="2013-04-09">
              <text:p>04/09/13</text:p>
            </table:table-cell>
            <table:table-cell table:number-columns-repeated="2"/>
            <table:table-cell office:value-type="string">
              <text:p>SYD</text:p>
            </table:table-cell>
            <table:table-cell office:value-type="string">
              <text:p>MEL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5]+1" office:value-type="float" office:value="20">
              <text:p>20</text:p>
            </table:table-cell>
            <table:table-cell/>
            <table:table-cell office:value-type="date" office:date-value="2013-04-12">
              <text:p>04/12/13</text:p>
            </table:table-cell>
            <table:table-cell/>
            <table:table-cell office:value-type="string">
              <text:p>SQ238</text:p>
            </table:table-cell>
            <table:table-cell office:value-type="string">
              <text:p>MEL</text:p>
            </table:table-cell>
            <table:table-cell office:value-type="string">
              <text:p>SI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6]+1" office:value-type="float" office:value="21">
              <text:p>21</text:p>
            </table:table-cell>
            <table:table-cell/>
            <table:table-cell office:value-type="date" office:date-value="2013-04-12">
              <text:p>04/12/13</text:p>
            </table:table-cell>
            <table:table-cell/>
            <table:table-cell office:value-type="string">
              <text:p>SQ810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7]+1" office:value-type="float" office:value="22">
              <text:p>22</text:p>
            </table:table-cell>
            <table:table-cell/>
            <table:table-cell office:value-type="date" office:date-value="2013-04-16">
              <text:p>04/16/13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8]+1" office:value-type="float" office:value="23">
              <text:p>23</text:p>
            </table:table-cell>
            <table:table-cell/>
            <table:table-cell office:value-type="date" office:date-value="2013-04-19">
              <text:p>04/19/13</text:p>
            </table:table-cell>
            <table:table-cell office:value-type="time" office:time-value="PT09H30M00S">
              <text:p>09:30</text:p>
            </table:table-cell>
            <table:table-cell office:value-type="string">
              <text:p>NH1255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99]+1" office:value-type="float" office:value="24">
              <text:p>24</text:p>
            </table:table-cell>
            <table:table-cell/>
            <table:table-cell office:value-type="date" office:date-value="2013-05-02">
              <text:p>05/02/13</text:p>
            </table:table-cell>
            <table:table-cell table:number-columns-repeated="2"/>
            <table:table-cell office:value-type="string">
              <text:p>PEK</text:p>
            </table:table-cell>
            <table:table-cell office:value-type="string">
              <text:p>OR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0]+1" office:value-type="float" office:value="25">
              <text:p>25</text:p>
            </table:table-cell>
            <table:table-cell/>
            <table:table-cell office:value-type="date" office:date-value="2013-05-02">
              <text:p>05/02/13</text:p>
            </table:table-cell>
            <table:table-cell/>
            <table:table-cell office:value-type="string">
              <text:p>UA3788</text:p>
            </table:table-cell>
            <table:table-cell office:value-type="string">
              <text:p>ORD</text:p>
            </table:table-cell>
            <table:table-cell office:value-type="string">
              <text:p>BTV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1]+1" office:value-type="float" office:value="26">
              <text:p>26</text:p>
            </table:table-cell>
            <table:table-cell/>
            <table:table-cell office:value-type="date" office:date-value="2013-05-06">
              <text:p>05/06/13</text:p>
            </table:table-cell>
            <table:table-cell table:number-columns-repeated="2"/>
            <table:table-cell office:value-type="string">
              <text:p>BTV</text:p>
            </table:table-cell>
            <table:table-cell office:value-type="string">
              <text:p>EWR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2]+1" office:value-type="float" office:value="27">
              <text:p>27</text:p>
            </table:table-cell>
            <table:table-cell/>
            <table:table-cell office:value-type="date" office:date-value="2013-05-06">
              <text:p>05/06/13</text:p>
            </table:table-cell>
            <table:table-cell table:number-columns-repeated="2"/>
            <table:table-cell office:value-type="string">
              <text:p>EWR</text:p>
            </table:table-cell>
            <table:table-cell office:value-type="string">
              <text:p>DE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3]+1" office:value-type="float" office:value="28">
              <text:p>28</text:p>
            </table:table-cell>
            <table:table-cell/>
            <table:table-cell office:value-type="date" office:date-value="2013-05-07">
              <text:p>05/07/13</text:p>
            </table:table-cell>
            <table:table-cell/>
            <table:table-cell office:value-type="string">
              <text:p>UA519</text:p>
            </table:table-cell>
            <table:table-cell office:value-type="string">
              <text:p>DEN</text:p>
            </table:table-cell>
            <table:table-cell office:value-type="string">
              <text:p>SFO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4]+1" office:value-type="float" office:value="29">
              <text:p>29</text:p>
            </table:table-cell>
            <table:table-cell/>
            <table:table-cell office:value-type="date" office:date-value="2013-05-10">
              <text:p>05/10/13</text:p>
            </table:table-cell>
            <table:table-cell table:number-columns-repeated="2"/>
            <table:table-cell office:value-type="string">
              <text:p>SFO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5]+1" office:value-type="float" office:value="30">
              <text:p>30</text:p>
            </table:table-cell>
            <table:table-cell/>
            <table:table-cell office:value-type="date" office:date-value="2013-05-14">
              <text:p>05/14/13</text:p>
            </table:table-cell>
            <table:table-cell/>
            <table:table-cell office:value-type="string">
              <text:p>CX391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6]+1" office:value-type="float" office:value="31">
              <text:p>31</text:p>
            </table:table-cell>
            <table:table-cell/>
            <table:table-cell office:value-type="date" office:date-value="2013-05-14">
              <text:p>05/14/13</text:p>
            </table:table-cell>
            <table:table-cell/>
            <table:table-cell office:value-type="string">
              <text:p>CX913</text:p>
            </table:table-cell>
            <table:table-cell office:value-type="string">
              <text:p>HKG</text:p>
            </table:table-cell>
            <table:table-cell office:value-type="string">
              <text:p>MNL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7]+1" office:value-type="float" office:value="32">
              <text:p>32</text:p>
            </table:table-cell>
            <table:table-cell/>
            <table:table-cell office:value-type="date" office:date-value="2013-05-17">
              <text:p>05/17/13</text:p>
            </table:table-cell>
            <table:table-cell/>
            <table:table-cell office:value-type="string">
              <text:p>CX900</text:p>
            </table:table-cell>
            <table:table-cell office:value-type="string">
              <text:p>MNL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8]+1" office:value-type="float" office:value="33">
              <text:p>33</text:p>
            </table:table-cell>
            <table:table-cell/>
            <table:table-cell office:value-type="date" office:date-value="2013-05-17">
              <text:p>05/17/13</text:p>
            </table:table-cell>
            <table:table-cell/>
            <table:table-cell office:value-type="string">
              <text:p>CX312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09]+1" office:value-type="float" office:value="34">
              <text:p>34</text:p>
            </table:table-cell>
            <table:table-cell/>
            <table:table-cell office:value-type="date" office:date-value="2013-05-28">
              <text:p>05/28/13</text:p>
            </table:table-cell>
            <table:table-cell/>
            <table:table-cell office:value-type="string">
              <text:p>KE2852</text:p>
            </table:table-cell>
            <table:table-cell office:value-type="string">
              <text:p>PEK</text:p>
            </table:table-cell>
            <table:table-cell office:value-type="string">
              <text:p>GMP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0]+1" office:value-type="float" office:value="35">
              <text:p>35</text:p>
            </table:table-cell>
            <table:table-cell/>
            <table:table-cell office:value-type="date" office:date-value="2013-05-31">
              <text:p>05/31/13</text:p>
            </table:table-cell>
            <table:table-cell/>
            <table:table-cell office:value-type="string">
              <text:p>CZ318</text:p>
            </table:table-cell>
            <table:table-cell office:value-type="string">
              <text:p>GMP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1]+1" office:value-type="float" office:value="36">
              <text:p>36</text:p>
            </table:table-cell>
            <table:table-cell/>
            <table:table-cell office:value-type="date" office:date-value="2013-06-03">
              <text:p>06/03/13</text:p>
            </table:table-cell>
            <table:table-cell/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2]+1" office:value-type="float" office:value="37">
              <text:p>37</text:p>
            </table:table-cell>
            <table:table-cell/>
            <table:table-cell office:value-type="date" office:date-value="2013-06-07">
              <text:p>06/07/13</text:p>
            </table:table-cell>
            <table:table-cell/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3]+1" office:value-type="float" office:value="38">
              <text:p>38</text:p>
            </table:table-cell>
            <table:table-cell/>
            <table:table-cell office:value-type="date" office:date-value="2013-06-15">
              <text:p>06/15/13</text:p>
            </table:table-cell>
            <table:table-cell/>
            <table:table-cell office:value-type="string">
              <text:p>KA993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4]+1" office:value-type="float" office:value="39">
              <text:p>39</text:p>
            </table:table-cell>
            <table:table-cell/>
            <table:table-cell office:value-type="date" office:date-value="2013-06-15">
              <text:p>06/15/13</text:p>
            </table:table-cell>
            <table:table-cell/>
            <table:table-cell office:value-type="string">
              <text:p>CX101</text:p>
            </table:table-cell>
            <table:table-cell office:value-type="string">
              <text:p>HKG</text:p>
            </table:table-cell>
            <table:table-cell office:value-type="string">
              <text:p>SY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5]+1" office:value-type="float" office:value="40">
              <text:p>40</text:p>
            </table:table-cell>
            <table:table-cell/>
            <table:table-cell office:value-type="date" office:date-value="2013-06-20">
              <text:p>06/20/13</text:p>
            </table:table-cell>
            <table:table-cell/>
            <table:table-cell office:value-type="string">
              <text:p>CX162</text:p>
            </table:table-cell>
            <table:table-cell office:value-type="string">
              <text:p>SYD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6]+1" office:value-type="float" office:value="41">
              <text:p>41</text:p>
            </table:table-cell>
            <table:table-cell/>
            <table:table-cell office:value-type="date" office:date-value="2013-06-20">
              <text:p>06/20/13</text:p>
            </table:table-cell>
            <table:table-cell/>
            <table:table-cell office:value-type="string">
              <text:p>KA906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7]+1" office:value-type="float" office:value="42">
              <text:p>42</text:p>
            </table:table-cell>
            <table:table-cell/>
            <table:table-cell office:value-type="date" office:date-value="2013-07-08">
              <text:p>07/08/13</text:p>
            </table:table-cell>
            <table:table-cell/>
            <table:table-cell office:value-type="string">
              <text:p>CX685</text:p>
            </table:table-cell>
            <table:table-cell office:value-type="string">
              <text:p>HKG</text:p>
            </table:table-cell>
            <table:table-cell office:value-type="string">
              <text:p>BOM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8]+1" office:value-type="float" office:value="43">
              <text:p>43</text:p>
            </table:table-cell>
            <table:table-cell/>
            <table:table-cell office:value-type="date" office:date-value="2013-07-13">
              <text:p>07/13/13</text:p>
            </table:table-cell>
            <table:table-cell table:number-columns-repeated="2"/>
            <table:table-cell office:value-type="string">
              <text:p>PEK</text:p>
            </table:table-cell>
            <table:table-cell office:value-type="string">
              <text:p>SFO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19]+1" office:value-type="float" office:value="44">
              <text:p>44</text:p>
            </table:table-cell>
            <table:table-cell/>
            <table:table-cell office:value-type="date" office:date-value="2013-07-19">
              <text:p>07/19/13</text:p>
            </table:table-cell>
            <table:table-cell office:value-type="time" office:time-value="PT09H16M00S">
              <text:p>09:16</text:p>
            </table:table-cell>
            <table:table-cell office:value-type="string">
              <text:p>UA1583</text:p>
            </table:table-cell>
            <table:table-cell office:value-type="string">
              <text:p>SFO</text:p>
            </table:table-cell>
            <table:table-cell office:value-type="string">
              <text:p>OR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0]+1" office:value-type="float" office:value="45">
              <text:p>45</text:p>
            </table:table-cell>
            <table:table-cell/>
            <table:table-cell office:value-type="date" office:date-value="2013-07-19">
              <text:p>07/19/13</text:p>
            </table:table-cell>
            <table:table-cell office:value-type="time" office:time-value="PT19H35M00S">
              <text:p>19:35</text:p>
            </table:table-cell>
            <table:table-cell office:value-type="string">
              <text:p>UA1059</text:p>
            </table:table-cell>
            <table:table-cell office:value-type="string">
              <text:p>ORD</text:p>
            </table:table-cell>
            <table:table-cell office:value-type="string">
              <text:p>BDL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1]+1" office:value-type="float" office:value="46">
              <text:p>46</text:p>
            </table:table-cell>
            <table:table-cell/>
            <table:table-cell office:value-type="date" office:date-value="2013-08-06">
              <text:p>08/06/13</text:p>
            </table:table-cell>
            <table:table-cell table:number-columns-repeated="2"/>
            <table:table-cell office:value-type="string">
              <text:p>BTV</text:p>
            </table:table-cell>
            <table:table-cell office:value-type="string">
              <text:p>OR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2]+1" office:value-type="float" office:value="47">
              <text:p>47</text:p>
            </table:table-cell>
            <table:table-cell/>
            <table:table-cell office:value-type="date" office:date-value="2013-08-06">
              <text:p>08/06/13</text:p>
            </table:table-cell>
            <table:table-cell/>
            <table:table-cell office:value-type="string">
              <text:p>UA851</text:p>
            </table:table-cell>
            <table:table-cell office:value-type="string">
              <text:p>OR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3]+1" office:value-type="float" office:value="48">
              <text:p>48</text:p>
            </table:table-cell>
            <table:table-cell/>
            <table:table-cell office:value-type="date" office:date-value="2013-08-19">
              <text:p>08/19/13</text:p>
            </table:table-cell>
            <table:table-cell/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4]+1" office:value-type="float" office:value="49">
              <text:p>49</text:p>
            </table:table-cell>
            <table:table-cell/>
            <table:table-cell office:value-type="date" office:date-value="2013-08-24">
              <text:p>08/24/13</text:p>
            </table:table-cell>
            <table:table-cell/>
            <table:table-cell office:value-type="string">
              <text:p>SQ217</text:p>
            </table:table-cell>
            <table:table-cell office:value-type="string">
              <text:p>SIN</text:p>
            </table:table-cell>
            <table:table-cell office:value-type="string">
              <text:p>MEL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5]+1" office:value-type="float" office:value="50">
              <text:p>50</text:p>
            </table:table-cell>
            <table:table-cell/>
            <table:table-cell office:value-type="date" office:date-value="2013-08-28">
              <text:p>08/28/13</text:p>
            </table:table-cell>
            <table:table-cell/>
            <table:table-cell office:value-type="string">
              <text:p>CX134</text:p>
            </table:table-cell>
            <table:table-cell office:value-type="string">
              <text:p>MEL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6]+1" office:value-type="float" office:value="51">
              <text:p>51</text:p>
            </table:table-cell>
            <table:table-cell/>
            <table:table-cell office:value-type="date" office:date-value="2013-08-28">
              <text:p>08/28/13</text:p>
            </table:table-cell>
            <table:table-cell/>
            <table:table-cell office:value-type="string">
              <text:p>CX312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7]+1" office:value-type="float" office:value="52">
              <text:p>52</text:p>
            </table:table-cell>
            <table:table-cell/>
            <table:table-cell office:value-type="date" office:date-value="2013-09-04">
              <text:p>09/04/13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8]+1" office:value-type="float" office:value="53">
              <text:p>53</text:p>
            </table:table-cell>
            <table:table-cell/>
            <table:table-cell office:value-type="date" office:date-value="2013-09-06">
              <text:p>09/06/13</text:p>
            </table:table-cell>
            <table:table-cell office:value-type="time" office:time-value="PT16H30M00S">
              <text:p>16:30</text:p>
            </table:table-cell>
            <table:table-cell office:value-type="string">
              <text:p>UA882</text:p>
            </table:table-cell>
            <table:table-cell office:value-type="string">
              <text:p>NRT</text:p>
            </table:table-cell>
            <table:table-cell office:value-type="string">
              <text:p>OR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29]+1" office:value-type="float" office:value="54">
              <text:p>54</text:p>
            </table:table-cell>
            <table:table-cell/>
            <table:table-cell office:value-type="date" office:date-value="2013-09-06">
              <text:p>09/06/13</text:p>
            </table:table-cell>
            <table:table-cell office:value-type="time" office:time-value="PT18H10M00S">
              <text:p>18:10</text:p>
            </table:table-cell>
            <table:table-cell office:value-type="string">
              <text:p>UA3646</text:p>
            </table:table-cell>
            <table:table-cell office:value-type="string">
              <text:p>ORD</text:p>
            </table:table-cell>
            <table:table-cell office:value-type="string">
              <text:p>BTV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0]+1" office:value-type="float" office:value="55">
              <text:p>55</text:p>
            </table:table-cell>
            <table:table-cell/>
            <table:table-cell office:value-type="date" office:date-value="2013-09-09">
              <text:p>09/09/13</text:p>
            </table:table-cell>
            <table:table-cell table:number-columns-repeated="2"/>
            <table:table-cell office:value-type="string">
              <text:p>BTV</text:p>
            </table:table-cell>
            <table:table-cell office:value-type="string">
              <text:p>JF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1]+1" office:value-type="float" office:value="56">
              <text:p>56</text:p>
            </table:table-cell>
            <table:table-cell/>
            <table:table-cell office:value-type="date" office:date-value="2013-09-12">
              <text:p>09/12/13</text:p>
            </table:table-cell>
            <table:table-cell table:number-columns-repeated="2"/>
            <table:table-cell office:value-type="string">
              <text:p>EWR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2]+1" office:value-type="float" office:value="57">
              <text:p>57</text:p>
            </table:table-cell>
            <table:table-cell/>
            <table:table-cell office:value-type="date" office:date-value="2013-11-03">
              <text:p>11/03/13</text:p>
            </table:table-cell>
            <table:table-cell/>
            <table:table-cell office:value-type="string">
              <text:p>KA901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3]+1" office:value-type="float" office:value="58">
              <text:p>58</text:p>
            </table:table-cell>
            <table:table-cell/>
            <table:table-cell office:value-type="date" office:date-value="2013-11-07">
              <text:p>11/07/13</text:p>
            </table:table-cell>
            <table:table-cell/>
            <table:table-cell office:value-type="string">
              <text:p>KA992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4]+1" office:value-type="float" office:value="59">
              <text:p>59</text:p>
            </table:table-cell>
            <table:table-cell/>
            <table:table-cell office:value-type="date" office:date-value="2013-11-09">
              <text:p>11/09/13</text:p>
            </table:table-cell>
            <table:table-cell/>
            <table:table-cell office:value-type="string">
              <text:p>NH906</text:p>
            </table:table-cell>
            <table:table-cell office:value-type="string">
              <text:p>PEK</text:p>
            </table:table-cell>
            <table:table-cell office:value-type="string">
              <text:p>NRT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5]+1" office:value-type="float" office:value="60">
              <text:p>60</text:p>
            </table:table-cell>
            <table:table-cell/>
            <table:table-cell office:value-type="date" office:date-value="2013-11-09">
              <text:p>11/09/13</text:p>
            </table:table-cell>
            <table:table-cell/>
            <table:table-cell office:value-type="string">
              <text:p>PX55</text:p>
            </table:table-cell>
            <table:table-cell office:value-type="string">
              <text:p>NRT</text:p>
            </table:table-cell>
            <table:table-cell office:value-type="string">
              <text:p>POM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6]+1" office:value-type="float" office:value="61">
              <text:p>61</text:p>
            </table:table-cell>
            <table:table-cell/>
            <table:table-cell office:value-type="date" office:date-value="2013-11-13">
              <text:p>11/13/13</text:p>
            </table:table-cell>
            <table:table-cell table:number-columns-repeated="2"/>
            <table:table-cell office:value-type="string">
              <text:p>POM</text:p>
            </table:table-cell>
            <table:table-cell office:value-type="string">
              <text:p>CNS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7]+1" office:value-type="float" office:value="62">
              <text:p>62</text:p>
            </table:table-cell>
            <table:table-cell/>
            <table:table-cell office:value-type="date" office:date-value="2013-11-13">
              <text:p>11/13/13</text:p>
            </table:table-cell>
            <table:table-cell table:number-columns-repeated="2"/>
            <table:table-cell office:value-type="string">
              <text:p>CNS</text:p>
            </table:table-cell>
            <table:table-cell office:value-type="string">
              <text:p>SY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8]+1" office:value-type="float" office:value="63">
              <text:p>63</text:p>
            </table:table-cell>
            <table:table-cell/>
            <table:table-cell office:value-type="date" office:date-value="2013-11-15">
              <text:p>11/15/13</text:p>
            </table:table-cell>
            <table:table-cell/>
            <table:table-cell office:value-type="string">
              <text:p>CX110</text:p>
            </table:table-cell>
            <table:table-cell office:value-type="string">
              <text:p>SYD</text:p>
            </table:table-cell>
            <table:table-cell office:value-type="string">
              <text:p>HKG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39]+1" office:value-type="float" office:value="64">
              <text:p>64</text:p>
            </table:table-cell>
            <table:table-cell/>
            <table:table-cell office:value-type="date" office:date-value="2013-11-15">
              <text:p>11/15/13</text:p>
            </table:table-cell>
            <table:table-cell/>
            <table:table-cell office:value-type="string">
              <text:p>CX312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0]+1" office:value-type="float" office:value="65">
              <text:p>65</text:p>
            </table:table-cell>
            <table:table-cell/>
            <table:table-cell office:value-type="date" office:date-value="2013-11-27">
              <text:p>11/27/13</text:p>
            </table:table-cell>
            <table:table-cell table:number-columns-repeated="2"/>
            <table:table-cell office:value-type="string">
              <text:p>PEK</text:p>
            </table:table-cell>
            <table:table-cell office:value-type="string">
              <text:p>SYX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1]+1" office:value-type="float" office:value="66">
              <text:p>66</text:p>
            </table:table-cell>
            <table:table-cell/>
            <table:table-cell office:value-type="date" office:date-value="2013-11-29">
              <text:p>11/29/13</text:p>
            </table:table-cell>
            <table:table-cell/>
            <table:table-cell office:value-type="string">
              <text:p>CA1354</text:p>
            </table:table-cell>
            <table:table-cell office:value-type="string">
              <text:p>SYX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2]+1" office:value-type="float" office:value="67">
              <text:p>67</text:p>
            </table:table-cell>
            <table:table-cell/>
            <table:table-cell office:value-type="date" office:date-value="2013-12-01">
              <text:p>12/01/13</text:p>
            </table:table-cell>
            <table:table-cell/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3]+1" office:value-type="float" office:value="68">
              <text:p>68</text:p>
            </table:table-cell>
            <table:table-cell/>
            <table:table-cell office:value-type="date" office:date-value="2013-12-06">
              <text:p>12/06/13</text:p>
            </table:table-cell>
            <table:table-cell/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4]+1" office:value-type="float" office:value="69">
              <text:p>69</text:p>
            </table:table-cell>
            <table:table-cell/>
            <table:table-cell office:value-type="date" office:date-value="2013-12-08">
              <text:p>12/08/13</text:p>
            </table:table-cell>
            <table:table-cell table:number-columns-repeated="2"/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5]+1" office:value-type="float" office:value="70">
              <text:p>70</text:p>
            </table:table-cell>
            <table:table-cell/>
            <table:table-cell office:value-type="date" office:date-value="2013-12-12">
              <text:p>12/12/13</text:p>
            </table:table-cell>
            <table:table-cell table:number-columns-repeated="2"/>
            <table:table-cell office:value-type="string">
              <text:p>NRT</text:p>
            </table:table-cell>
            <table:table-cell office:value-type="string">
              <text:p>IA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6]+1" office:value-type="float" office:value="71">
              <text:p>71</text:p>
            </table:table-cell>
            <table:table-cell/>
            <table:table-cell office:value-type="date" office:date-value="2013-12-12">
              <text:p>12/12/13</text:p>
            </table:table-cell>
            <table:table-cell/>
            <table:table-cell office:value-type="string">
              <text:p>UA3841</text:p>
            </table:table-cell>
            <table:table-cell office:value-type="string">
              <text:p>IAD</text:p>
            </table:table-cell>
            <table:table-cell office:value-type="string">
              <text:p>BTV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7]+1" office:value-type="float" office:value="72">
              <text:p>72</text:p>
            </table:table-cell>
            <table:table-cell/>
            <table:table-cell office:value-type="date" office:date-value="2013-12-17">
              <text:p>12/17/13</text:p>
            </table:table-cell>
            <table:table-cell/>
            <table:table-cell office:value-type="string">
              <text:p>UA3256</text:p>
            </table:table-cell>
            <table:table-cell office:value-type="string">
              <text:p>BTV</text:p>
            </table:table-cell>
            <table:table-cell office:value-type="string">
              <text:p>IA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48]+1" office:value-type="float" office:value="73">
              <text:p>73</text:p>
            </table:table-cell>
            <table:table-cell/>
            <table:table-cell office:value-type="date" office:date-value="2013-12-17">
              <text:p>12/17/13</text:p>
            </table:table-cell>
            <table:table-cell/>
            <table:table-cell office:value-type="string">
              <text:p>UA803</text:p>
            </table:table-cell>
            <table:table-cell office:value-type="string">
              <text:p>IAD</text:p>
            </table:table-cell>
            <table:table-cell office:value-type="string">
              <text:p>NRT</text:p>
            </table:table-cell>
            <table:table-cell table:number-columns-repeated="1017"/>
          </table:table-row>
        </table:table-row-group>
        <table:table-row table:style-name="ro1">
          <table:table-cell table:style-name="ce4" table:formula="of:=[.A149]+1" office:value-type="float" office:value="74">
            <text:p>74</text:p>
          </table:table-cell>
          <table:table-cell table:style-name="ce4"/>
          <table:table-cell table:style-name="ce9" office:value-type="date" office:date-value="2013-12-21">
            <text:p>12/21/13</text:p>
          </table:table-cell>
          <table:table-cell table:style-name="ce15" office:value-type="time" office:time-value="PT09H30M00S">
            <text:p>09:30</text:p>
          </table:table-cell>
          <table:table-cell table:style-name="ce15" office:value-type="string">
            <text:p>NH1255</text:p>
          </table:table-cell>
          <table:table-cell table:style-name="ce23" office:value-type="string">
            <text:p>HND</text:p>
          </table:table-cell>
          <table:table-cell table:style-name="ce4" office:value-type="string">
            <text:p>PEK</text:p>
          </table:table-cell>
          <table:table-cell table:style-name="ce4"/>
          <table:table-cell table:style-name="ce31"/>
          <table:table-cell table:style-name="ce35"/>
          <table:table-cell table:style-name="ce31"/>
          <table:table-cell table:style-name="ce4" table:number-columns-repeated="1013"/>
        </table:table-row>
        <table:table-row-group>
          <table:table-row table:style-name="ro1">
            <table:table-cell office:value-type="float" office:value="1">
              <text:p>1</text:p>
            </table:table-cell>
            <table:table-cell/>
            <table:table-cell office:value-type="date" office:date-value="2014-01-14">
              <text:p>01/14/14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51]+1" office:value-type="float" office:value="2">
              <text:p>2</text:p>
            </table:table-cell>
            <table:table-cell/>
            <table:table-cell office:value-type="date" office:date-value="2014-01-23">
              <text:p>01/23/14</text:p>
            </table:table-cell>
            <table:table-cell office:value-type="time" office:time-value="PT13H55M00S">
              <text:p>13:55</text:p>
            </table:table-cell>
            <table:table-cell office:value-type="string">
              <text:p>CA182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52]+1" office:value-type="float" office:value="3">
              <text:p>3</text:p>
            </table:table-cell>
            <table:table-cell/>
            <table:table-cell office:value-type="date" office:date-value="2014-01-26">
              <text:p>01/26/14</text:p>
            </table:table-cell>
            <table:table-cell office:value-type="time" office:time-value="PT15H30M00S">
              <text:p>15:30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53]+1" office:value-type="float" office:value="4">
              <text:p>4</text:p>
            </table:table-cell>
            <table:table-cell/>
            <table:table-cell office:value-type="date" office:date-value="2014-02-14">
              <text:p>02/14/14</text:p>
            </table:table-cell>
            <table:table-cell office:value-type="time" office:time-value="PT09H30M00S">
              <text:p>09:30</text:p>
            </table:table-cell>
            <table:table-cell office:value-type="string">
              <text:p>NH1255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54]+1" office:value-type="float" office:value="5">
              <text:p>5</text:p>
            </table:table-cell>
            <table:table-cell/>
            <table:table-cell office:value-type="date" office:date-value="2014-02-16">
              <text:p>02/16/14</text:p>
            </table:table-cell>
            <table:table-cell office:value-type="time" office:time-value="PT13H20M00S">
              <text:p>13:20</text:p>
            </table:table-cell>
            <table:table-cell office:value-type="string">
              <text:p>KE856</text:p>
            </table:table-cell>
            <table:table-cell office:value-type="string">
              <text:p>PEK</text:p>
            </table:table-cell>
            <table:table-cell office:value-type="string">
              <text:p>ICN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55]+1" office:value-type="float" office:value="6">
              <text:p>6</text:p>
            </table:table-cell>
            <table:table-cell/>
            <table:table-cell office:value-type="date" office:date-value="2014-02-19">
              <text:p>02/19/14</text:p>
            </table:table-cell>
            <table:table-cell office:value-type="time" office:time-value="PT11H05M00S">
              <text:p>11:05</text:p>
            </table:table-cell>
            <table:table-cell office:value-type="string">
              <text:p>KE855</text:p>
            </table:table-cell>
            <table:table-cell office:value-type="string">
              <text:p>ICN</text:p>
            </table:table-cell>
            <table:table-cell office:value-type="string">
              <text:p>PEK</text:p>
            </table:table-cell>
            <table:table-cell table:number-columns-repeated="1017"/>
          </table:table-row>
        </table:table-row-group>
        <table:table-row-group>
          <table:table-row table:style-name="ro1">
            <table:table-cell table:formula="of:=[.A156]+1" office:value-type="float" office:value="7">
              <text:p>7</text:p>
            </table:table-cell>
            <table:table-cell/>
            <table:table-cell office:value-type="date" office:date-value="2014-03-16">
              <text:p>03/16/14</text:p>
            </table:table-cell>
            <table:table-cell office:value-type="time" office:time-value="PT08H55M00S">
              <text:p>08:55</text:p>
            </table:table-cell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3"/>
            <table:table-cell office:value-type="string">
              <text:p>first flight with Brocade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157]+1" office:value-type="float" office:value="8">
              <text:p>8</text:p>
            </table:table-cell>
            <table:table-cell/>
            <table:table-cell office:value-type="date" office:date-value="2014-03-21">
              <text:p>03/21/14</text:p>
            </table:table-cell>
            <table:table-cell office:value-type="time" office:time-value="PT08H45M00S">
              <text:p>08:45</text:p>
            </table:table-cell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58]+1" office:value-type="float" office:value="9">
              <text:p>9</text:p>
            </table:table-cell>
            <table:table-cell/>
            <table:table-cell office:value-type="date" office:date-value="2014-03-23">
              <text:p>03/23/14</text:p>
            </table:table-cell>
            <table:table-cell office:value-type="time" office:time-value="PT13H40M00S">
              <text:p>13:40</text:p>
            </table:table-cell>
            <table:table-cell office:value-type="string">
              <text:p>UA888</text:p>
            </table:table-cell>
            <table:table-cell office:value-type="string">
              <text:p>PEK</text:p>
            </table:table-cell>
            <table:table-cell office:value-type="string">
              <text:p>SFO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59]+1" office:value-type="float" office:value="10">
              <text:p>10</text:p>
            </table:table-cell>
            <table:table-cell/>
            <table:table-cell office:value-type="date" office:date-value="2014-03-27">
              <text:p>03/27/14</text:p>
            </table:table-cell>
            <table:table-cell office:value-type="time" office:time-value="PT06H00M00S">
              <text:p>06:00</text:p>
            </table:table-cell>
            <table:table-cell office:value-type="string">
              <text:p>UA1634</text:p>
            </table:table-cell>
            <table:table-cell office:value-type="string">
              <text:p>SFO</text:p>
            </table:table-cell>
            <table:table-cell office:value-type="string">
              <text:p>OR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0]+1" office:value-type="float" office:value="11">
              <text:p>11</text:p>
            </table:table-cell>
            <table:table-cell/>
            <table:table-cell office:value-type="date" office:date-value="2014-03-27">
              <text:p>03/27/14</text:p>
            </table:table-cell>
            <table:table-cell office:value-type="time" office:time-value="PT14H20M00S">
              <text:p>14:20</text:p>
            </table:table-cell>
            <table:table-cell office:value-type="string">
              <text:p>UA3745</text:p>
            </table:table-cell>
            <table:table-cell office:value-type="string">
              <text:p>ORD</text:p>
            </table:table-cell>
            <table:table-cell office:value-type="string">
              <text:p>BTV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1]+1" office:value-type="float" office:value="12">
              <text:p>12</text:p>
            </table:table-cell>
            <table:table-cell/>
            <table:table-cell office:value-type="date" office:date-value="2014-04-08">
              <text:p>04/08/14</text:p>
            </table:table-cell>
            <table:table-cell office:value-type="time" office:time-value="PT21H40M00S">
              <text:p>21:40</text:p>
            </table:table-cell>
            <table:table-cell office:value-type="string">
              <text:p>UA427</text:p>
            </table:table-cell>
            <table:table-cell office:value-type="string">
              <text:p>IAD</text:p>
            </table:table-cell>
            <table:table-cell office:value-type="string">
              <text:p>DEN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2]+1" office:value-type="float" office:value="13">
              <text:p>13</text:p>
            </table:table-cell>
            <table:table-cell/>
            <table:table-cell office:value-type="date" office:date-value="2014-04-11">
              <text:p>04/11/14</text:p>
            </table:table-cell>
            <table:table-cell office:value-type="time" office:time-value="PT08H05M00S">
              <text:p>08:05</text:p>
            </table:table-cell>
            <table:table-cell office:value-type="string">
              <text:p>UA277</text:p>
            </table:table-cell>
            <table:table-cell office:value-type="string">
              <text:p>DEN</text:p>
            </table:table-cell>
            <table:table-cell office:value-type="string">
              <text:p>SFO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3]+1" office:value-type="float" office:value="14">
              <text:p>14</text:p>
            </table:table-cell>
            <table:table-cell/>
            <table:table-cell office:value-type="date" office:date-value="2014-04-11">
              <text:p>04/11/14</text:p>
            </table:table-cell>
            <table:table-cell office:value-type="time" office:time-value="PT11H25M00S">
              <text:p>11:25</text:p>
            </table:table-cell>
            <table:table-cell office:value-type="string">
              <text:p>UA889</text:p>
            </table:table-cell>
            <table:table-cell office:value-type="string">
              <text:p>SFO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4]+1" office:value-type="float" office:value="15">
              <text:p>15</text:p>
            </table:table-cell>
            <table:table-cell/>
            <table:table-cell office:value-type="date" office:date-value="2014-04-28">
              <text:p>04/28/14</text:p>
            </table:table-cell>
            <table:table-cell office:value-type="time" office:time-value="PT08H55M00S">
              <text:p>08:55</text:p>
            </table:table-cell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5]+1" office:value-type="float" office:value="16">
              <text:p>16</text:p>
            </table:table-cell>
            <table:table-cell/>
            <table:table-cell office:value-type="date" office:date-value="2014-05-04">
              <text:p>05/04/14</text:p>
            </table:table-cell>
            <table:table-cell office:value-type="time" office:time-value="PT07H05M00S">
              <text:p>07:05</text:p>
            </table:table-cell>
            <table:table-cell office:value-type="string">
              <text:p>SQ241</text:p>
            </table:table-cell>
            <table:table-cell office:value-type="string">
              <text:p>SIN</text:p>
            </table:table-cell>
            <table:table-cell office:value-type="string">
              <text:p>SY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6]+1" office:value-type="float" office:value="17">
              <text:p>17</text:p>
            </table:table-cell>
            <table:table-cell/>
            <table:table-cell office:value-type="date" office:date-value="2014-05-07">
              <text:p>05/07/14</text:p>
            </table:table-cell>
            <table:table-cell office:value-type="time" office:time-value="PT04H40M00S">
              <text:p>04:40</text:p>
            </table:table-cell>
            <table:table-cell office:value-type="string">
              <text:p>SQ212</text:p>
            </table:table-cell>
            <table:table-cell office:value-type="string">
              <text:p>SYD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7]+1" office:value-type="float" office:value="18">
              <text:p>18</text:p>
            </table:table-cell>
            <table:table-cell/>
            <table:table-cell office:value-type="date" office:date-value="2014-05-07">
              <text:p>05/07/14</text:p>
            </table:table-cell>
            <table:table-cell office:value-type="time" office:time-value="PT17H35M00S">
              <text:p>17:35</text:p>
            </table:table-cell>
            <table:table-cell office:value-type="string">
              <text:p>SQ406</text:p>
            </table:table-cell>
            <table:table-cell office:value-type="string">
              <text:p>SIN</text:p>
            </table:table-cell>
            <table:table-cell office:value-type="string">
              <text:p>DEL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8]+1" office:value-type="float" office:value="19">
              <text:p>19</text:p>
            </table:table-cell>
            <table:table-cell/>
            <table:table-cell office:value-type="date" office:date-value="2014-05-08">
              <text:p>05/08/14</text:p>
            </table:table-cell>
            <table:table-cell office:value-type="time" office:time-value="PT18H20M00S">
              <text:p>18:20</text:p>
            </table:table-cell>
            <table:table-cell office:value-type="string">
              <text:p>9W811</text:p>
            </table:table-cell>
            <table:table-cell office:value-type="string">
              <text:p>DEL</text:p>
            </table:table-cell>
            <table:table-cell office:value-type="string">
              <text:p>BLR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69]+1" office:value-type="float" office:value="20">
              <text:p>20</text:p>
            </table:table-cell>
            <table:table-cell/>
            <table:table-cell office:value-type="date" office:date-value="2014-05-10">
              <text:p>05/10/14</text:p>
            </table:table-cell>
            <table:table-cell office:value-type="time" office:time-value="PT17H05M00S">
              <text:p>17:05</text:p>
            </table:table-cell>
            <table:table-cell office:value-type="string">
              <text:p>9W416</text:p>
            </table:table-cell>
            <table:table-cell office:value-type="string">
              <text:p>BLR</text:p>
            </table:table-cell>
            <table:table-cell office:value-type="string">
              <text:p>BOM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0]+1" office:value-type="float" office:value="21">
              <text:p>21</text:p>
            </table:table-cell>
            <table:table-cell/>
            <table:table-cell office:value-type="date" office:date-value="2014-05-13">
              <text:p>05/13/14</text:p>
            </table:table-cell>
            <table:table-cell office:value-type="time" office:time-value="PT00H40M00S">
              <text:p>00:40</text:p>
            </table:table-cell>
            <table:table-cell office:value-type="string">
              <text:p>SQ425</text:p>
            </table:table-cell>
            <table:table-cell office:value-type="string">
              <text:p>BOM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1]+1" office:value-type="float" office:value="22">
              <text:p>22</text:p>
            </table:table-cell>
            <table:table-cell/>
            <table:table-cell office:value-type="date" office:date-value="2014-05-14">
              <text:p>05/14/14</text:p>
            </table:table-cell>
            <table:table-cell office:value-type="time" office:time-value="PT08H30M00S">
              <text:p>08:30</text:p>
            </table:table-cell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2]+1" office:value-type="float" office:value="23">
              <text:p>23</text:p>
            </table:table-cell>
            <table:table-cell/>
            <table:table-cell office:value-type="date" office:date-value="2014-05-15">
              <text:p>05/15/14</text:p>
            </table:table-cell>
            <table:table-cell office:value-type="time" office:time-value="PT18H55M00S">
              <text:p>18:55</text:p>
            </table:table-cell>
            <table:table-cell office:value-type="string">
              <text:p>CA1516</text:p>
            </table:table-cell>
            <table:table-cell office:value-type="string">
              <text:p>SHA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3]+1" office:value-type="float" office:value="24">
              <text:p>24</text:p>
            </table:table-cell>
            <table:table-cell/>
            <table:table-cell office:value-type="date" office:date-value="2014-05-15">
              <text:p>05/15/14</text:p>
            </table:table-cell>
            <table:table-cell office:value-type="time" office:time-value="PT20H30M00S">
              <text:p>20:30</text:p>
            </table:table-cell>
            <table:table-cell office:value-type="string">
              <text:p>CA1589</text:p>
            </table:table-cell>
            <table:table-cell office:value-type="string">
              <text:p>PEK</text:p>
            </table:table-cell>
            <table:table-cell office:value-type="string">
              <text:p>SHA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4]+1" office:value-type="float" office:value="25">
              <text:p>25</text:p>
            </table:table-cell>
            <table:table-cell/>
            <table:table-cell office:value-type="date" office:date-value="2014-06-10">
              <text:p>06/10/14</text:p>
            </table:table-cell>
            <table:table-cell office:value-type="time" office:time-value="PT08H00M00S">
              <text:p>08:00</text:p>
            </table:table-cell>
            <table:table-cell office:value-type="string">
              <text:p>CZ317</text:p>
            </table:table-cell>
            <table:table-cell office:value-type="string">
              <text:p>PEK</text:p>
            </table:table-cell>
            <table:table-cell office:value-type="string">
              <text:p>GIM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5]+1" office:value-type="float" office:value="26">
              <text:p>26</text:p>
            </table:table-cell>
            <table:table-cell/>
            <table:table-cell office:value-type="date" office:date-value="2014-06-13">
              <text:p>06/13/14</text:p>
            </table:table-cell>
            <table:table-cell office:value-type="time" office:time-value="PT18H00M00S">
              <text:p>18:00</text:p>
            </table:table-cell>
            <table:table-cell office:value-type="string">
              <text:p>KE853</text:p>
            </table:table-cell>
            <table:table-cell office:value-type="string">
              <text:p>IC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6]+1" office:value-type="float" office:value="27">
              <text:p>27</text:p>
            </table:table-cell>
            <table:table-cell/>
            <table:table-cell office:value-type="date" office:date-value="2014-06-16">
              <text:p>06/16/14</text:p>
            </table:table-cell>
            <table:table-cell office:value-type="time" office:time-value="PT08H55M00S">
              <text:p>08:55</text:p>
            </table:table-cell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7]+1" office:value-type="float" office:value="28">
              <text:p>28</text:p>
            </table:table-cell>
            <table:table-cell/>
            <table:table-cell office:value-type="date" office:date-value="2014-06-19">
              <text:p>06/19/14</text:p>
            </table:table-cell>
            <table:table-cell office:value-type="time" office:time-value="PT08H30M00S">
              <text:p>08:30</text:p>
            </table:table-cell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8]+1" office:value-type="float" office:value="29">
              <text:p>29</text:p>
            </table:table-cell>
            <table:table-cell/>
            <table:table-cell office:value-type="date" office:date-value="2014-06-23">
              <text:p>06/23/14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79]+1" office:value-type="float" office:value="30">
              <text:p>30</text:p>
            </table:table-cell>
            <table:table-cell/>
            <table:table-cell office:value-type="date" office:date-value="2014-06-26">
              <text:p>06/26/14</text:p>
            </table:table-cell>
            <table:table-cell office:value-type="time" office:time-value="PT16H55M00S">
              <text:p>16:55</text:p>
            </table:table-cell>
            <table:table-cell office:value-type="string">
              <text:p>UA882</text:p>
            </table:table-cell>
            <table:table-cell office:value-type="string">
              <text:p>NRT</text:p>
            </table:table-cell>
            <table:table-cell office:value-type="string">
              <text:p>OR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0]+1" office:value-type="float" office:value="31">
              <text:p>31</text:p>
            </table:table-cell>
            <table:table-cell/>
            <table:table-cell office:value-type="date" office:date-value="2014-06-27">
              <text:p>06/27/14</text:p>
            </table:table-cell>
            <table:table-cell office:value-type="time" office:time-value="PT08H19M00S">
              <text:p>08:19</text:p>
            </table:table-cell>
            <table:table-cell office:value-type="string">
              <text:p>UA4692</text:p>
            </table:table-cell>
            <table:table-cell office:value-type="string">
              <text:p>ORD</text:p>
            </table:table-cell>
            <table:table-cell office:value-type="string">
              <text:p>BTV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1]+1" office:value-type="float" office:value="32">
              <text:p>32</text:p>
            </table:table-cell>
            <table:table-cell/>
            <table:table-cell office:value-type="date" office:date-value="2014-06-30">
              <text:p>06/30/14</text:p>
            </table:table-cell>
            <table:table-cell office:value-type="time" office:time-value="PT10H04M00S">
              <text:p>10:04</text:p>
            </table:table-cell>
            <table:table-cell office:value-type="string">
              <text:p>UA5035</text:p>
            </table:table-cell>
            <table:table-cell office:value-type="string">
              <text:p>BTV</text:p>
            </table:table-cell>
            <table:table-cell office:value-type="string">
              <text:p>IA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2]+1" office:value-type="float" office:value="33">
              <text:p>33</text:p>
            </table:table-cell>
            <table:table-cell/>
            <table:table-cell office:value-type="date" office:date-value="2014-07-02">
              <text:p>07/02/14</text:p>
            </table:table-cell>
            <table:table-cell office:value-type="time" office:time-value="PT12H28M00S">
              <text:p>12:28</text:p>
            </table:table-cell>
            <table:table-cell office:value-type="string">
              <text:p>UA3738</text:p>
            </table:table-cell>
            <table:table-cell office:value-type="string">
              <text:p>IAD</text:p>
            </table:table-cell>
            <table:table-cell office:value-type="string">
              <text:p>BTV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3]+1" office:value-type="float" office:value="34">
              <text:p>34</text:p>
            </table:table-cell>
            <table:table-cell/>
            <table:table-cell office:value-type="date" office:date-value="2014-07-05">
              <text:p>07/05/14</text:p>
            </table:table-cell>
            <table:table-cell office:value-type="time" office:time-value="PT10H04M00S">
              <text:p>10:04</text:p>
            </table:table-cell>
            <table:table-cell office:value-type="string">
              <text:p>UA5717</text:p>
            </table:table-cell>
            <table:table-cell office:value-type="string">
              <text:p>BTV</text:p>
            </table:table-cell>
            <table:table-cell office:value-type="string">
              <text:p>IA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4]+1" office:value-type="float" office:value="35">
              <text:p>35</text:p>
            </table:table-cell>
            <table:table-cell/>
            <table:table-cell office:value-type="date" office:date-value="2014-07-06">
              <text:p>07/06/14</text:p>
            </table:table-cell>
            <table:table-cell office:value-type="time" office:time-value="PT12H25M00S">
              <text:p>12:25</text:p>
            </table:table-cell>
            <table:table-cell office:value-type="string">
              <text:p>UA803</text:p>
            </table:table-cell>
            <table:table-cell office:value-type="string">
              <text:p>IAD</text:p>
            </table:table-cell>
            <table:table-cell office:value-type="string">
              <text:p>NRT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5]+1" office:value-type="float" office:value="36">
              <text:p>36</text:p>
            </table:table-cell>
            <table:table-cell/>
            <table:table-cell office:value-type="date" office:date-value="2014-07-06">
              <text:p>07/06/14</text:p>
            </table:table-cell>
            <table:table-cell office:value-type="time" office:time-value="PT16H20M00S">
              <text:p>16:20</text:p>
            </table:table-cell>
            <table:table-cell office:value-type="string">
              <text:p>NH955</text:p>
            </table:table-cell>
            <table:table-cell office:value-type="string">
              <text:p>NRT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6]+1" office:value-type="float" office:value="37">
              <text:p>37</text:p>
            </table:table-cell>
            <table:table-cell/>
            <table:table-cell office:value-type="date" office:date-value="2014-07-08">
              <text:p>07/08/14</text:p>
            </table:table-cell>
            <table:table-cell/>
            <table:table-cell office:value-type="string">
              <text:p>CX391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7]+1" office:value-type="float" office:value="38">
              <text:p>38</text:p>
            </table:table-cell>
            <table:table-cell/>
            <table:table-cell office:value-type="date" office:date-value="2014-07-10">
              <text:p>07/10/14</text:p>
            </table:table-cell>
            <table:table-cell office:value-type="time" office:time-value="PT08H25M00S">
              <text:p>08:25</text:p>
            </table:table-cell>
            <table:table-cell office:value-type="string">
              <text:p>NX7</text:p>
            </table:table-cell>
            <table:table-cell office:value-type="string">
              <text:p>PEK</text:p>
            </table:table-cell>
            <table:table-cell office:value-type="string">
              <text:p>MFM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8]+1" office:value-type="float" office:value="39">
              <text:p>39</text:p>
            </table:table-cell>
            <table:table-cell/>
            <table:table-cell office:value-type="date" office:date-value="2014-07-12">
              <text:p>07/12/14</text:p>
            </table:table-cell>
            <table:table-cell office:value-type="time" office:time-value="PT12H00M00S">
              <text:p>12:00</text:p>
            </table:table-cell>
            <table:table-cell office:value-type="string">
              <text:p>KA908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89]+1" office:value-type="float" office:value="40">
              <text:p>40</text:p>
            </table:table-cell>
            <table:table-cell/>
            <table:table-cell office:value-type="date" office:date-value="2014-07-12">
              <text:p>07/12/14</text:p>
            </table:table-cell>
            <table:table-cell office:value-type="time" office:time-value="PT12H05M00S">
              <text:p>12:05</text:p>
            </table:table-cell>
            <table:table-cell office:value-type="string">
              <text:p>KA908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0]+1" office:value-type="float" office:value="41">
              <text:p>41</text:p>
            </table:table-cell>
            <table:table-cell/>
            <table:table-cell office:value-type="date" office:date-value="2014-07-22">
              <text:p>07/22/14</text:p>
            </table:table-cell>
            <table:table-cell office:value-type="time" office:time-value="PT14H05M00S">
              <text:p>14:05</text:p>
            </table:table-cell>
            <table:table-cell office:value-type="string">
              <text:p>CA189</text:p>
            </table:table-cell>
            <table:table-cell office:value-type="string">
              <text:p>PEK</text:p>
            </table:table-cell>
            <table:table-cell office:value-type="string">
              <text:p>TPE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1]+1" office:value-type="float" office:value="42">
              <text:p>42</text:p>
            </table:table-cell>
            <table:table-cell/>
            <table:table-cell office:value-type="date" office:date-value="2014-07-26">
              <text:p>07/26/14</text:p>
            </table:table-cell>
            <table:table-cell office:value-type="time" office:time-value="PT15H35M00S">
              <text:p>15:35</text:p>
            </table:table-cell>
            <table:table-cell office:value-type="string">
              <text:p>CX467</text:p>
            </table:table-cell>
            <table:table-cell office:value-type="string">
              <text:p>TPE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2]+1" office:value-type="float" office:value="43">
              <text:p>43</text:p>
            </table:table-cell>
            <table:table-cell/>
            <table:table-cell office:value-type="date" office:date-value="2014-07-30">
              <text:p>07/30/14</text:p>
            </table:table-cell>
            <table:table-cell office:value-type="time" office:time-value="PT18H05M00S">
              <text:p>18:05</text:p>
            </table:table-cell>
            <table:table-cell office:value-type="string">
              <text:p>KA904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3]+1" office:value-type="float" office:value="44">
              <text:p>44</text:p>
            </table:table-cell>
            <table:table-cell/>
            <table:table-cell office:value-type="date" office:date-value="2014-08-07">
              <text:p>08/07/14</text:p>
            </table:table-cell>
            <table:table-cell office:value-type="time" office:time-value="PT18H25M00S">
              <text:p>18:25</text:p>
            </table:table-cell>
            <table:table-cell office:value-type="string">
              <text:p>UA898</text:p>
            </table:table-cell>
            <table:table-cell office:value-type="string">
              <text:p>PEK</text:p>
            </table:table-cell>
            <table:table-cell office:value-type="string">
              <text:p>IA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4]+1" office:value-type="float" office:value="45">
              <text:p>45</text:p>
            </table:table-cell>
            <table:table-cell/>
            <table:table-cell office:value-type="date" office:date-value="2014-08-10">
              <text:p>08/10/14</text:p>
            </table:table-cell>
            <table:table-cell office:value-type="time" office:time-value="PT05H05M00S">
              <text:p>05:05</text:p>
            </table:table-cell>
            <table:table-cell office:value-type="string">
              <text:p>UA5037</text:p>
            </table:table-cell>
            <table:table-cell office:value-type="string">
              <text:p>IAD</text:p>
            </table:table-cell>
            <table:table-cell office:value-type="string">
              <text:p>BTV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5]+1" office:value-type="float" office:value="46">
              <text:p>46</text:p>
            </table:table-cell>
            <table:table-cell/>
            <table:table-cell office:value-type="date" office:date-value="2014-08-17">
              <text:p>08/17/14</text:p>
            </table:table-cell>
            <table:table-cell office:value-type="time" office:time-value="PT05H06M00S">
              <text:p>05:06</text:p>
            </table:table-cell>
            <table:table-cell office:value-type="string">
              <text:p>UA3610</text:p>
            </table:table-cell>
            <table:table-cell office:value-type="string">
              <text:p>BTV</text:p>
            </table:table-cell>
            <table:table-cell office:value-type="string">
              <text:p>ORD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6]+1" office:value-type="float" office:value="47">
              <text:p>47</text:p>
            </table:table-cell>
            <table:table-cell/>
            <table:table-cell office:value-type="date" office:date-value="2014-08-17">
              <text:p>08/17/14</text:p>
            </table:table-cell>
            <table:table-cell office:value-type="time" office:time-value="PT19H17M00S">
              <text:p>19:17</text:p>
            </table:table-cell>
            <table:table-cell office:value-type="string">
              <text:p>UA1091</text:p>
            </table:table-cell>
            <table:table-cell office:value-type="string">
              <text:p>ORD</text:p>
            </table:table-cell>
            <table:table-cell office:value-type="string">
              <text:p>SFO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7]+1" office:value-type="float" office:value="48">
              <text:p>48</text:p>
            </table:table-cell>
            <table:table-cell/>
            <table:table-cell office:value-type="date" office:date-value="2014-08-28">
              <text:p>08/28/14</text:p>
            </table:table-cell>
            <table:table-cell office:value-type="time" office:time-value="PT11H25M00S">
              <text:p>11:25</text:p>
            </table:table-cell>
            <table:table-cell office:value-type="string">
              <text:p>UA889</text:p>
            </table:table-cell>
            <table:table-cell office:value-type="string">
              <text:p>SFO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8]+1" office:value-type="float" office:value="49">
              <text:p>49</text:p>
            </table:table-cell>
            <table:table-cell/>
            <table:table-cell office:value-type="date" office:date-value="2014-09-01">
              <text:p>09/01/14</text:p>
            </table:table-cell>
            <table:table-cell office:value-type="time" office:time-value="PT15H25M00S">
              <text:p>15:25</text:p>
            </table:table-cell>
            <table:table-cell office:value-type="string">
              <text:p>CA177</text:p>
            </table:table-cell>
            <table:table-cell office:value-type="string">
              <text:p>PEK</text:p>
            </table:table-cell>
            <table:table-cell office:value-type="string">
              <text:p>PVG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199]+1" office:value-type="float" office:value="50">
              <text:p>50</text:p>
            </table:table-cell>
            <table:table-cell/>
            <table:table-cell office:value-type="date" office:date-value="2014-09-02">
              <text:p>09/02/14</text:p>
            </table:table-cell>
            <table:table-cell office:value-type="time" office:time-value="PT16H15M00S">
              <text:p>16:15</text:p>
            </table:table-cell>
            <table:table-cell office:value-type="string">
              <text:p>CA1884</text:p>
            </table:table-cell>
            <table:table-cell office:value-type="string">
              <text:p>PVG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00]+1" office:value-type="float" office:value="51">
              <text:p>51</text:p>
            </table:table-cell>
            <table:table-cell/>
            <table:table-cell office:value-type="date" office:date-value="2014-09-08">
              <text:p>09/08/14</text:p>
            </table:table-cell>
            <table:table-cell office:value-type="time" office:time-value="PT08H55M00S">
              <text:p>08:55</text:p>
            </table:table-cell>
            <table:table-cell office:value-type="string">
              <text:p>SQ805</text:p>
            </table:table-cell>
            <table:table-cell office:value-type="string">
              <text:p>PEK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01]+1" office:value-type="float" office:value="52">
              <text:p>52</text:p>
            </table:table-cell>
            <table:table-cell/>
            <table:table-cell office:value-type="date" office:date-value="2014-09-08">
              <text:p>09/08/14</text:p>
            </table:table-cell>
            <table:table-cell office:value-type="time" office:time-value="PT16H25M00S">
              <text:p>16:25</text:p>
            </table:table-cell>
            <table:table-cell office:value-type="string">
              <text:p>SQ964</text:p>
            </table:table-cell>
            <table:table-cell office:value-type="string">
              <text:p>SIN</text:p>
            </table:table-cell>
            <table:table-cell office:value-type="string">
              <text:p>CG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02]+1" office:value-type="float" office:value="53">
              <text:p>53</text:p>
            </table:table-cell>
            <table:table-cell/>
            <table:table-cell office:value-type="date" office:date-value="2014-09-11">
              <text:p>09/11/14</text:p>
            </table:table-cell>
            <table:table-cell office:value-type="time" office:time-value="PT10H20M00S">
              <text:p>10:20</text:p>
            </table:table-cell>
            <table:table-cell office:value-type="string">
              <text:p>SQ955</text:p>
            </table:table-cell>
            <table:table-cell office:value-type="string">
              <text:p>CGK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03]+1" office:value-type="float" office:value="54">
              <text:p>54</text:p>
            </table:table-cell>
            <table:table-cell/>
            <table:table-cell office:value-type="date" office:date-value="2014-09-12">
              <text:p>09/12/14</text:p>
            </table:table-cell>
            <table:table-cell office:value-type="time" office:time-value="PT14H50M00S">
              <text:p>14:50</text:p>
            </table:table-cell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04]+1" office:value-type="float" office:value="55">
              <text:p>55</text:p>
            </table:table-cell>
            <table:table-cell/>
            <table:table-cell office:value-type="date" office:date-value="2014-09-12">
              <text:p>09/12/14</text:p>
            </table:table-cell>
            <table:table-cell office:value-type="time" office:time-value="PT16H50M00S">
              <text:p>16:50</text:p>
            </table:table-cell>
            <table:table-cell office:value-type="string">
              <text:p>SQ806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05]+1" office:value-type="float" office:value="56">
              <text:p>56</text:p>
            </table:table-cell>
            <table:table-cell/>
            <table:table-cell office:value-type="date" office:date-value="2014-09-15">
              <text:p>09/15/14</text:p>
            </table:table-cell>
            <table:table-cell office:value-type="time" office:time-value="PT15H30M00S">
              <text:p>15:30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office:value-type="string">
              <text:p>b</text:p>
            </table:table-cell>
            <table:table-cell office:value-type="float" office:value="767">
              <text:p>76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06]+1" office:value-type="float" office:value="57">
              <text:p>57</text:p>
            </table:table-cell>
            <table:table-cell/>
            <table:table-cell office:value-type="date" office:date-value="2014-09-17">
              <text:p>09/17/14</text:p>
            </table:table-cell>
            <table:table-cell office:value-type="time" office:time-value="PT17H06M00S">
              <text:p>17:06</text:p>
            </table:table-cell>
            <table:table-cell office:value-type="string">
              <text:p>UA3610</text:p>
            </table:table-cell>
            <table:table-cell office:value-type="string">
              <text:p>BTV</text:p>
            </table:table-cell>
            <table:table-cell office:value-type="string">
              <text:p>ORD</text:p>
            </table:table-cell>
            <table:table-cell office:value-type="string">
              <text:p>b</text:p>
            </table:table-cell>
            <table:table-cell office:value-type="string">
              <text:p>CRJ7</text:p>
            </table:table-cell>
            <table:table-cell table:number-columns-repeated="2"/>
            <table:table-cell office:value-type="string">
              <text:p>wrong date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07]+1" office:value-type="float" office:value="58">
              <text:p>58</text:p>
            </table:table-cell>
            <table:table-cell/>
            <table:table-cell office:value-type="date" office:date-value="2014-09-19">
              <text:p>09/19/14</text:p>
            </table:table-cell>
            <table:table-cell office:value-type="time" office:time-value="PT09H30M00S">
              <text:p>09:30</text:p>
            </table:table-cell>
            <table:table-cell office:value-type="string">
              <text:p>NH1255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office:value-type="float" office:value="767">
              <text:p>76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08]+1" office:value-type="float" office:value="59">
              <text:p>59</text:p>
            </table:table-cell>
            <table:table-cell/>
            <table:table-cell office:value-type="date" office:date-value="2014-09-22">
              <text:p>09/22/14</text:p>
            </table:table-cell>
            <table:table-cell office:value-type="time" office:time-value="PT11H50M00S">
              <text:p>11:50</text:p>
            </table:table-cell>
            <table:table-cell office:value-type="string">
              <text:p>KE2852</text:p>
            </table:table-cell>
            <table:table-cell office:value-type="string">
              <text:p>PEK</text:p>
            </table:table-cell>
            <table:table-cell office:value-type="string">
              <text:p>GMP</text:p>
            </table:table-cell>
            <table:table-cell office:value-type="string">
              <text:p>c</text:p>
            </table:table-cell>
            <table:table-cell office:value-type="float" office:value="744">
              <text:p>744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09]+1" office:value-type="float" office:value="60">
              <text:p>60</text:p>
            </table:table-cell>
            <table:table-cell/>
            <table:table-cell office:value-type="date" office:date-value="2014-09-25">
              <text:p>09/25/14</text:p>
            </table:table-cell>
            <table:table-cell office:value-type="time" office:time-value="PT09H20M00S">
              <text:p>09:20</text:p>
            </table:table-cell>
            <table:table-cell office:value-type="string">
              <text:p>KE2851</text:p>
            </table:table-cell>
            <table:table-cell office:value-type="string">
              <text:p>GMP</text:p>
            </table:table-cell>
            <table:table-cell office:value-type="string">
              <text:p>PEK</text:p>
            </table:table-cell>
            <table:table-cell office:value-type="string">
              <text:p>c</text:p>
            </table:table-cell>
            <table:table-cell office:value-type="float" office:value="744">
              <text:p>744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10]+1" office:value-type="float" office:value="61">
              <text:p>61</text:p>
            </table:table-cell>
            <table:table-cell/>
            <table:table-cell office:value-type="date" office:date-value="2014-09-29">
              <text:p>09/29/14</text:p>
            </table:table-cell>
            <table:table-cell office:value-type="time" office:time-value="PT14H05M00S">
              <text:p>14:05</text:p>
            </table:table-cell>
            <table:table-cell office:value-type="string">
              <text:p>CA189</text:p>
            </table:table-cell>
            <table:table-cell office:value-type="string">
              <text:p>PEK</text:p>
            </table:table-cell>
            <table:table-cell office:value-type="string">
              <text:p>TPE</text:p>
            </table:table-cell>
            <table:table-cell office:value-type="string">
              <text:p>c</text:p>
            </table:table-cell>
            <table:table-cell office:value-type="float" office:value="330">
              <text:p>330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11]+1" office:value-type="float" office:value="62">
              <text:p>62</text:p>
            </table:table-cell>
            <table:table-cell/>
            <table:table-cell office:value-type="date" office:date-value="2014-10-04">
              <text:p>10/04/14</text:p>
            </table:table-cell>
            <table:table-cell office:value-type="time" office:time-value="PT13H00M00S">
              <text:p>13:00</text:p>
            </table:table-cell>
            <table:table-cell office:value-type="string">
              <text:p>CA186</text:p>
            </table:table-cell>
            <table:table-cell office:value-type="string">
              <text:p>TPE</text:p>
            </table:table-cell>
            <table:table-cell office:value-type="string">
              <text:p>PEK</text:p>
            </table:table-cell>
            <table:table-cell office:value-type="string">
              <text:p>c</text:p>
            </table:table-cell>
            <table:table-cell office:value-type="float" office:value="330">
              <text:p>330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12]+1" office:value-type="float" office:value="63">
              <text:p>63</text:p>
            </table:table-cell>
            <table:table-cell/>
            <table:table-cell office:value-type="date" office:date-value="2014-10-06">
              <text:p>10/06/14</text:p>
            </table:table-cell>
            <table:table-cell office:value-type="time" office:time-value="PT12H00M00S">
              <text:p>12:00</text:p>
            </table:table-cell>
            <table:table-cell office:value-type="string">
              <text:p>UA888</text:p>
            </table:table-cell>
            <table:table-cell office:value-type="string">
              <text:p>PEK</text:p>
            </table:table-cell>
            <table:table-cell office:value-type="string">
              <text:p>SFO</text:p>
            </table:table-cell>
            <table:table-cell office:value-type="string">
              <text:p>b</text:p>
            </table:table-cell>
            <table:table-cell office:value-type="float" office:value="744">
              <text:p>744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13]+1" office:value-type="float" office:value="64">
              <text:p>64</text:p>
            </table:table-cell>
            <table:table-cell/>
            <table:table-cell office:value-type="date" office:date-value="2014-10-09">
              <text:p>10/09/14</text:p>
            </table:table-cell>
            <table:table-cell office:value-type="time" office:time-value="PT23H50M00S">
              <text:p>23:50</text:p>
            </table:table-cell>
            <table:table-cell office:value-type="string">
              <text:p>UA1728</text:p>
            </table:table-cell>
            <table:table-cell office:value-type="string">
              <text:p>SFO</text:p>
            </table:table-cell>
            <table:table-cell office:value-type="string">
              <text:p>ORD</text:p>
            </table:table-cell>
            <table:table-cell office:value-type="string">
              <text:p>b</text:p>
            </table:table-cell>
            <table:table-cell office:value-type="float" office:value="738">
              <text:p>738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14]+1" office:value-type="float" office:value="65">
              <text:p>65</text:p>
            </table:table-cell>
            <table:table-cell/>
            <table:table-cell office:value-type="date" office:date-value="2014-10-10">
              <text:p>10/10/14</text:p>
            </table:table-cell>
            <table:table-cell office:value-type="time" office:time-value="PT07H46M00S">
              <text:p>07:46</text:p>
            </table:table-cell>
            <table:table-cell office:value-type="string">
              <text:p>UA3706</text:p>
            </table:table-cell>
            <table:table-cell office:value-type="string">
              <text:p>ORD</text:p>
            </table:table-cell>
            <table:table-cell office:value-type="string">
              <text:p>BTV</text:p>
            </table:table-cell>
            <table:table-cell office:value-type="string">
              <text:p>b</text:p>
            </table:table-cell>
            <table:table-cell office:value-type="string">
              <text:p>CRJ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15]+1" office:value-type="float" office:value="66">
              <text:p>66</text:p>
            </table:table-cell>
            <table:table-cell/>
            <table:table-cell office:value-type="date" office:date-value="2014-10-13">
              <text:p>10/13/14</text:p>
            </table:table-cell>
            <table:table-cell office:value-type="time" office:time-value="PT13H31M00S">
              <text:p>13:31</text:p>
            </table:table-cell>
            <table:table-cell office:value-type="string">
              <text:p>B633</text:p>
            </table:table-cell>
            <table:table-cell office:value-type="string">
              <text:p>BTV</text:p>
            </table:table-cell>
            <table:table-cell office:value-type="string">
              <text:p>JFK</text:p>
            </table:table-cell>
            <table:table-cell office:value-type="string">
              <text:p>c</text:p>
            </table:table-cell>
            <table:table-cell office:value-type="string">
              <text:p>E190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16]+1" office:value-type="float" office:value="67">
              <text:p>67</text:p>
            </table:table-cell>
            <table:table-cell/>
            <table:table-cell office:value-type="date" office:date-value="2014-10-13">
              <text:p>10/13/14</text:p>
            </table:table-cell>
            <table:table-cell office:value-type="time" office:time-value="PT21H00M00S">
              <text:p>21:00</text:p>
            </table:table-cell>
            <table:table-cell office:value-type="string">
              <text:p>SQ25</text:p>
            </table:table-cell>
            <table:table-cell office:value-type="string">
              <text:p>JFK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office:value-type="float" office:value="388">
              <text:p>388</text:p>
            </table:table-cell>
            <table:table-cell table:number-columns-repeated="2"/>
            <table:table-cell office:value-type="string">
              <text:p>2h stop in FRA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17]+1" office:value-type="float" office:value="68">
              <text:p>68</text:p>
            </table:table-cell>
            <table:table-cell/>
            <table:table-cell office:value-type="date" office:date-value="2014-10-18">
              <text:p>10/18/14</text:p>
            </table:table-cell>
            <table:table-cell office:value-type="time" office:time-value="PT08H30M00S">
              <text:p>08:30</text:p>
            </table:table-cell>
            <table:table-cell office:value-type="string">
              <text:p>SQ802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office:value-type="float" office:value="388">
              <text:p>388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18]+1" office:value-type="float" office:value="69">
              <text:p>69</text:p>
            </table:table-cell>
            <table:table-cell/>
            <table:table-cell office:value-type="date" office:date-value="2014-10-31">
              <text:p>10/31/14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office:value-type="string">
              <text:p>PEK</text:p>
            </table:table-cell>
            <table:table-cell office:value-type="string">
              <text:p>HND</text:p>
            </table:table-cell>
            <table:table-cell office:value-type="string">
              <text:p>c</text:p>
            </table:table-cell>
            <table:table-cell office:value-type="float" office:value="777">
              <text:p>777</text:p>
            </table:table-cell>
            <table:table-cell table:number-columns-repeated="2"/>
            <table:table-cell office:value-type="string">
              <text:p>with Patty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19]+1" office:value-type="float" office:value="70">
              <text:p>70</text:p>
            </table:table-cell>
            <table:table-cell/>
            <table:table-cell office:value-type="date" office:date-value="2014-11-05">
              <text:p>11/05/14</text:p>
            </table:table-cell>
            <table:table-cell office:value-type="time" office:time-value="PT01H00M00S">
              <text:p>01:00</text:p>
            </table:table-cell>
            <table:table-cell office:value-type="string">
              <text:p>UA876</text:p>
            </table:table-cell>
            <table:table-cell office:value-type="string">
              <text:p>HND</text:p>
            </table:table-cell>
            <table:table-cell office:value-type="string">
              <text:p>SFO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0]+1" office:value-type="float" office:value="71">
              <text:p>71</text:p>
            </table:table-cell>
            <table:table-cell/>
            <table:table-cell office:value-type="date" office:date-value="2014-11-14">
              <text:p>11/14/14</text:p>
            </table:table-cell>
            <table:table-cell office:value-type="time" office:time-value="PT07H30M00S">
              <text:p>07:30</text:p>
            </table:table-cell>
            <table:table-cell office:value-type="string">
              <text:p>UA1606</text:p>
            </table:table-cell>
            <table:table-cell office:value-type="string">
              <text:p>SFO</text:p>
            </table:table-cell>
            <table:table-cell office:value-type="string">
              <text:p>IAD</text:p>
            </table:table-cell>
            <table:table-cell office:value-type="string">
              <text:p>c</text:p>
            </table:table-cell>
            <table:table-cell table:number-columns-repeated="1016"/>
          </table:table-row>
        </table:table-row-group>
        <table:table-row-group>
          <table:table-row table:style-name="ro1">
            <table:table-cell table:formula="of:=[.A221]+1" office:value-type="float" office:value="72">
              <text:p>72</text:p>
            </table:table-cell>
            <table:table-cell/>
            <table:table-cell office:value-type="date" office:date-value="2014-11-16">
              <text:p>11/16/14</text:p>
            </table:table-cell>
            <table:table-cell office:value-type="time" office:time-value="PT22H00M00S">
              <text:p>22:00</text:p>
            </table:table-cell>
            <table:table-cell office:value-type="string">
              <text:p>UA5720</text:p>
            </table:table-cell>
            <table:table-cell office:value-type="string">
              <text:p>IAD</text:p>
            </table:table-cell>
            <table:table-cell office:value-type="string">
              <text:p>BTV</text:p>
            </table:table-cell>
            <table:table-cell office:value-type="string">
              <text:p>c</text:p>
            </table:table-cell>
            <table:table-cell office:value-type="string">
              <text:p>CRJ2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2]+1" office:value-type="float" office:value="73">
              <text:p>73</text:p>
            </table:table-cell>
            <table:table-cell/>
            <table:table-cell office:value-type="date" office:date-value="2014-11-20">
              <text:p>11/20/14</text:p>
            </table:table-cell>
            <table:table-cell office:value-type="time" office:time-value="PT09H20M00S">
              <text:p>09:20</text:p>
            </table:table-cell>
            <table:table-cell office:value-type="string">
              <text:p>UA5717</text:p>
            </table:table-cell>
            <table:table-cell office:value-type="string">
              <text:p>BTV</text:p>
            </table:table-cell>
            <table:table-cell office:value-type="string">
              <text:p>IAD</text:p>
            </table:table-cell>
            <table:table-cell office:value-type="string">
              <text:p>c</text:p>
            </table:table-cell>
            <table:table-cell office:value-type="string">
              <text:p>CRJ2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3]+1" office:value-type="float" office:value="74">
              <text:p>74</text:p>
            </table:table-cell>
            <table:table-cell/>
            <table:table-cell office:value-type="date" office:date-value="2014-11-20">
              <text:p>11/20/14</text:p>
            </table:table-cell>
            <table:table-cell office:value-type="time" office:time-value="PT12H25M00S">
              <text:p>12:25</text:p>
            </table:table-cell>
            <table:table-cell office:value-type="string">
              <text:p>UA807</text:p>
            </table:table-cell>
            <table:table-cell office:value-type="string">
              <text:p>IAD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4]+1" office:value-type="float" office:value="75">
              <text:p>75</text:p>
            </table:table-cell>
            <table:table-cell/>
            <table:table-cell office:value-type="date" office:date-value="2014-12-01">
              <text:p>12/01/14</text:p>
            </table:table-cell>
            <table:table-cell office:value-type="time" office:time-value="PT13H30M00S">
              <text:p>13:30</text:p>
            </table:table-cell>
            <table:table-cell office:value-type="string">
              <text:p>CX391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5]+1" office:value-type="float" office:value="76">
              <text:p>76</text:p>
            </table:table-cell>
            <table:table-cell/>
            <table:table-cell office:value-type="date" office:date-value="2014-12-03">
              <text:p>12/03/14</text:p>
            </table:table-cell>
            <table:table-cell office:value-type="time" office:time-value="PT08H40M00S">
              <text:p>08:40</text:p>
            </table:table-cell>
            <table:table-cell office:value-type="string">
              <text:p>CX474</text:p>
            </table:table-cell>
            <table:table-cell office:value-type="string">
              <text:p>HKG</text:p>
            </table:table-cell>
            <table:table-cell office:value-type="string">
              <text:p>TPE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6]+1" office:value-type="float" office:value="77">
              <text:p>77</text:p>
            </table:table-cell>
            <table:table-cell/>
            <table:table-cell office:value-type="date" office:date-value="2014-12-05">
              <text:p>12/05/14</text:p>
            </table:table-cell>
            <table:table-cell office:value-type="time" office:time-value="PT17H35M00S">
              <text:p>17:35</text:p>
            </table:table-cell>
            <table:table-cell office:value-type="string">
              <text:p>SQ879</text:p>
            </table:table-cell>
            <table:table-cell office:value-type="string">
              <text:p>TPE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7]+1" office:value-type="float" office:value="78">
              <text:p>78</text:p>
            </table:table-cell>
            <table:table-cell/>
            <table:table-cell office:value-type="date" office:date-value="2014-12-09">
              <text:p>12/09/14</text:p>
            </table:table-cell>
            <table:table-cell office:value-type="time" office:time-value="PT07H00M00S">
              <text:p>07:00</text:p>
            </table:table-cell>
            <table:table-cell office:value-type="string">
              <text:p>UA804</text:p>
            </table:table-cell>
            <table:table-cell office:value-type="string">
              <text:p>SIN</text:p>
            </table:table-cell>
            <table:table-cell office:value-type="string">
              <text:p>NRT</text:p>
            </table:table-cell>
            <table:table-cell office:value-type="string">
              <text:p>f</text:p>
            </table:table-cell>
            <table:table-cell office:value-type="float" office:value="777">
              <text:p>777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8]+1" office:value-type="float" office:value="79">
              <text:p>79</text:p>
            </table:table-cell>
            <table:table-cell/>
            <table:table-cell office:value-type="date" office:date-value="2014-12-09">
              <text:p>12/09/14</text:p>
            </table:table-cell>
            <table:table-cell office:value-type="time" office:time-value="PT17H35M00S">
              <text:p>17:35</text:p>
            </table:table-cell>
            <table:table-cell office:value-type="string">
              <text:p>UA838</text:p>
            </table:table-cell>
            <table:table-cell office:value-type="string">
              <text:p>NRT</text:p>
            </table:table-cell>
            <table:table-cell office:value-type="string">
              <text:p>SFO</text:p>
            </table:table-cell>
            <table:table-cell office:value-type="string">
              <text:p>f</text:p>
            </table:table-cell>
            <table:table-cell office:value-type="float" office:value="744">
              <text:p>744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29]+1" office:value-type="float" office:value="80">
              <text:p>80</text:p>
            </table:table-cell>
            <table:table-cell/>
            <table:table-cell office:value-type="date" office:date-value="2014-12-12">
              <text:p>12/12/14</text:p>
            </table:table-cell>
            <table:table-cell office:value-type="time" office:time-value="PT17H47M00S">
              <text:p>17:47</text:p>
            </table:table-cell>
            <table:table-cell office:value-type="string">
              <text:p>UA657</text:p>
            </table:table-cell>
            <table:table-cell office:value-type="string">
              <text:p>SJC</text:p>
            </table:table-cell>
            <table:table-cell office:value-type="string">
              <text:p>DEN</text:p>
            </table:table-cell>
            <table:table-cell office:value-type="string">
              <text:p>f</text:p>
            </table:table-cell>
            <table:table-cell office:value-type="string">
              <text:p>A320</text:p>
            </table:table-cell>
            <table:table-cell table:number-columns-repeated="1015"/>
          </table:table-row>
        </table:table-row-group>
        <table:table-row-group>
          <table:table-row table:style-name="ro1">
            <table:table-cell table:formula="of:=[.A230]+1" office:value-type="float" office:value="81">
              <text:p>81</text:p>
            </table:table-cell>
            <table:table-cell/>
            <table:table-cell office:value-type="date" office:date-value="2014-12-15">
              <text:p>12/15/14</text:p>
            </table:table-cell>
            <table:table-cell office:value-type="time" office:time-value="PT08H45M00S">
              <text:p>08:45</text:p>
            </table:table-cell>
            <table:table-cell office:value-type="string">
              <text:p>UA1472</text:p>
            </table:table-cell>
            <table:table-cell office:value-type="string">
              <text:p>DEN</text:p>
            </table:table-cell>
            <table:table-cell office:value-type="string">
              <text:p>ORD</text:p>
            </table:table-cell>
            <table:table-cell office:value-type="string">
              <text:p>f</text:p>
            </table:table-cell>
            <table:table-cell office:value-type="float" office:value="738">
              <text:p>738</text:p>
            </table:table-cell>
            <table:table-cell table:number-columns-repeated="1015"/>
          </table:table-row>
        </table:table-row-group>
        <table:table-row table:style-name="ro1">
          <table:table-cell table:style-name="ce4" table:formula="of:=[.A231]+1" office:value-type="float" office:value="82">
            <text:p>82</text:p>
          </table:table-cell>
          <table:table-cell table:style-name="ce4"/>
          <table:table-cell table:style-name="ce9" office:value-type="date" office:date-value="2014-12-15">
            <text:p>12/15/14</text:p>
          </table:table-cell>
          <table:table-cell table:style-name="ce15" office:value-type="time" office:time-value="PT14H06M00S">
            <text:p>14:06</text:p>
          </table:table-cell>
          <table:table-cell table:style-name="ce15" office:value-type="string">
            <text:p>UA5946</text:p>
          </table:table-cell>
          <table:table-cell table:style-name="ce23" office:value-type="string">
            <text:p>ORD</text:p>
          </table:table-cell>
          <table:table-cell table:style-name="ce4" office:value-type="string">
            <text:p>BTV</text:p>
          </table:table-cell>
          <table:table-cell table:style-name="ce4" office:value-type="string">
            <text:p>c</text:p>
          </table:table-cell>
          <table:table-cell table:style-name="ce31" office:value-type="string">
            <text:p>E145</text:p>
          </table:table-cell>
          <table:table-cell table:style-name="ce35"/>
          <table:table-cell table:style-name="ce31"/>
          <table:table-cell table:style-name="ce4"/>
          <table:table-cell table:number-columns-repeated="1012"/>
        </table:table-row>
        <table:table-row-group>
          <table:table-row table:style-name="ro1">
            <table:table-cell office:value-type="float" office:value="1">
              <text:p>1</text:p>
            </table:table-cell>
            <table:table-cell/>
            <table:table-cell office:value-type="date" office:date-value="2015-01-03">
              <text:p>01/03/15</text:p>
            </table:table-cell>
            <table:table-cell office:value-type="time" office:time-value="PT07H04M00S">
              <text:p>07:04</text:p>
            </table:table-cell>
            <table:table-cell office:value-type="string">
              <text:p>UA4670</text:p>
            </table:table-cell>
            <table:table-cell table:style-name="ce24" office:value-type="string">
              <text:p>BTV</text:p>
            </table:table-cell>
            <table:table-cell table:style-name="ce26" office:value-type="string">
              <text:p>ORD</text:p>
            </table:table-cell>
            <table:table-cell table:style-name="ce26" office:value-type="string">
              <text:p>c</text:p>
            </table:table-cell>
            <table:table-cell office:value-type="string">
              <text:p>E145</text:p>
            </table:table-cell>
            <table:table-cell office:value-type="float" office:value="763">
              <text:p>763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33]+1" office:value-type="float" office:value="2">
              <text:p>2</text:p>
            </table:table-cell>
            <table:table-cell/>
            <table:table-cell office:value-type="date" office:date-value="2015-01-03">
              <text:p>01/03/15</text:p>
            </table:table-cell>
            <table:table-cell office:value-type="time" office:time-value="PT12H00M00S">
              <text:p>12:00</text:p>
            </table:table-cell>
            <table:table-cell office:value-type="string">
              <text:p>UA851</text:p>
            </table:table-cell>
            <table:table-cell table:style-name="ce24" office:value-type="string">
              <text:p>ORD</text:p>
            </table:table-cell>
            <table:table-cell office:value-type="string">
              <text:p>PEK</text:p>
            </table:table-cell>
            <table:table-cell table:style-name="ce26"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6579">
              <text:p>6579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34]+1" office:value-type="float" office:value="3">
              <text:p>3</text:p>
            </table:table-cell>
            <table:table-cell/>
            <table:table-cell office:value-type="date" office:date-value="2015-01-05">
              <text:p>01/05/15</text:p>
            </table:table-cell>
            <table:table-cell office:value-type="time" office:time-value="PT08H45M00S">
              <text:p>08:45</text:p>
            </table:table-cell>
            <table:table-cell office:value-type="string">
              <text:p>SQ805</text:p>
            </table:table-cell>
            <table:table-cell table:style-name="ce24" office:value-type="string">
              <text:p>PEK</text:p>
            </table:table-cell>
            <table:table-cell office:value-type="string">
              <text:p>SIN</text:p>
            </table:table-cell>
            <table:table-cell table:style-name="ce26"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2780">
              <text:p>2780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35]+1" office:value-type="float" office:value="4">
              <text:p>4</text:p>
            </table:table-cell>
            <table:table-cell table:formula="of:=[.C236]-[.C235]" office:value-type="float" office:value="2">
              <text:p>2</text:p>
            </table:table-cell>
            <table:table-cell office:value-type="date" office:date-value="2015-01-07">
              <text:p>01/07/15</text:p>
            </table:table-cell>
            <table:table-cell office:value-type="time" office:time-value="PT08H30M00S">
              <text:p>08:30</text:p>
            </table:table-cell>
            <table:table-cell office:value-type="string">
              <text:p>SQ106</text:p>
            </table:table-cell>
            <table:table-cell table:style-name="ce24" office:value-type="string">
              <text:p>SIN</text:p>
            </table:table-cell>
            <table:table-cell office:value-type="string">
              <text:p>KUL</text:p>
            </table:table-cell>
            <table:table-cell table:style-name="ce26"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184">
              <text:p>184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36]+1" office:value-type="float" office:value="5">
              <text:p>5</text:p>
            </table:table-cell>
            <table:table-cell table:formula="of:=[.C237]-[.C236]" office:value-type="float" office:value="1">
              <text:p>1</text:p>
            </table:table-cell>
            <table:table-cell office:value-type="date" office:date-value="2015-01-08">
              <text:p>01/08/15</text:p>
            </table:table-cell>
            <table:table-cell office:value-type="time" office:time-value="PT20H30M00S">
              <text:p>20:30</text:p>
            </table:table-cell>
            <table:table-cell office:value-type="string">
              <text:p>SQ119</text:p>
            </table:table-cell>
            <table:table-cell table:style-name="ce24" office:value-type="string">
              <text:p>KUL</text:p>
            </table:table-cell>
            <table:table-cell office:value-type="string">
              <text:p>SIN</text:p>
            </table:table-cell>
            <table:table-cell table:style-name="ce26"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184">
              <text:p>184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37]+1" office:value-type="float" office:value="6">
              <text:p>6</text:p>
            </table:table-cell>
            <table:table-cell table:formula="of:=[.C238]-[.C237]" office:value-type="float" office:value="1">
              <text:p>1</text:p>
            </table:table-cell>
            <table:table-cell office:value-type="date" office:date-value="2015-01-09">
              <text:p>01/09/15</text:p>
            </table:table-cell>
            <table:table-cell office:value-type="time" office:time-value="PT16H55M00S">
              <text:p>16:55</text:p>
            </table:table-cell>
            <table:table-cell office:value-type="string">
              <text:p>SQ806</text:p>
            </table:table-cell>
            <table:table-cell table:style-name="ce24"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2780">
              <text:p>2780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38]+1" office:value-type="float" office:value="7">
              <text:p>7</text:p>
            </table:table-cell>
            <table:table-cell/>
            <table:table-cell office:value-type="date" office:date-value="2015-02-03">
              <text:p>02/03/15</text:p>
            </table:table-cell>
            <table:table-cell office:value-type="time" office:time-value="PT13H40M00S">
              <text:p>13:40</text:p>
            </table:table-cell>
            <table:table-cell office:value-type="string">
              <text:p>UA888</text:p>
            </table:table-cell>
            <table:table-cell table:style-name="ce24" office:value-type="string">
              <text:p>PEK</text:p>
            </table:table-cell>
            <table:table-cell office:value-type="string">
              <text:p>SFO</text:p>
            </table:table-cell>
            <table:table-cell office:value-type="string">
              <text:p>b</text:p>
            </table:table-cell>
            <table:table-cell office:value-type="float" office:value="744">
              <text:p>744</text:p>
            </table:table-cell>
            <table:table-cell office:value-type="float" office:value="5913">
              <text:p>5913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39]+1" office:value-type="float" office:value="8">
              <text:p>8</text:p>
            </table:table-cell>
            <table:table-cell table:formula="of:=[.C240]-[.C239]" office:value-type="float" office:value="4">
              <text:p>4</text:p>
            </table:table-cell>
            <table:table-cell office:value-type="date" office:date-value="2015-02-07">
              <text:p>02/07/15</text:p>
            </table:table-cell>
            <table:table-cell office:value-type="time" office:time-value="PT18H10M00S">
              <text:p>18:10</text:p>
            </table:table-cell>
            <table:table-cell office:value-type="string">
              <text:p>UA875</text:p>
            </table:table-cell>
            <table:table-cell table:style-name="ce24" office:value-type="string">
              <text:p>SFO</text:p>
            </table:table-cell>
            <table:table-cell office:value-type="string">
              <text:p>HND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5160">
              <text:p>5160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0]+1" office:value-type="float" office:value="9">
              <text:p>9</text:p>
            </table:table-cell>
            <table:table-cell table:formula="of:=[.C241]-[.C240]" office:value-type="float" office:value="0">
              <text:p>0</text:p>
            </table:table-cell>
            <table:table-cell office:value-type="date" office:date-value="2015-02-07">
              <text:p>02/07/15</text:p>
            </table:table-cell>
            <table:table-cell office:value-type="time" office:time-value="PT23H55M00S">
              <text:p>23:55</text:p>
            </table:table-cell>
            <table:table-cell office:value-type="string">
              <text:p>NH843</text:p>
            </table:table-cell>
            <table:table-cell table:style-name="ce24" office:value-type="string">
              <text:p>HND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office:value-type="float" office:value="788">
              <text:p>788</text:p>
            </table:table-cell>
            <table:table-cell office:value-type="float" office:value="3288">
              <text:p>3288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1]+1" office:value-type="float" office:value="10">
              <text:p>10</text:p>
            </table:table-cell>
            <table:table-cell table:formula="of:=[.C242]-[.C241]" office:value-type="float" office:value="5">
              <text:p>5</text:p>
            </table:table-cell>
            <table:table-cell office:value-type="date" office:date-value="2015-02-12">
              <text:p>02/12/15</text:p>
            </table:table-cell>
            <table:table-cell office:value-type="time" office:time-value="PT07H10M00S">
              <text:p>07:10</text:p>
            </table:table-cell>
            <table:table-cell office:value-type="string">
              <text:p>SQ5316</text:p>
            </table:table-cell>
            <table:table-cell table:style-name="ce24" office:value-type="string">
              <text:p>SIN</text:p>
            </table:table-cell>
            <table:table-cell office:value-type="string">
              <text:p>KUL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184">
              <text:p>184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2]+1" office:value-type="float" office:value="11">
              <text:p>11</text:p>
            </table:table-cell>
            <table:table-cell table:formula="of:=[.C243]-[.C242]" office:value-type="float" office:value="0">
              <text:p>0</text:p>
            </table:table-cell>
            <table:table-cell office:value-type="date" office:date-value="2015-02-12">
              <text:p>02/12/15</text:p>
            </table:table-cell>
            <table:table-cell office:value-type="time" office:time-value="PT20H30M00S">
              <text:p>20:30</text:p>
            </table:table-cell>
            <table:table-cell office:value-type="string">
              <text:p>SQ119</text:p>
            </table:table-cell>
            <table:table-cell office:value-type="string">
              <text:p>KUL</text:p>
            </table:table-cell>
            <table:table-cell table:style-name="ce26" office:value-type="string">
              <text:p>SIN</text:p>
            </table:table-cell>
            <table:table-cell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184">
              <text:p>184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3]+1" office:value-type="float" office:value="12">
              <text:p>12</text:p>
            </table:table-cell>
            <table:table-cell table:formula="of:=[.C244]-[.C243]" office:value-type="float" office:value="5">
              <text:p>5</text:p>
            </table:table-cell>
            <table:table-cell office:value-type="date" office:date-value="2015-02-17">
              <text:p>02/17/15</text:p>
            </table:table-cell>
            <table:table-cell office:value-type="time" office:time-value="PT08H45M00S">
              <text:p>08:45</text:p>
            </table:table-cell>
            <table:table-cell office:value-type="string">
              <text:p>MI752</text:p>
            </table:table-cell>
            <table:table-cell office:value-type="string">
              <text:p>SIN</text:p>
            </table:table-cell>
            <table:table-cell table:style-name="ce26" office:value-type="string">
              <text:p>HKT</text:p>
            </table:table-cell>
            <table:table-cell table:style-name="ce26" office:value-type="string">
              <text:p>b</text:p>
            </table:table-cell>
            <table:table-cell office:value-type="float" office:value="738">
              <text:p>738</text:p>
            </table:table-cell>
            <table:table-cell office:value-type="float" office:value="607">
              <text:p>607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4]+1" office:value-type="float" office:value="13">
              <text:p>13</text:p>
            </table:table-cell>
            <table:table-cell table:formula="of:=[.C245]-[.C244]" office:value-type="float" office:value="3">
              <text:p>3</text:p>
            </table:table-cell>
            <table:table-cell office:value-type="date" office:date-value="2015-02-20">
              <text:p>02/20/15</text:p>
            </table:table-cell>
            <table:table-cell office:value-type="time" office:time-value="PT10H15M00S">
              <text:p>10:15</text:p>
            </table:table-cell>
            <table:table-cell office:value-type="string">
              <text:p>MI751</text:p>
            </table:table-cell>
            <table:table-cell office:value-type="string">
              <text:p>HKT</text:p>
            </table:table-cell>
            <table:table-cell table:style-name="ce26" office:value-type="string">
              <text:p>SIN</text:p>
            </table:table-cell>
            <table:table-cell table:style-name="ce26" office:value-type="string">
              <text:p>b</text:p>
            </table:table-cell>
            <table:table-cell office:value-type="float" office:value="738">
              <text:p>738</text:p>
            </table:table-cell>
            <table:table-cell office:value-type="float" office:value="607">
              <text:p>607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5]+1" office:value-type="float" office:value="14">
              <text:p>14</text:p>
            </table:table-cell>
            <table:table-cell table:formula="of:=[.C246]-[.C245]" office:value-type="float" office:value="1">
              <text:p>1</text:p>
            </table:table-cell>
            <table:table-cell office:value-type="date" office:date-value="2015-02-21">
              <text:p>02/21/15</text:p>
            </table:table-cell>
            <table:table-cell office:value-type="time" office:time-value="PT20H05M00S">
              <text:p>20:05</text:p>
            </table:table-cell>
            <table:table-cell office:value-type="string">
              <text:p>SQ502</text:p>
            </table:table-cell>
            <table:table-cell office:value-type="string">
              <text:p>SIN</text:p>
            </table:table-cell>
            <table:table-cell table:style-name="ce26" office:value-type="string">
              <text:p>BLR</text:p>
            </table:table-cell>
            <table:table-cell table:style-name="ce26"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1975">
              <text:p>1975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6]+1" office:value-type="float" office:value="15">
              <text:p>15</text:p>
            </table:table-cell>
            <table:table-cell table:formula="of:=[.C247]-[.C246]" office:value-type="float" office:value="3">
              <text:p>3</text:p>
            </table:table-cell>
            <table:table-cell office:value-type="date" office:date-value="2015-02-24">
              <text:p>02/24/15</text:p>
            </table:table-cell>
            <table:table-cell office:value-type="time" office:time-value="PT18H45M00S">
              <text:p>18:45</text:p>
            </table:table-cell>
            <table:table-cell office:value-type="string">
              <text:p>9W812</text:p>
            </table:table-cell>
            <table:table-cell table:style-name="ce24" office:value-type="string">
              <text:p>BLR</text:p>
            </table:table-cell>
            <table:table-cell table:style-name="ce26" office:value-type="string">
              <text:p>DEL</text:p>
            </table:table-cell>
            <table:table-cell table:style-name="ce26" office:value-type="string">
              <text:p>b</text:p>
            </table:table-cell>
            <table:table-cell office:value-type="float" office:value="738">
              <text:p>738</text:p>
            </table:table-cell>
            <table:table-cell office:value-type="float" office:value="1058">
              <text:p>1058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7]+1" office:value-type="float" office:value="16">
              <text:p>16</text:p>
            </table:table-cell>
            <table:table-cell table:formula="of:=[.C248]-[.C247]" office:value-type="float" office:value="1">
              <text:p>1</text:p>
            </table:table-cell>
            <table:table-cell office:value-type="date" office:date-value="2015-02-25">
              <text:p>02/25/15</text:p>
            </table:table-cell>
            <table:table-cell office:value-type="time" office:time-value="PT18H25M00S">
              <text:p>18:25</text:p>
            </table:table-cell>
            <table:table-cell office:value-type="string">
              <text:p>9W362</text:p>
            </table:table-cell>
            <table:table-cell table:style-name="ce24" office:value-type="string">
              <text:p>DEL</text:p>
            </table:table-cell>
            <table:table-cell table:style-name="ce26" office:value-type="string">
              <text:p>BOM</text:p>
            </table:table-cell>
            <table:table-cell table:style-name="ce26" office:value-type="string">
              <text:p>b</text:p>
            </table:table-cell>
            <table:table-cell office:value-type="float" office:value="738">
              <text:p>738</text:p>
            </table:table-cell>
            <table:table-cell office:value-type="float" office:value="705">
              <text:p>705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8]+1" office:value-type="float" office:value="17">
              <text:p>17</text:p>
            </table:table-cell>
            <table:table-cell table:formula="of:=[.C249]-[.C248]" office:value-type="float" office:value="2">
              <text:p>2</text:p>
            </table:table-cell>
            <table:table-cell office:value-type="date" office:date-value="2015-02-27">
              <text:p>02/27/15</text:p>
            </table:table-cell>
            <table:table-cell office:value-type="time" office:time-value="PT04H10M00S">
              <text:p>04:10</text:p>
            </table:table-cell>
            <table:table-cell office:value-type="string">
              <text:p>QR557</text:p>
            </table:table-cell>
            <table:table-cell table:style-name="ce24" office:value-type="string">
              <text:p>BOM</text:p>
            </table:table-cell>
            <table:table-cell table:style-name="ce26" office:value-type="string">
              <text:p>DOH</text:p>
            </table:table-cell>
            <table:table-cell table:style-name="ce26"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1425">
              <text:p>1425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49]+1" office:value-type="float" office:value="18">
              <text:p>18</text:p>
            </table:table-cell>
            <table:table-cell table:formula="of:=[.C250]-[.C249]" office:value-type="float" office:value="0">
              <text:p>0</text:p>
            </table:table-cell>
            <table:table-cell office:value-type="date" office:date-value="2015-02-27">
              <text:p>02/27/15</text:p>
            </table:table-cell>
            <table:table-cell office:value-type="time" office:time-value="PT08H25M00S">
              <text:p>08:25</text:p>
            </table:table-cell>
            <table:table-cell office:value-type="string">
              <text:p>QR139</text:p>
            </table:table-cell>
            <table:table-cell table:style-name="ce24" office:value-type="string">
              <text:p>DOH</text:p>
            </table:table-cell>
            <table:table-cell table:style-name="ce26" office:value-type="string">
              <text:p>BCN</text:p>
            </table:table-cell>
            <table:table-cell table:style-name="ce26" office:value-type="string">
              <text:p>b</text:p>
            </table:table-cell>
            <table:table-cell office:value-type="float" office:value="777">
              <text:p>777</text:p>
            </table:table-cell>
            <table:table-cell office:value-type="float" office:value="3025">
              <text:p>3025</text:p>
            </table:table-cell>
            <table:table-cell/>
            <table:table-cell office:value-type="string">
              <text:p>MWC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50]+1" office:value-type="float" office:value="19">
              <text:p>19</text:p>
            </table:table-cell>
            <table:table-cell table:formula="of:=[.C251]-[.C250]" office:value-type="float" office:value="7">
              <text:p>7</text:p>
            </table:table-cell>
            <table:table-cell office:value-type="date" office:date-value="2015-03-06">
              <text:p>03/06/15</text:p>
            </table:table-cell>
            <table:table-cell office:value-type="time" office:time-value="PT13H30M00S">
              <text:p>13:30</text:p>
            </table:table-cell>
            <table:table-cell office:value-type="string">
              <text:p>LH1127</text:p>
            </table:table-cell>
            <table:table-cell table:style-name="ce24" office:value-type="string">
              <text:p>BCN</text:p>
            </table:table-cell>
            <table:table-cell table:style-name="ce26" office:value-type="string">
              <text:p>FRA</text:p>
            </table:table-cell>
            <table:table-cell table:style-name="ce26" office:value-type="string">
              <text:p>b</text:p>
            </table:table-cell>
            <table:table-cell office:value-type="string">
              <text:p>A320</text:p>
            </table:table-cell>
            <table:table-cell office:value-type="float" office:value="680">
              <text:p>680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1]+1" office:value-type="float" office:value="20">
              <text:p>20</text:p>
            </table:table-cell>
            <table:table-cell table:formula="of:=[.C252]-[.C251]" office:value-type="float" office:value="0">
              <text:p>0</text:p>
            </table:table-cell>
            <table:table-cell office:value-type="date" office:date-value="2015-03-06">
              <text:p>03/06/15</text:p>
            </table:table-cell>
            <table:table-cell office:value-type="time" office:time-value="PT17H10M00S">
              <text:p>17:10</text:p>
            </table:table-cell>
            <table:table-cell office:value-type="string">
              <text:p>LH720</text:p>
            </table:table-cell>
            <table:table-cell table:style-name="ce24" office:value-type="string">
              <text:p>FRA</text:p>
            </table:table-cell>
            <table:table-cell table:style-name="ce26" office:value-type="string">
              <text:p>PEK</text:p>
            </table:table-cell>
            <table:table-cell table:style-name="ce26" office:value-type="string">
              <text:p>b</text:p>
            </table:table-cell>
            <table:table-cell office:value-type="float" office:value="748">
              <text:p>748</text:p>
            </table:table-cell>
            <table:table-cell office:value-type="float" office:value="4852">
              <text:p>4852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2]+1" office:value-type="float" office:value="21">
              <text:p>21</text:p>
            </table:table-cell>
            <table:table-cell/>
            <table:table-cell office:value-type="date" office:date-value="2015-03-10">
              <text:p>03/10/15</text:p>
            </table:table-cell>
            <table:table-cell office:value-type="time" office:time-value="PT15H45M00S">
              <text:p>15:45</text:p>
            </table:table-cell>
            <table:table-cell office:value-type="string">
              <text:p>NH1256</text:p>
            </table:table-cell>
            <table:table-cell table:style-name="ce24" office:value-type="string">
              <text:p>PEK</text:p>
            </table:table-cell>
            <table:table-cell table:style-name="ce26" office:value-type="string">
              <text:p>HND</text:p>
            </table:table-cell>
            <table:table-cell table:style-name="ce26"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1303">
              <text:p>1303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3]+1" office:value-type="float" office:value="22">
              <text:p>22</text:p>
            </table:table-cell>
            <table:table-cell table:formula="of:=[.C254]-[.C253]" office:value-type="float" office:value="4">
              <text:p>4</text:p>
            </table:table-cell>
            <table:table-cell office:value-type="date" office:date-value="2015-03-14">
              <text:p>03/14/15</text:p>
            </table:table-cell>
            <table:table-cell office:value-type="time" office:time-value="PT09H35M00S">
              <text:p>09:35</text:p>
            </table:table-cell>
            <table:table-cell office:value-type="string">
              <text:p>NH1255</text:p>
            </table:table-cell>
            <table:table-cell table:style-name="ce24" office:value-type="string">
              <text:p>HND</text:p>
            </table:table-cell>
            <table:table-cell table:style-name="ce26" office:value-type="string">
              <text:p>PEK</text:p>
            </table:table-cell>
            <table:table-cell table:style-name="ce26"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1303">
              <text:p>1303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4]+1" office:value-type="float" office:value="23">
              <text:p>23</text:p>
            </table:table-cell>
            <table:table-cell/>
            <table:table-cell office:value-type="date" office:date-value="2015-03-25">
              <text:p>03/25/15</text:p>
            </table:table-cell>
            <table:table-cell office:value-type="time" office:time-value="PT17H00M00S">
              <text:p>17:00</text:p>
            </table:table-cell>
            <table:table-cell office:value-type="string">
              <text:p>UA88</text:p>
            </table:table-cell>
            <table:table-cell table:style-name="ce24" office:value-type="string">
              <text:p>PEK</text:p>
            </table:table-cell>
            <table:table-cell table:style-name="ce26" office:value-type="string">
              <text:p>EWR</text:p>
            </table:table-cell>
            <table:table-cell table:style-name="ce26"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6831">
              <text:p>6831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5]+1" office:value-type="float" office:value="24">
              <text:p>24</text:p>
            </table:table-cell>
            <table:table-cell table:formula="of:=[.C256]-[.C255]" office:value-type="float" office:value="0">
              <text:p>0</text:p>
            </table:table-cell>
            <table:table-cell office:value-type="date" office:date-value="2015-03-25">
              <text:p>03/25/15</text:p>
            </table:table-cell>
            <table:table-cell office:value-type="time" office:time-value="PT21H41M00S">
              <text:p>21:41</text:p>
            </table:table-cell>
            <table:table-cell office:value-type="string">
              <text:p>UA4508</text:p>
            </table:table-cell>
            <table:table-cell table:style-name="ce24" office:value-type="string">
              <text:p>EWR</text:p>
            </table:table-cell>
            <table:table-cell table:style-name="ce26" office:value-type="string">
              <text:p>BTV</text:p>
            </table:table-cell>
            <table:table-cell table:style-name="ce26" office:value-type="string">
              <text:p>b</text:p>
            </table:table-cell>
            <table:table-cell office:value-type="string">
              <text:p>E135</text:p>
            </table:table-cell>
            <table:table-cell office:value-type="float" office:value="266">
              <text:p>266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6]+1" office:value-type="float" office:value="25">
              <text:p>25</text:p>
            </table:table-cell>
            <table:table-cell table:formula="of:=[.C257]-[.C256]" office:value-type="float" office:value="4">
              <text:p>4</text:p>
            </table:table-cell>
            <table:table-cell office:value-type="date" office:date-value="2015-03-29">
              <text:p>03/29/15</text:p>
            </table:table-cell>
            <table:table-cell office:value-type="time" office:time-value="PT17H04M00S">
              <text:p>17:04</text:p>
            </table:table-cell>
            <table:table-cell office:value-type="string">
              <text:p>UA3915</text:p>
            </table:table-cell>
            <table:table-cell table:style-name="ce24" office:value-type="string">
              <text:p>BTV</text:p>
            </table:table-cell>
            <table:table-cell table:style-name="ce26" office:value-type="string">
              <text:p>EWR</text:p>
            </table:table-cell>
            <table:table-cell table:style-name="ce26" office:value-type="string">
              <text:p>b</text:p>
            </table:table-cell>
            <table:table-cell office:value-type="string">
              <text:p>E175</text:p>
            </table:table-cell>
            <table:table-cell office:value-type="float" office:value="266">
              <text:p>266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7]+1" office:value-type="float" office:value="26">
              <text:p>26</text:p>
            </table:table-cell>
            <table:table-cell table:formula="of:=[.C258]-[.C257]" office:value-type="float" office:value="0">
              <text:p>0</text:p>
            </table:table-cell>
            <table:table-cell office:value-type="date" office:date-value="2015-03-29">
              <text:p>03/29/15</text:p>
            </table:table-cell>
            <table:table-cell office:value-type="time" office:time-value="PT20H00M00S">
              <text:p>20:00</text:p>
            </table:table-cell>
            <table:table-cell office:value-type="string">
              <text:p>UA1024</text:p>
            </table:table-cell>
            <table:table-cell table:style-name="ce24" office:value-type="string">
              <text:p>EWR</text:p>
            </table:table-cell>
            <table:table-cell table:style-name="ce26" office:value-type="string">
              <text:p>SFO</text:p>
            </table:table-cell>
            <table:table-cell table:style-name="ce26" office:value-type="string">
              <text:p>b</text:p>
            </table:table-cell>
            <table:table-cell office:value-type="float" office:value="738">
              <text:p>738</text:p>
            </table:table-cell>
            <table:table-cell office:value-type="float" office:value="2565">
              <text:p>2565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8]+1" office:value-type="float" office:value="27">
              <text:p>27</text:p>
            </table:table-cell>
            <table:table-cell table:formula="of:=[.C259]-[.C258]" office:value-type="float" office:value="5">
              <text:p>5</text:p>
            </table:table-cell>
            <table:table-cell office:value-type="date" office:date-value="2015-04-03">
              <text:p>04/03/15</text:p>
            </table:table-cell>
            <table:table-cell office:value-type="time" office:time-value="PT11H05M00S">
              <text:p>11:05</text:p>
            </table:table-cell>
            <table:table-cell office:value-type="string">
              <text:p>UA889</text:p>
            </table:table-cell>
            <table:table-cell table:style-name="ce24" office:value-type="string">
              <text:p>SFO</text:p>
            </table:table-cell>
            <table:table-cell table:style-name="ce26" office:value-type="string">
              <text:p>PEK</text:p>
            </table:table-cell>
            <table:table-cell table:style-name="ce26" office:value-type="string">
              <text:p>f</text:p>
            </table:table-cell>
            <table:table-cell office:value-type="float" office:value="744">
              <text:p>744</text:p>
            </table:table-cell>
            <table:table-cell office:value-type="float" office:value="5913">
              <text:p>5913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59]+1" office:value-type="float" office:value="28">
              <text:p>28</text:p>
            </table:table-cell>
            <table:table-cell/>
            <table:table-cell office:value-type="date" office:date-value="2015-04-13">
              <text:p>04/13/15</text:p>
            </table:table-cell>
            <table:table-cell office:value-type="time" office:time-value="PT18H40M00S">
              <text:p>18:40</text:p>
            </table:table-cell>
            <table:table-cell office:value-type="string">
              <text:p>OZ336</text:p>
            </table:table-cell>
            <table:table-cell table:style-name="ce24" office:value-type="string">
              <text:p>PEK</text:p>
            </table:table-cell>
            <table:table-cell table:style-name="ce26" office:value-type="string">
              <text:p>ICN</text:p>
            </table:table-cell>
            <table:table-cell table:style-name="ce26" office:value-type="string">
              <text:p>b</text:p>
            </table:table-cell>
            <table:table-cell office:value-type="float" office:value="744">
              <text:p>744</text:p>
            </table:table-cell>
            <table:table-cell office:value-type="float" office:value="562">
              <text:p>562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0]+1" office:value-type="float" office:value="29">
              <text:p>29</text:p>
            </table:table-cell>
            <table:table-cell table:formula="of:=[.C261]-[.C260]" office:value-type="float" office:value="2">
              <text:p>2</text:p>
            </table:table-cell>
            <table:table-cell office:value-type="date" office:date-value="2015-04-15">
              <text:p>04/15/15</text:p>
            </table:table-cell>
            <table:table-cell office:value-type="time" office:time-value="PT19H00M00S">
              <text:p>19:00</text:p>
            </table:table-cell>
            <table:table-cell office:value-type="string">
              <text:p>KE853</text:p>
            </table:table-cell>
            <table:table-cell table:style-name="ce24" office:value-type="string">
              <text:p>ICN</text:p>
            </table:table-cell>
            <table:table-cell table:style-name="ce26" office:value-type="string">
              <text:p>PEK</text:p>
            </table:table-cell>
            <table:table-cell table:style-name="ce26" office:value-type="string">
              <text:p>b</text:p>
            </table:table-cell>
            <table:table-cell office:value-type="float" office:value="744">
              <text:p>744</text:p>
            </table:table-cell>
            <table:table-cell office:value-type="float" office:value="562">
              <text:p>562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1]+1" office:value-type="float" office:value="30">
              <text:p>30</text:p>
            </table:table-cell>
            <table:table-cell/>
            <table:table-cell office:value-type="date" office:date-value="2015-05-14">
              <text:p>05/14/15</text:p>
            </table:table-cell>
            <table:table-cell office:value-type="time" office:time-value="PT08H45M00S">
              <text:p>08:45</text:p>
            </table:table-cell>
            <table:table-cell office:value-type="string">
              <text:p>CA181</text:p>
            </table:table-cell>
            <table:table-cell table:style-name="ce24" office:value-type="string">
              <text:p>PEK</text:p>
            </table:table-cell>
            <table:table-cell table:style-name="ce26" office:value-type="string">
              <text:p>HND</text:p>
            </table:table-cell>
            <table:table-cell table:style-name="ce26" office:value-type="string">
              <text:p>b</text:p>
            </table:table-cell>
            <table:table-cell office:value-type="float" office:value="330">
              <text:p>330</text:p>
            </table:table-cell>
            <table:table-cell office:value-type="float" office:value="1303">
              <text:p>1303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2]+1" office:value-type="float" office:value="31">
              <text:p>31</text:p>
            </table:table-cell>
            <table:table-cell table:formula="of:=[.C263]-[.C262]" office:value-type="float" office:value="9">
              <text:p>9</text:p>
            </table:table-cell>
            <table:table-cell office:value-type="date" office:date-value="2015-05-23">
              <text:p>05/23/15</text:p>
            </table:table-cell>
            <table:table-cell office:value-type="time" office:time-value="PT13H55M00S">
              <text:p>13:55</text:p>
            </table:table-cell>
            <table:table-cell office:value-type="string">
              <text:p>CA182</text:p>
            </table:table-cell>
            <table:table-cell table:style-name="ce24" office:value-type="string">
              <text:p>HND</text:p>
            </table:table-cell>
            <table:table-cell table:style-name="ce26" office:value-type="string">
              <text:p>PEK</text:p>
            </table:table-cell>
            <table:table-cell table:style-name="ce26" office:value-type="string">
              <text:p>b</text:p>
            </table:table-cell>
            <table:table-cell office:value-type="float" office:value="330">
              <text:p>330</text:p>
            </table:table-cell>
            <table:table-cell office:value-type="float" office:value="1303">
              <text:p>1303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3]+1" office:value-type="float" office:value="32">
              <text:p>32</text:p>
            </table:table-cell>
            <table:table-cell/>
            <table:table-cell office:value-type="date" office:date-value="2015-05-25">
              <text:p>05/25/15</text:p>
            </table:table-cell>
            <table:table-cell office:value-type="time" office:time-value="PT09H15M00S">
              <text:p>09:15</text:p>
            </table:table-cell>
            <table:table-cell office:value-type="string">
              <text:p>CZ3682</text:p>
            </table:table-cell>
            <table:table-cell table:style-name="ce24" office:value-type="string">
              <text:p>PEK</text:p>
            </table:table-cell>
            <table:table-cell table:style-name="ce26" office:value-type="string">
              <text:p>KWE</text:p>
            </table:table-cell>
            <table:table-cell table:style-name="ce26" office:value-type="string">
              <text:p>c</text:p>
            </table:table-cell>
            <table:table-cell/>
            <table:table-cell office:value-type="float" office:value="1090">
              <text:p>1090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4]+1" office:value-type="float" office:value="33">
              <text:p>33</text:p>
            </table:table-cell>
            <table:table-cell table:formula="of:=[.C265]-[.C264]" office:value-type="float" office:value="2">
              <text:p>2</text:p>
            </table:table-cell>
            <table:table-cell office:value-type="date" office:date-value="2015-05-27">
              <text:p>05/27/15</text:p>
            </table:table-cell>
            <table:table-cell office:value-type="time" office:time-value="PT19H30M00S">
              <text:p>19:30</text:p>
            </table:table-cell>
            <table:table-cell office:value-type="string">
              <text:p>CZ3653</text:p>
            </table:table-cell>
            <table:table-cell table:style-name="ce24" office:value-type="string">
              <text:p>KWE</text:p>
            </table:table-cell>
            <table:table-cell table:style-name="ce26" office:value-type="string">
              <text:p>PEK</text:p>
            </table:table-cell>
            <table:table-cell table:style-name="ce26" office:value-type="string">
              <text:p>b</text:p>
            </table:table-cell>
            <table:table-cell/>
            <table:table-cell office:value-type="float" office:value="1090">
              <text:p>1090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5]+1" office:value-type="float" office:value="34">
              <text:p>34</text:p>
            </table:table-cell>
            <table:table-cell/>
            <table:table-cell office:value-type="date" office:date-value="2015-06-01">
              <text:p>06/01/15</text:p>
            </table:table-cell>
            <table:table-cell office:value-type="time" office:time-value="PT08H55M00S">
              <text:p>08:55</text:p>
            </table:table-cell>
            <table:table-cell office:value-type="string">
              <text:p>SQ805</text:p>
            </table:table-cell>
            <table:table-cell table:style-name="ce24" office:value-type="string">
              <text:p>PEK</text:p>
            </table:table-cell>
            <table:table-cell table:style-name="ce26" office:value-type="string">
              <text:p>SIN</text:p>
            </table:table-cell>
            <table:table-cell table:style-name="ce26" office:value-type="string">
              <text:p>b</text:p>
            </table:table-cell>
            <table:table-cell/>
            <table:table-cell office:value-type="float" office:value="2780">
              <text:p>2780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6]+1" office:value-type="float" office:value="35">
              <text:p>35</text:p>
            </table:table-cell>
            <table:table-cell table:formula="of:=[.C267]-[.C266]" office:value-type="float" office:value="1">
              <text:p>1</text:p>
            </table:table-cell>
            <table:table-cell office:value-type="date" office:date-value="2015-06-02">
              <text:p>06/02/15</text:p>
            </table:table-cell>
            <table:table-cell office:value-type="time" office:time-value="PT20H25M00S">
              <text:p>20:25</text:p>
            </table:table-cell>
            <table:table-cell office:value-type="string">
              <text:p>SQ528</text:p>
            </table:table-cell>
            <table:table-cell office:value-type="string">
              <text:p>SIN</text:p>
            </table:table-cell>
            <table:table-cell office:value-type="string">
              <text:p>MAA</text:p>
            </table:table-cell>
            <table:table-cell table:style-name="ce26" office:value-type="string">
              <text:p>b</text:p>
            </table:table-cell>
            <table:table-cell office:value-type="float" office:value="330">
              <text:p>330</text:p>
            </table:table-cell>
            <table:table-cell office:value-type="float" office:value="1816">
              <text:p>1816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7]+1" office:value-type="float" office:value="36">
              <text:p>36</text:p>
            </table:table-cell>
            <table:table-cell table:formula="of:=[.C268]-[.C267]" office:value-type="float" office:value="2">
              <text:p>2</text:p>
            </table:table-cell>
            <table:table-cell office:value-type="date" office:date-value="2015-06-04">
              <text:p>06/04/15</text:p>
            </table:table-cell>
            <table:table-cell office:value-type="time" office:time-value="PT11H10M00S">
              <text:p>11:10</text:p>
            </table:table-cell>
            <table:table-cell office:value-type="string">
              <text:p>9W2354</text:p>
            </table:table-cell>
            <table:table-cell office:value-type="string">
              <text:p>MAA</text:p>
            </table:table-cell>
            <table:table-cell office:value-type="string">
              <text:p>BLR</text:p>
            </table:table-cell>
            <table:table-cell table:style-name="ce26" office:value-type="string">
              <text:p>c</text:p>
            </table:table-cell>
            <table:table-cell office:value-type="string">
              <text:p>ATR</text:p>
            </table:table-cell>
            <table:table-cell office:value-type="float" office:value="167">
              <text:p>167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8]+1" office:value-type="float" office:value="37">
              <text:p>37</text:p>
            </table:table-cell>
            <table:table-cell table:formula="of:=[.C269]-[.C268]" office:value-type="float" office:value="2">
              <text:p>2</text:p>
            </table:table-cell>
            <table:table-cell office:value-type="date" office:date-value="2015-06-06">
              <text:p>06/06/15</text:p>
            </table:table-cell>
            <table:table-cell office:value-type="time" office:time-value="PT09H45M00S">
              <text:p>09:45</text:p>
            </table:table-cell>
            <table:table-cell office:value-type="string">
              <text:p>MI5333</text:p>
            </table:table-cell>
            <table:table-cell office:value-type="string">
              <text:p>BLR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office:value-type="float" office:value="738">
              <text:p>738</text:p>
            </table:table-cell>
            <table:table-cell office:value-type="float" office:value="1975">
              <text:p>1975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69]+1" office:value-type="float" office:value="38">
              <text:p>38</text:p>
            </table:table-cell>
            <table:table-cell table:formula="of:=[.C270]-[.C269]" office:value-type="float" office:value="2">
              <text:p>2</text:p>
            </table:table-cell>
            <table:table-cell office:value-type="date" office:date-value="2015-06-08">
              <text:p>06/08/15</text:p>
            </table:table-cell>
            <table:table-cell office:value-type="time" office:time-value="PT09H25M00S">
              <text:p>09:25</text:p>
            </table:table-cell>
            <table:table-cell office:value-type="string">
              <text:p>SQ956</text:p>
            </table:table-cell>
            <table:table-cell office:value-type="string">
              <text:p>SIN</text:p>
            </table:table-cell>
            <table:table-cell office:value-type="string">
              <text:p>JKT</text:p>
            </table:table-cell>
            <table:table-cell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552">
              <text:p>552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70]+1" office:value-type="float" office:value="39">
              <text:p>39</text:p>
            </table:table-cell>
            <table:table-cell table:formula="of:=[.C271]-[.C270]" office:value-type="float" office:value="2">
              <text:p>2</text:p>
            </table:table-cell>
            <table:table-cell office:value-type="date" office:date-value="2015-06-10">
              <text:p>06/10/15</text:p>
            </table:table-cell>
            <table:table-cell office:value-type="time" office:time-value="PT11H30M00S">
              <text:p>11:30</text:p>
            </table:table-cell>
            <table:table-cell office:value-type="string">
              <text:p>SQ957</text:p>
            </table:table-cell>
            <table:table-cell office:value-type="string">
              <text:p>JKT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552">
              <text:p>552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71]+1" office:value-type="float" office:value="40">
              <text:p>40</text:p>
            </table:table-cell>
            <table:table-cell table:formula="of:=[.C272]-[.C271]" office:value-type="float" office:value="0">
              <text:p>0</text:p>
            </table:table-cell>
            <table:table-cell office:value-type="date" office:date-value="2015-06-10">
              <text:p>06/10/15</text:p>
            </table:table-cell>
            <table:table-cell office:value-type="time" office:time-value="PT16H50M00S">
              <text:p>16:50</text:p>
            </table:table-cell>
            <table:table-cell office:value-type="string">
              <text:p>SQ806</text:p>
            </table:table-cell>
            <table:table-cell office:value-type="string">
              <text:p>SIN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office:value-type="float" office:value="773">
              <text:p>773</text:p>
            </table:table-cell>
            <table:table-cell office:value-type="float" office:value="2780">
              <text:p>2780</text:p>
            </table:table-cell>
            <table:table-cell/>
            <table:table-cell office:value-type="string">
              <text:p>flew a bumpy loop around Beijing to avoid tstorms, diverted to Seoul, finally landed at 3am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72]+1" office:value-type="float" office:value="41">
              <text:p>41</text:p>
            </table:table-cell>
            <table:table-cell/>
            <table:table-cell office:value-type="date" office:date-value="2015-06-16">
              <text:p>06/16/15</text:p>
            </table:table-cell>
            <table:table-cell office:value-type="time" office:time-value="PT15H45M00S">
              <text:p>15:45</text:p>
            </table:table-cell>
            <table:table-cell office:value-type="string">
              <text:p>UA88</text:p>
            </table:table-cell>
            <table:table-cell office:value-type="string">
              <text:p>PEK</text:p>
            </table:table-cell>
            <table:table-cell office:value-type="string">
              <text:p>EWR</text:p>
            </table:table-cell>
            <table:table-cell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6831">
              <text:p>6831</text:p>
            </table:table-cell>
            <table:table-cell/>
            <table:table-cell office:value-type="string">
              <text:p>with Patty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73]+1" office:value-type="float" office:value="42">
              <text:p>42</text:p>
            </table:table-cell>
            <table:table-cell table:formula="of:=[.C274]-[.C273]" office:value-type="float" office:value="2">
              <text:p>2</text:p>
            </table:table-cell>
            <table:table-cell office:value-type="date" office:date-value="2015-06-18">
              <text:p>06/18/15</text:p>
            </table:table-cell>
            <table:table-cell office:value-type="time" office:time-value="PT16H21M00S">
              <text:p>16:21</text:p>
            </table:table-cell>
            <table:table-cell office:value-type="string">
              <text:p>UA4439</text:p>
            </table:table-cell>
            <table:table-cell office:value-type="string">
              <text:p>EWR</text:p>
            </table:table-cell>
            <table:table-cell office:value-type="string">
              <text:p>BTV</text:p>
            </table:table-cell>
            <table:table-cell office:value-type="string">
              <text:p>b</text:p>
            </table:table-cell>
            <table:table-cell office:value-type="string">
              <text:p>E135</text:p>
            </table:table-cell>
            <table:table-cell office:value-type="float" office:value="266">
              <text:p>266</text:p>
            </table:table-cell>
            <table:table-cell/>
            <table:table-cell office:value-type="string">
              <text:p>with Patty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74]+1" office:value-type="float" office:value="43">
              <text:p>43</text:p>
            </table:table-cell>
            <table:table-cell table:formula="of:=[.C275]-[.C274]" office:value-type="float" office:value="4">
              <text:p>4</text:p>
            </table:table-cell>
            <table:table-cell office:value-type="date" office:date-value="2015-06-22">
              <text:p>06/22/15</text:p>
            </table:table-cell>
            <table:table-cell office:value-type="time" office:time-value="PT06H00M00S">
              <text:p>06:00</text:p>
            </table:table-cell>
            <table:table-cell office:value-type="string">
              <text:p>UA4909</text:p>
            </table:table-cell>
            <table:table-cell office:value-type="string">
              <text:p>BTV</text:p>
            </table:table-cell>
            <table:table-cell office:value-type="string">
              <text:p>EWR</text:p>
            </table:table-cell>
            <table:table-cell office:value-type="string">
              <text:p>b</text:p>
            </table:table-cell>
            <table:table-cell office:value-type="string">
              <text:p>Q400</text:p>
            </table:table-cell>
            <table:table-cell office:value-type="float" office:value="266">
              <text:p>266</text:p>
            </table:table-cell>
            <table:table-cell/>
            <table:table-cell office:value-type="string">
              <text:p>with Patty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75]+1" office:value-type="float" office:value="44">
              <text:p>44</text:p>
            </table:table-cell>
            <table:table-cell table:formula="of:=[.C276]-[.C275]" office:value-type="float" office:value="0">
              <text:p>0</text:p>
            </table:table-cell>
            <table:table-cell office:value-type="date" office:date-value="2015-06-22">
              <text:p>06/22/15</text:p>
            </table:table-cell>
            <table:table-cell office:value-type="time" office:time-value="PT09H14M00S">
              <text:p>09:14</text:p>
            </table:table-cell>
            <table:table-cell office:value-type="string">
              <text:p>UA1914</text:p>
            </table:table-cell>
            <table:table-cell office:value-type="string">
              <text:p>EWR</text:p>
            </table:table-cell>
            <table:table-cell office:value-type="string">
              <text:p>SFO</text:p>
            </table:table-cell>
            <table:table-cell office:value-type="string">
              <text:p>c</text:p>
            </table:table-cell>
            <table:table-cell office:value-type="float" office:value="757">
              <text:p>757</text:p>
            </table:table-cell>
            <table:table-cell office:value-type="float" office:value="2565">
              <text:p>2565</text:p>
            </table:table-cell>
            <table:table-cell/>
            <table:table-cell office:value-type="string">
              <text:p>6+ hours in a coach window seat, I've been so spoiled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76]+1" office:value-type="float" office:value="45">
              <text:p>45</text:p>
            </table:table-cell>
            <table:table-cell table:formula="of:=[.C277]-[.C276]" office:value-type="float" office:value="5">
              <text:p>5</text:p>
            </table:table-cell>
            <table:table-cell office:value-type="date" office:date-value="2015-06-27">
              <text:p>06/27/15</text:p>
            </table:table-cell>
            <table:table-cell office:value-type="time" office:time-value="PT11H25M00S">
              <text:p>11:25</text:p>
            </table:table-cell>
            <table:table-cell office:value-type="string">
              <text:p>UA837</text:p>
            </table:table-cell>
            <table:table-cell office:value-type="string">
              <text:p>SFO</text:p>
            </table:table-cell>
            <table:table-cell office:value-type="string">
              <text:p>NRT</text:p>
            </table:table-cell>
            <table:table-cell office:value-type="string">
              <text:p>b</text:p>
            </table:table-cell>
            <table:table-cell office:value-type="float" office:value="744">
              <text:p>744</text:p>
            </table:table-cell>
            <table:table-cell office:value-type="float" office:value="5124">
              <text:p>5124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77]+1" office:value-type="float" office:value="46">
              <text:p>46</text:p>
            </table:table-cell>
            <table:table-cell table:formula="of:=[.C278]-[.C277]" office:value-type="float" office:value="4">
              <text:p>4</text:p>
            </table:table-cell>
            <table:table-cell office:value-type="date" office:date-value="2015-07-01">
              <text:p>07/01/15</text:p>
            </table:table-cell>
            <table:table-cell office:value-type="time" office:time-value="PT09H25M00S">
              <text:p>09:25</text:p>
            </table:table-cell>
            <table:table-cell office:value-type="string">
              <text:p>NH961</text:p>
            </table:table-cell>
            <table:table-cell office:value-type="string">
              <text:p>HND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1303">
              <text:p>1303</text:p>
            </table:table-cell>
            <table:table-cell/>
            <table:table-cell office:value-type="string">
              <text:p>left 2h late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78]+1" office:value-type="float" office:value="47">
              <text:p>47</text:p>
            </table:table-cell>
            <table:table-cell table:formula="of:=[.C279]-[.C278]" office:value-type="float" office:value="5">
              <text:p>5</text:p>
            </table:table-cell>
            <table:table-cell office:value-type="date" office:date-value="2015-07-06">
              <text:p>07/06/15</text:p>
            </table:table-cell>
            <table:table-cell office:value-type="time" office:time-value="PT10H00M00S">
              <text:p>10:00</text:p>
            </table:table-cell>
            <table:table-cell office:value-type="string">
              <text:p>CX847</text:p>
            </table:table-cell>
            <table:table-cell office:value-type="string">
              <text:p>PEK</text:p>
            </table:table-cell>
            <table:table-cell office:value-type="string">
              <text:p>HKG</text:p>
            </table:table-cell>
            <table:table-cell office:value-type="string">
              <text:p>b</text:p>
            </table:table-cell>
            <table:table-cell office:value-type="float" office:value="330">
              <text:p>330</text:p>
            </table:table-cell>
            <table:table-cell office:value-type="float" office:value="1234">
              <text:p>1234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79]+1" office:value-type="float" office:value="48">
              <text:p>48</text:p>
            </table:table-cell>
            <table:table-cell table:formula="of:=[.C280]-[.C279]" office:value-type="float" office:value="2">
              <text:p>2</text:p>
            </table:table-cell>
            <table:table-cell office:value-type="date" office:date-value="2015-07-08">
              <text:p>07/08/15</text:p>
            </table:table-cell>
            <table:table-cell office:value-type="time" office:time-value="PT12H00M00S">
              <text:p>12:00</text:p>
            </table:table-cell>
            <table:table-cell office:value-type="string">
              <text:p>KA908</text:p>
            </table:table-cell>
            <table:table-cell office:value-type="string">
              <text:p>HKG</text:p>
            </table:table-cell>
            <table:table-cell office:value-type="string">
              <text:p>PEK</text:p>
            </table:table-cell>
            <table:table-cell office:value-type="string">
              <text:p>b</text:p>
            </table:table-cell>
            <table:table-cell office:value-type="float" office:value="333">
              <text:p>333</text:p>
            </table:table-cell>
            <table:table-cell office:value-type="float" office:value="1234">
              <text:p>1234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80]+1" office:value-type="float" office:value="49">
              <text:p>49</text:p>
            </table:table-cell>
            <table:table-cell/>
            <table:table-cell office:value-type="date" office:date-value="2015-07-14">
              <text:p>07/14/15</text:p>
            </table:table-cell>
            <table:table-cell office:value-type="time" office:time-value="PT11H30M00S">
              <text:p>11:30</text:p>
            </table:table-cell>
            <table:table-cell office:value-type="string">
              <text:p>CA1557</text:p>
            </table:table-cell>
            <table:table-cell office:value-type="string">
              <text:p>PEK</text:p>
            </table:table-cell>
            <table:table-cell office:value-type="string">
              <text:p>SHA</text:p>
            </table:table-cell>
            <table:table-cell office:value-type="string">
              <text:p>c</text:p>
            </table:table-cell>
            <table:table-cell office:value-type="float" office:value="333">
              <text:p>333</text:p>
            </table:table-cell>
            <table:table-cell office:value-type="float" office:value="668">
              <text:p>668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81]+1" office:value-type="float" office:value="50">
              <text:p>50</text:p>
            </table:table-cell>
            <table:table-cell table:formula="of:=[.C282]-[.C281]" office:value-type="float" office:value="4">
              <text:p>4</text:p>
            </table:table-cell>
            <table:table-cell office:value-type="date" office:date-value="2015-07-18">
              <text:p>07/18/15</text:p>
            </table:table-cell>
            <table:table-cell office:value-type="time" office:time-value="PT13H50M00S">
              <text:p>13:50</text:p>
            </table:table-cell>
            <table:table-cell office:value-type="string">
              <text:p>NH970</text:p>
            </table:table-cell>
            <table:table-cell office:value-type="string">
              <text:p>SHA</text:p>
            </table:table-cell>
            <table:table-cell office:value-type="string">
              <text:p>HND</text:p>
            </table:table-cell>
            <table:table-cell office:value-type="string">
              <text:p>b</text:p>
            </table:table-cell>
            <table:table-cell office:value-type="float" office:value="773">
              <text:p>773</text:p>
            </table:table-cell>
            <table:table-cell office:value-type="float" office:value="1106">
              <text:p>1106</text:p>
            </table:table-cell>
            <table:table-cell/>
            <table:table-cell office:value-type="string">
              <text:p>last flight out of China as a resident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82]+1" office:value-type="float" office:value="51">
              <text:p>51</text:p>
            </table:table-cell>
            <table:table-cell table:formula="of:=[.C283]-[.C282]" office:value-type="float" office:value="2">
              <text:p>2</text:p>
            </table:table-cell>
            <table:table-cell office:value-type="date" office:date-value="2015-07-20">
              <text:p>07/20/15</text:p>
            </table:table-cell>
            <table:table-cell office:value-type="time" office:time-value="PT01H00M00S">
              <text:p>01:00</text:p>
            </table:table-cell>
            <table:table-cell office:value-type="string">
              <text:p>UA876</text:p>
            </table:table-cell>
            <table:table-cell office:value-type="string">
              <text:p>HND</text:p>
            </table:table-cell>
            <table:table-cell office:value-type="string">
              <text:p>SFO</text:p>
            </table:table-cell>
            <table:table-cell office:value-type="string">
              <text:p>b</text:p>
            </table:table-cell>
            <table:table-cell office:value-type="float" office:value="772">
              <text:p>772</text:p>
            </table:table-cell>
            <table:table-cell office:value-type="float" office:value="5160">
              <text:p>5160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83]+1" office:value-type="float" office:value="52">
              <text:p>52</text:p>
            </table:table-cell>
            <table:table-cell table:formula="of:=[.C284]-[.C283]" office:value-type="float" office:value="3">
              <text:p>3</text:p>
            </table:table-cell>
            <table:table-cell office:value-type="date" office:date-value="2015-07-23">
              <text:p>07/23/15</text:p>
            </table:table-cell>
            <table:table-cell office:value-type="time" office:time-value="PT10H03M00S">
              <text:p>10:03</text:p>
            </table:table-cell>
            <table:table-cell office:value-type="string">
              <text:p>UA6533</text:p>
            </table:table-cell>
            <table:table-cell office:value-type="string">
              <text:p>SJC</text:p>
            </table:table-cell>
            <table:table-cell office:value-type="string">
              <text:p>DEN</text:p>
            </table:table-cell>
            <table:table-cell office:value-type="string">
              <text:p>b</text:p>
            </table:table-cell>
            <table:table-cell office:value-type="string">
              <text:p>CRJ7</text:p>
            </table:table-cell>
            <table:table-cell office:value-type="float" office:value="967">
              <text:p>967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84]+1" office:value-type="float" office:value="53">
              <text:p>53</text:p>
            </table:table-cell>
            <table:table-cell table:formula="of:=[.C285]-[.C284]" office:value-type="float" office:value="1">
              <text:p>1</text:p>
            </table:table-cell>
            <table:table-cell office:value-type="date" office:date-value="2015-07-24">
              <text:p>07/24/15</text:p>
            </table:table-cell>
            <table:table-cell office:value-type="time" office:time-value="PT12H32M00S">
              <text:p>12:32</text:p>
            </table:table-cell>
            <table:table-cell office:value-type="string">
              <text:p>UA1159</text:p>
            </table:table-cell>
            <table:table-cell office:value-type="string">
              <text:p>DEN</text:p>
            </table:table-cell>
            <table:table-cell office:value-type="string">
              <text:p>ORD</text:p>
            </table:table-cell>
            <table:table-cell office:value-type="string">
              <text:p>b</text:p>
            </table:table-cell>
            <table:table-cell office:value-type="float" office:value="738">
              <text:p>738</text:p>
            </table:table-cell>
            <table:table-cell office:value-type="float" office:value="888">
              <text:p>888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85]+1" office:value-type="float" office:value="54">
              <text:p>54</text:p>
            </table:table-cell>
            <table:table-cell table:formula="of:=[.C286]-[.C285]" office:value-type="float" office:value="0">
              <text:p>0</text:p>
            </table:table-cell>
            <table:table-cell office:value-type="date" office:date-value="2015-07-24">
              <text:p>07/24/15</text:p>
            </table:table-cell>
            <table:table-cell office:value-type="time" office:time-value="PT17H36M00S">
              <text:p>17:36</text:p>
            </table:table-cell>
            <table:table-cell office:value-type="string">
              <text:p>UA651</text:p>
            </table:table-cell>
            <table:table-cell office:value-type="string">
              <text:p>ORD</text:p>
            </table:table-cell>
            <table:table-cell office:value-type="string">
              <text:p>BDL</text:p>
            </table:table-cell>
            <table:table-cell office:value-type="string">
              <text:p>c</text:p>
            </table:table-cell>
            <table:table-cell office:value-type="float" office:value="319">
              <text:p>319</text:p>
            </table:table-cell>
            <table:table-cell office:value-type="float" office:value="783">
              <text:p>783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86]+1" office:value-type="float" office:value="55">
              <text:p>55</text:p>
            </table:table-cell>
            <table:table-cell table:formula="of:=[.C287]-[.C286]" office:value-type="float" office:value="17">
              <text:p>17</text:p>
            </table:table-cell>
            <table:table-cell office:value-type="date" office:date-value="2015-08-10">
              <text:p>08/10/15</text:p>
            </table:table-cell>
            <table:table-cell office:value-type="time" office:time-value="PT14H00M00S">
              <text:p>14:00</text:p>
            </table:table-cell>
            <table:table-cell office:value-type="string">
              <text:p>UA3854</text:p>
            </table:table-cell>
            <table:table-cell office:value-type="string">
              <text:p>BTV</text:p>
            </table:table-cell>
            <table:table-cell office:value-type="string">
              <text:p>EWR</text:p>
            </table:table-cell>
            <table:table-cell/>
            <table:table-cell office:value-type="string">
              <text:p>E145</text:p>
            </table:table-cell>
            <table:table-cell office:value-type="float" office:value="266">
              <text:p>266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87]+1" office:value-type="float" office:value="56">
              <text:p>56</text:p>
            </table:table-cell>
            <table:table-cell table:formula="of:=[.C288]-[.C287]" office:value-type="float" office:value="0">
              <text:p>0</text:p>
            </table:table-cell>
            <table:table-cell office:value-type="date" office:date-value="2015-08-10">
              <text:p>08/10/15</text:p>
            </table:table-cell>
            <table:table-cell office:value-type="time" office:time-value="PT12H27M00S">
              <text:p>12:27</text:p>
            </table:table-cell>
            <table:table-cell office:value-type="string">
              <text:p>UA1727</text:p>
            </table:table-cell>
            <table:table-cell office:value-type="string">
              <text:p>EWR</text:p>
            </table:table-cell>
            <table:table-cell office:value-type="string">
              <text:p>SFO</text:p>
            </table:table-cell>
            <table:table-cell/>
            <table:table-cell office:value-type="float" office:value="738">
              <text:p>738</text:p>
            </table:table-cell>
            <table:table-cell office:value-type="float" office:value="2565">
              <text:p>2565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88]+1" office:value-type="float" office:value="57">
              <text:p>57</text:p>
            </table:table-cell>
            <table:table-cell table:formula="of:=[.C289]-[.C288]" office:value-type="float" office:value="4">
              <text:p>4</text:p>
            </table:table-cell>
            <table:table-cell office:value-type="date" office:date-value="2015-08-14">
              <text:p>08/14/15</text:p>
            </table:table-cell>
            <table:table-cell office:value-type="time" office:time-value="PT17H01M00S">
              <text:p>17:01</text:p>
            </table:table-cell>
            <table:table-cell office:value-type="string">
              <text:p>UA95</text:p>
            </table:table-cell>
            <table:table-cell office:value-type="string">
              <text:p>SFO</text:p>
            </table:table-cell>
            <table:table-cell office:value-type="string">
              <text:p>NRT</text:p>
            </table:table-cell>
            <table:table-cell office:value-type="string">
              <text:p>f</text:p>
            </table:table-cell>
            <table:table-cell office:value-type="float" office:value="744">
              <text:p>744</text:p>
            </table:table-cell>
            <table:table-cell office:value-type="float" office:value="5124">
              <text:p>5124</text:p>
            </table:table-cell>
            <table:table-cell/>
            <table:table-cell office:value-type="string">
              <text:p>First entry to Japan as a resident!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89]+1" office:value-type="float" office:value="58">
              <text:p>58</text:p>
            </table:table-cell>
            <table:table-cell/>
            <table:table-cell office:value-type="date" office:date-value="2015-09-07">
              <text:p>09/07/15</text:p>
            </table:table-cell>
            <table:table-cell office:value-type="time" office:time-value="PT14H30M00S">
              <text:p>14:30</text:p>
            </table:table-cell>
            <table:table-cell office:value-type="string">
              <text:p>MU538</text:p>
            </table:table-cell>
            <table:table-cell office:value-type="string">
              <text:p>HND</text:p>
            </table:table-cell>
            <table:table-cell office:value-type="string">
              <text:p>SHA</text:p>
            </table:table-cell>
            <table:table-cell office:value-type="string">
              <text:p>b</text:p>
            </table:table-cell>
            <table:table-cell office:value-type="float" office:value="330">
              <text:p>330</text:p>
            </table:table-cell>
            <table:table-cell office:value-type="float" office:value="1106">
              <text:p>1106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90]+1" office:value-type="float" office:value="59">
              <text:p>59</text:p>
            </table:table-cell>
            <table:table-cell table:formula="of:=[.C291]-[.C290]" office:value-type="float" office:value="2">
              <text:p>2</text:p>
            </table:table-cell>
            <table:table-cell office:value-type="date" office:date-value="2015-09-09">
              <text:p>09/09/15</text:p>
            </table:table-cell>
            <table:table-cell office:value-type="time" office:time-value="PT13H50M00S">
              <text:p>13:50</text:p>
            </table:table-cell>
            <table:table-cell office:value-type="string">
              <text:p>NH970</text:p>
            </table:table-cell>
            <table:table-cell office:value-type="string">
              <text:p>SHA</text:p>
            </table:table-cell>
            <table:table-cell office:value-type="string">
              <text:p>HND</text:p>
            </table:table-cell>
            <table:table-cell office:value-type="string">
              <text:p>b</text:p>
            </table:table-cell>
            <table:table-cell office:value-type="string">
              <text:p>77?</text:p>
            </table:table-cell>
            <table:table-cell office:value-type="float" office:value="1106">
              <text:p>1106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91]+1" office:value-type="float" office:value="60">
              <text:p>60</text:p>
            </table:table-cell>
            <table:table-cell/>
            <table:table-cell office:value-type="date" office:date-value="2015-09-18">
              <text:p>09/18/15</text:p>
            </table:table-cell>
            <table:table-cell office:value-type="time" office:time-value="PT11H00M00S">
              <text:p>11:00</text:p>
            </table:table-cell>
            <table:table-cell office:value-type="string">
              <text:p>NH2</text:p>
            </table:table-cell>
            <table:table-cell office:value-type="string">
              <text:p>NRT</text:p>
            </table:table-cell>
            <table:table-cell office:value-type="string">
              <text:p>IAD</text:p>
            </table:table-cell>
            <table:table-cell office:value-type="string">
              <text:p>b</text:p>
            </table:table-cell>
            <table:table-cell office:value-type="float" office:value="773">
              <text:p>773</text:p>
            </table:table-cell>
            <table:table-cell office:value-type="float" office:value="6753">
              <text:p>6753</text:p>
            </table:table-cell>
            <table:table-cell/>
            <table:table-cell office:value-type="string">
              <text:p>Left an hour late because typhoon. Visit Carl.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92]+1" office:value-type="float" office:value="61">
              <text:p>61</text:p>
            </table:table-cell>
            <table:table-cell table:formula="of:=[.C293]-[.C292]" office:value-type="float" office:value="1">
              <text:p>1</text:p>
            </table:table-cell>
            <table:table-cell office:value-type="date" office:date-value="2015-09-19">
              <text:p>09/19/15</text:p>
            </table:table-cell>
            <table:table-cell office:value-type="time" office:time-value="PT10H25M00S">
              <text:p>10:25</text:p>
            </table:table-cell>
            <table:table-cell office:value-type="string">
              <text:p>AA3893</text:p>
            </table:table-cell>
            <table:table-cell office:value-type="string">
              <text:p>DCA</text:p>
            </table:table-cell>
            <table:table-cell office:value-type="string">
              <text:p>BTV</text:p>
            </table:table-cell>
            <table:table-cell office:value-type="string">
              <text:p>c</text:p>
            </table:table-cell>
            <table:table-cell office:value-type="string">
              <text:p>E145</text:p>
            </table:table-cell>
            <table:table-cell office:value-type="float" office:value="437">
              <text:p>437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93]+1" office:value-type="float" office:value="62">
              <text:p>62</text:p>
            </table:table-cell>
            <table:table-cell table:formula="of:=[.C294]-[.C293]" office:value-type="float" office:value="2">
              <text:p>2</text:p>
            </table:table-cell>
            <table:table-cell office:value-type="date" office:date-value="2015-09-21">
              <text:p>09/21/15</text:p>
            </table:table-cell>
            <table:table-cell office:value-type="time" office:time-value="PT11H25M00S">
              <text:p>11:25</text:p>
            </table:table-cell>
            <table:table-cell office:value-type="string">
              <text:p>UA3358</text:p>
            </table:table-cell>
            <table:table-cell table:style-name="ce25" office:value-type="string">
              <text:p>BTV</text:p>
            </table:table-cell>
            <table:table-cell table:style-name="ce19" office:value-type="string">
              <text:p>IAD</text:p>
            </table:table-cell>
            <table:table-cell office:value-type="string">
              <text:p>c</text:p>
            </table:table-cell>
            <table:table-cell office:value-type="string">
              <text:p>E145</text:p>
            </table:table-cell>
            <table:table-cell office:value-type="float" office:value="441">
              <text:p>441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94]+1" office:value-type="float" office:value="63">
              <text:p>63</text:p>
            </table:table-cell>
            <table:table-cell table:formula="of:=[.C295]-[.C294]" office:value-type="float" office:value="0">
              <text:p>0</text:p>
            </table:table-cell>
            <table:table-cell office:value-type="date" office:date-value="2015-09-21">
              <text:p>09/21/15</text:p>
            </table:table-cell>
            <table:table-cell office:value-type="time" office:time-value="PT17H20M00S">
              <text:p>17:20</text:p>
            </table:table-cell>
            <table:table-cell office:value-type="string">
              <text:p>UA644</text:p>
            </table:table-cell>
            <table:table-cell office:value-type="string">
              <text:p>IAD</text:p>
            </table:table-cell>
            <table:table-cell office:value-type="string">
              <text:p>SFO</text:p>
            </table:table-cell>
            <table:table-cell office:value-type="string">
              <text:p>c</text:p>
            </table:table-cell>
            <table:table-cell office:value-type="float" office:value="772">
              <text:p>772</text:p>
            </table:table-cell>
            <table:table-cell office:value-type="float" office:value="2419">
              <text:p>2419</text:p>
            </table:table-cell>
            <table:table-cell table:number-columns-repeated="1014"/>
          </table:table-row>
        </table:table-row-group>
        <table:table-row-group>
          <table:table-row table:style-name="ro1">
            <table:table-cell table:formula="of:=[.A295]+1" office:value-type="float" office:value="64">
              <text:p>64</text:p>
            </table:table-cell>
            <table:table-cell table:formula="of:=[.C296]-[.C295]" office:value-type="float" office:value="4">
              <text:p>4</text:p>
            </table:table-cell>
            <table:table-cell office:value-type="date" office:date-value="2015-09-25">
              <text:p>09/25/15</text:p>
            </table:table-cell>
            <table:table-cell office:value-type="time" office:time-value="PT12H45M00S">
              <text:p>12:45</text:p>
            </table:table-cell>
            <table:table-cell office:value-type="string">
              <text:p>UA7924</text:p>
            </table:table-cell>
            <table:table-cell office:value-type="string">
              <text:p>SJC</text:p>
            </table:table-cell>
            <table:table-cell office:value-type="string">
              <text:p>NRT</text:p>
            </table:table-cell>
            <table:table-cell office:value-type="string">
              <text:p>b</text:p>
            </table:table-cell>
            <table:table-cell office:value-type="float" office:value="788">
              <text:p>788</text:p>
            </table:table-cell>
            <table:table-cell office:value-type="float" office:value="5154">
              <text:p>5154</text:p>
            </table:table-cell>
            <table:table-cell/>
            <table:table-cell office:value-type="string">
              <text:p>ANA codeshare</text:p>
            </table:table-cell>
            <table:table-cell table:number-columns-repeated="1012"/>
          </table:table-row>
        </table:table-row-group>
        <table:table-row-group>
          <table:table-row table:style-name="ro1">
            <table:table-cell table:formula="of:=[.A296]+1" office:value-type="float" office:value="65">
              <text:p>65</text:p>
            </table:table-cell>
            <table:table-cell/>
            <table:table-cell office:value-type="date" office:date-value="2015-09-28">
              <text:p>09/28/15</text:p>
            </table:table-cell>
            <table:table-cell office:value-type="time" office:time-value="PT09H20M00S">
              <text:p>09:20</text:p>
            </table:table-cell>
            <table:table-cell office:value-type="string">
              <text:p>SQ631</text:p>
            </table:table-cell>
            <table:table-cell office:value-type="string">
              <text:p>HND</text:p>
            </table:table-cell>
            <table:table-cell office:value-type="string">
              <text:p>SIN</text:p>
            </table:table-cell>
            <table:table-cell office:value-type="string">
              <text:p>b</text:p>
            </table:table-cell>
            <table:table-cell office:value-type="float" office:value="773">
              <text:p>773</text:p>
            </table:table-cell>
            <table:table-cell office:value-type="float" office:value="3288">
              <text:p>3288</text:p>
            </table:table-cell>
            <table:table-cell table:number-columns-repeated="1014"/>
          </table:table-row>
        </table:table-row-group>
        <table:table-row table:style-name="ro1">
          <table:table-cell table:formula="of:=[.A297]+1" office:value-type="float" office:value="66">
            <text:p>66</text:p>
          </table:table-cell>
          <table:table-cell table:formula="of:=[.C298]-[.C297]" office:value-type="float" office:value="2">
            <text:p>2</text:p>
          </table:table-cell>
          <table:table-cell office:value-type="date" office:date-value="2015-09-30">
            <text:p>09/30/15</text:p>
          </table:table-cell>
          <table:table-cell office:value-type="time" office:time-value="PT09H25M00S">
            <text:p>09:25</text:p>
          </table:table-cell>
          <table:table-cell office:value-type="string">
            <text:p>SQ956</text:p>
          </table:table-cell>
          <table:table-cell office:value-type="string">
            <text:p>SIN</text:p>
          </table:table-cell>
          <table:table-cell office:value-type="string">
            <text:p>JKT</text:p>
          </table:table-cell>
          <table:table-cell office:value-type="string">
            <text:p>b</text:p>
          </table:table-cell>
          <table:table-cell office:value-type="float" office:value="773">
            <text:p>773</text:p>
          </table:table-cell>
          <table:table-cell office:value-type="float" office:value="552">
            <text:p>552</text:p>
          </table:table-cell>
          <table:table-cell table:number-columns-repeated="1014"/>
        </table:table-row>
        <table:table-row table:style-name="ro1">
          <table:table-cell table:formula="of:=[.A298]+1" office:value-type="float" office:value="67">
            <text:p>67</text:p>
          </table:table-cell>
          <table:table-cell table:formula="of:=[.C299]-[.C298]" office:value-type="float" office:value="2">
            <text:p>2</text:p>
          </table:table-cell>
          <table:table-cell office:value-type="date" office:date-value="2015-10-02">
            <text:p>10/02/15</text:p>
          </table:table-cell>
          <table:table-cell office:value-type="time" office:time-value="PT06H50M00S">
            <text:p>06:50</text:p>
          </table:table-cell>
          <table:table-cell office:value-type="string">
            <text:p>jl720</text:p>
          </table:table-cell>
          <table:table-cell office:value-type="string">
            <text:p>JKT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3616">
            <text:p>3616</text:p>
          </table:table-cell>
          <table:table-cell/>
          <table:table-cell office:value-type="string">
            <text:p>Now have $45.7k PQD from United. Expect I'll need 50+ to make GS next year.</text:p>
          </table:table-cell>
          <table:table-cell table:number-columns-repeated="1012"/>
        </table:table-row>
        <table:table-row table:style-name="ro1">
          <table:table-cell table:formula="of:=[.A299]+1" office:value-type="float" office:value="68">
            <text:p>68</text:p>
          </table:table-cell>
          <table:table-cell/>
          <table:table-cell office:value-type="date" office:date-value="2015-10-11">
            <text:p>10/11/15</text:p>
          </table:table-cell>
          <table:table-cell office:value-type="time" office:time-value="PT19H35M00S">
            <text:p>19:35</text:p>
          </table:table-cell>
          <table:table-cell office:value-type="string">
            <text:p>JL771</text:p>
          </table:table-cell>
          <table:table-cell office:value-type="string">
            <text:p>NRT</text:p>
          </table:table-cell>
          <table:table-cell table:style-name="ce19" office:value-type="string">
            <text:p>SYD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4846">
            <text:p>4846</text:p>
          </table:table-cell>
          <table:table-cell table:number-columns-repeated="1014"/>
        </table:table-row>
        <table:table-row table:style-name="ro1">
          <table:table-cell table:formula="of:=[.A300]+1" office:value-type="float" office:value="69">
            <text:p>69</text:p>
          </table:table-cell>
          <table:table-cell table:formula="of:=[.C301]-[.C300]" office:value-type="float" office:value="2">
            <text:p>2</text:p>
          </table:table-cell>
          <table:table-cell office:value-type="date" office:date-value="2015-10-13">
            <text:p>10/13/15</text:p>
          </table:table-cell>
          <table:table-cell table:style-name="ce16" office:value-type="time" office:time-value="PT17H30M00S">
            <text:p>17:30</text:p>
          </table:table-cell>
          <table:table-cell office:value-type="string">
            <text:p>QF455</text:p>
          </table:table-cell>
          <table:table-cell table:formula="of:=[.G300]" office:value-type="string" office:string-value="SYD">
            <text:p>SYD</text:p>
          </table:table-cell>
          <table:table-cell table:style-name="ce19" office:value-type="string">
            <text:p>MEL</text:p>
          </table:table-cell>
          <table:table-cell table:style-name="ce19" office:value-type="string">
            <text:p>b</text:p>
          </table:table-cell>
          <table:table-cell table:style-name="ce19" office:value-type="float" office:value="738">
            <text:p>738</text:p>
          </table:table-cell>
          <table:table-cell table:style-name="ce36" office:value-type="float" office:value="439">
            <text:p>439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formula="of:=[.A301]+1" office:value-type="float" office:value="70">
            <text:p>70</text:p>
          </table:table-cell>
          <table:table-cell table:formula="of:=[.C302]-[.C301]" office:value-type="float" office:value="2">
            <text:p>2</text:p>
          </table:table-cell>
          <table:table-cell office:value-type="date" office:date-value="2015-10-15">
            <text:p>10/15/15</text:p>
          </table:table-cell>
          <table:table-cell office:value-type="time" office:time-value="PT07H20M00S">
            <text:p>07:20</text:p>
          </table:table-cell>
          <table:table-cell office:value-type="string">
            <text:p>QF804</text:p>
          </table:table-cell>
          <table:table-cell table:formula="of:=[.G301]" office:value-type="string" office:string-value="MEL">
            <text:p>MEL</text:p>
          </table:table-cell>
          <table:table-cell table:style-name="ce19" office:value-type="string">
            <text:p>CBR</text:p>
          </table:table-cell>
          <table:table-cell table:style-name="ce19" office:value-type="string">
            <text:p>b</text:p>
          </table:table-cell>
          <table:table-cell table:style-name="ce19" office:value-type="float" office:value="738">
            <text:p>738</text:p>
          </table:table-cell>
          <table:table-cell table:style-name="ce36" office:value-type="float" office:value="292">
            <text:p>292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formula="of:=[.A302]+1" office:value-type="float" office:value="71">
            <text:p>71</text:p>
          </table:table-cell>
          <table:table-cell table:formula="of:=[.C303]-[.C302]" office:value-type="float" office:value="1">
            <text:p>1</text:p>
          </table:table-cell>
          <table:table-cell office:value-type="date" office:date-value="2015-10-16">
            <text:p>10/16/15</text:p>
          </table:table-cell>
          <table:table-cell office:value-type="time" office:time-value="PT06H30M00S">
            <text:p>06:30</text:p>
          </table:table-cell>
          <table:table-cell office:value-type="string">
            <text:p>QF1510</text:p>
          </table:table-cell>
          <table:table-cell table:formula="of:=[.G302]" office:value-type="string" office:string-value="CBR">
            <text:p>CBR</text:p>
          </table:table-cell>
          <table:table-cell table:style-name="ce19" office:value-type="string">
            <text:p>SYD</text:p>
          </table:table-cell>
          <table:table-cell table:style-name="ce19" office:value-type="string">
            <text:p>b</text:p>
          </table:table-cell>
          <table:table-cell table:style-name="ce19" office:value-type="float" office:value="717">
            <text:p>717</text:p>
          </table:table-cell>
          <table:table-cell table:style-name="ce36" office:value-type="float" office:value="147">
            <text:p>147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formula="of:=[.A303]+1" office:value-type="float" office:value="72">
            <text:p>72</text:p>
          </table:table-cell>
          <table:table-cell table:formula="of:=[.C304]-[.C303]" office:value-type="float" office:value="0">
            <text:p>0</text:p>
          </table:table-cell>
          <table:table-cell office:value-type="date" office:date-value="2015-10-16">
            <text:p>10/16/15</text:p>
          </table:table-cell>
          <table:table-cell office:value-type="time" office:time-value="PT09H15M00S">
            <text:p>09:15</text:p>
          </table:table-cell>
          <table:table-cell office:value-type="string">
            <text:p>QF25</text:p>
          </table:table-cell>
          <table:table-cell table:formula="of:=[.G303]" office:value-type="string" office:string-value="SYD">
            <text:p>SYD</text:p>
          </table:table-cell>
          <table:table-cell table:style-name="ce19" office:value-type="string">
            <text:p>HND</text:p>
          </table:table-cell>
          <table:table-cell table:style-name="ce19" office:value-type="string">
            <text:p>b</text:p>
          </table:table-cell>
          <table:table-cell table:style-name="ce19" office:value-type="float" office:value="744">
            <text:p>744</text:p>
          </table:table-cell>
          <table:table-cell table:style-name="ce36" office:value-type="float" office:value="4837">
            <text:p>4837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formula="of:=[.A304]+1" office:value-type="float" office:value="73">
            <text:p>73</text:p>
          </table:table-cell>
          <table:table-cell/>
          <table:table-cell office:value-type="date" office:date-value="2015-10-20">
            <text:p>10/20/15</text:p>
          </table:table-cell>
          <table:table-cell office:value-type="time" office:time-value="PT17H55M00S">
            <text:p>17:55</text:p>
          </table:table-cell>
          <table:table-cell office:value-type="string">
            <text:p>UA882</text:p>
          </table:table-cell>
          <table:table-cell office:value-type="string">
            <text:p>NRT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b</text:p>
          </table:table-cell>
          <table:table-cell table:style-name="ce19" office:value-type="float" office:value="744">
            <text:p>744</text:p>
          </table:table-cell>
          <table:table-cell office:value-type="float" office:value="6274">
            <text:p>6274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12"/>
        </table:table-row>
        <table:table-row table:style-name="ro1">
          <table:table-cell table:formula="of:=[.A305]+1" office:value-type="float" office:value="74">
            <text:p>74</text:p>
          </table:table-cell>
          <table:table-cell table:formula="of:=[.C306]-[.C305]" office:value-type="float" office:value="0">
            <text:p>0</text:p>
          </table:table-cell>
          <table:table-cell office:value-type="date" office:date-value="2015-10-20">
            <text:p>10/20/15</text:p>
          </table:table-cell>
          <table:table-cell office:value-type="time" office:time-value="PT17H45M00S">
            <text:p>17:45</text:p>
          </table:table-cell>
          <table:table-cell office:value-type="string">
            <text:p>UA551</text:p>
          </table:table-cell>
          <table:table-cell table:formula="of:=[.G305]" office:value-type="string" office:string-value="ORD">
            <text:p>ORD</text:p>
          </table:table-cell>
          <table:table-cell table:style-name="ce19" office:value-type="string">
            <text:p>BTV</text:p>
          </table:table-cell>
          <table:table-cell table:style-name="ce27" office:value-type="string">
            <text:p>b</text:p>
          </table:table-cell>
          <table:table-cell table:style-name="ce19" office:value-type="float" office:value="319">
            <text:p>319</text:p>
          </table:table-cell>
          <table:table-cell office:value-type="float" office:value="763">
            <text:p>763</text:p>
          </table:table-cell>
          <table:table-cell table:style-name="ce19" office:value-type="string">
            <text:p>*</text:p>
          </table:table-cell>
          <table:table-cell office:value-type="string">
            <text:p>Hill Reunion</text:p>
          </table:table-cell>
          <table:table-cell table:number-columns-repeated="1012"/>
        </table:table-row>
        <table:table-row table:style-name="ro1">
          <table:table-cell table:formula="of:=[.A306]+1" office:value-type="float" office:value="75">
            <text:p>75</text:p>
          </table:table-cell>
          <table:table-cell table:formula="of:=[.C307]-[.C306]" office:value-type="float" office:value="5">
            <text:p>5</text:p>
          </table:table-cell>
          <table:table-cell office:value-type="date" office:date-value="2015-10-25">
            <text:p>10/25/15</text:p>
          </table:table-cell>
          <table:table-cell office:value-type="time" office:time-value="PT10H42M00S">
            <text:p>10:42</text:p>
          </table:table-cell>
          <table:table-cell office:value-type="string">
            <text:p>UA4233</text:p>
          </table:table-cell>
          <table:table-cell table:formula="of:=[.G306]" office:value-type="string" office:string-value="BTV">
            <text:p>BTV</text:p>
          </table:table-cell>
          <table:table-cell table:style-name="ce19" office:value-type="string">
            <text:p>EWR</text:p>
          </table:table-cell>
          <table:table-cell table:style-name="ce27" office:value-type="string">
            <text:p>b</text:p>
          </table:table-cell>
          <table:table-cell office:value-type="string">
            <text:p>E145</text:p>
          </table:table-cell>
          <table:table-cell table:style-name="ce36" office:value-type="float" office:value="266">
            <text:p>266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12"/>
        </table:table-row>
        <table:table-row table:style-name="ro1">
          <table:table-cell table:formula="of:=[.A307]+1" office:value-type="float" office:value="76">
            <text:p>76</text:p>
          </table:table-cell>
          <table:table-cell table:formula="of:=[.C308]-[.C307]" office:value-type="float" office:value="0">
            <text:p>0</text:p>
          </table:table-cell>
          <table:table-cell office:value-type="date" office:date-value="2015-10-25">
            <text:p>10/25/15</text:p>
          </table:table-cell>
          <table:table-cell office:value-type="time" office:time-value="PT13H00M00S">
            <text:p>13:00</text:p>
          </table:table-cell>
          <table:table-cell office:value-type="string">
            <text:p>UA89</text:p>
          </table:table-cell>
          <table:table-cell table:formula="of:=[.G307]" office:value-type="string" office:string-value="EWR">
            <text:p>EWR</text:p>
          </table:table-cell>
          <table:table-cell office:value-type="string">
            <text:p>PEK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831">
            <text:p>6831</text:p>
          </table:table-cell>
          <table:table-cell table:style-name="ce19" office:value-type="string">
            <text:p>*</text:p>
          </table:table-cell>
          <table:table-cell table:number-columns-repeated="1013"/>
        </table:table-row>
        <table:table-row table:style-name="ro1">
          <table:table-cell table:formula="of:=[.A308]+1" office:value-type="float" office:value="77">
            <text:p>77</text:p>
          </table:table-cell>
          <table:table-cell table:formula="of:=[.C309]-[.C308]" office:value-type="float" office:value="1">
            <text:p>1</text:p>
          </table:table-cell>
          <table:table-cell office:value-type="date" office:date-value="2015-10-26">
            <text:p>10/26/15</text:p>
          </table:table-cell>
          <table:table-cell office:value-type="time" office:time-value="PT19H40M00S">
            <text:p>19:40</text:p>
          </table:table-cell>
          <table:table-cell office:value-type="string">
            <text:p>CA821</text:p>
          </table:table-cell>
          <table:table-cell table:formula="of:=[.G308]" office:value-type="string" office:string-value="PEK">
            <text:p>PEK</text:p>
          </table:table-cell>
          <table:table-cell office:value-type="string">
            <text:p>HKT</text:p>
          </table:table-cell>
          <table:table-cell office:value-type="string">
            <text:p>b</text:p>
          </table:table-cell>
          <table:table-cell office:value-type="float" office:value="738">
            <text:p>738</text:p>
          </table:table-cell>
          <table:table-cell office:value-type="float" office:value="2473">
            <text:p>2473</text:p>
          </table:table-cell>
          <table:table-cell/>
          <table:table-cell office:value-type="string">
            <text:p>FY16 planning/HDS conference</text:p>
          </table:table-cell>
          <table:table-cell table:number-columns-repeated="1012"/>
        </table:table-row>
        <table:table-row table:style-name="ro1">
          <table:table-cell table:formula="of:=[.A309]+1" office:value-type="float" office:value="78">
            <text:p>78</text:p>
          </table:table-cell>
          <table:table-cell table:formula="of:=[.C310]-[.C309]" office:value-type="float" office:value="4">
            <text:p>4</text:p>
          </table:table-cell>
          <table:table-cell office:value-type="date" office:date-value="2015-10-30">
            <text:p>10/30/15</text:p>
          </table:table-cell>
          <table:table-cell office:value-type="time" office:time-value="PT07H20M00S">
            <text:p>07:20</text:p>
          </table:table-cell>
          <table:table-cell office:value-type="string">
            <text:p>TG226</text:p>
          </table:table-cell>
          <table:table-cell table:formula="of:=[.G309]" office:value-type="string" office:string-value="HKT">
            <text:p>HKT</text:p>
          </table:table-cell>
          <table:table-cell office:value-type="string">
            <text:p>BKK</text:p>
          </table:table-cell>
          <table:table-cell office:value-type="string">
            <text:p>c</text:p>
          </table:table-cell>
          <table:table-cell office:value-type="float" office:value="322">
            <text:p>322</text:p>
          </table:table-cell>
          <table:table-cell office:value-type="float" office:value="417">
            <text:p>417</text:p>
          </table:table-cell>
          <table:table-cell table:number-columns-repeated="1014"/>
        </table:table-row>
        <table:table-row table:style-name="ro1">
          <table:table-cell table:formula="of:=[.A310]+1" office:value-type="float" office:value="79">
            <text:p>79</text:p>
          </table:table-cell>
          <table:table-cell table:formula="of:=[.C311]-[.C310]" office:value-type="float" office:value="0">
            <text:p>0</text:p>
          </table:table-cell>
          <table:table-cell office:value-type="date" office:date-value="2015-10-30">
            <text:p>10/30/15</text:p>
          </table:table-cell>
          <table:table-cell office:value-type="time" office:time-value="PT11H20M00S">
            <text:p>11:20</text:p>
          </table:table-cell>
          <table:table-cell office:value-type="string">
            <text:p>NH848</text:p>
          </table:table-cell>
          <table:table-cell table:formula="of:=[.G310]" office:value-type="string" office:string-value="BKK">
            <text:p>BKK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2852">
            <text:p>2852</text:p>
          </table:table-cell>
          <table:table-cell table:number-columns-repeated="1014"/>
        </table:table-row>
        <table:table-row table:style-name="ro1">
          <table:table-cell table:formula="of:=[.A311]+1" office:value-type="float" office:value="80">
            <text:p>80</text:p>
          </table:table-cell>
          <table:table-cell/>
          <table:table-cell office:value-type="date" office:date-value="2015-11-04">
            <text:p>11/04/15</text:p>
          </table:table-cell>
          <table:table-cell office:value-type="time" office:time-value="PT17H30M00S">
            <text:p>17:30</text:p>
          </table:table-cell>
          <table:table-cell office:value-type="string">
            <text:p>UA7923</text:p>
          </table:table-cell>
          <table:table-cell office:value-type="string">
            <text:p>NRT</text:p>
          </table:table-cell>
          <table:table-cell office:value-type="string">
            <text:p>SJC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5154">
            <text:p>5154</text:p>
          </table:table-cell>
          <table:table-cell table:style-name="ce19" office:value-type="string">
            <text:p>*</text:p>
          </table:table-cell>
          <table:table-cell office:value-type="string">
            <text:p>SKO</text:p>
          </table:table-cell>
          <table:table-cell table:number-columns-repeated="1012"/>
        </table:table-row>
        <table:table-row table:style-name="ro1">
          <table:table-cell table:formula="of:=[.A312]+1" office:value-type="float" office:value="81">
            <text:p>81</text:p>
          </table:table-cell>
          <table:table-cell table:formula="of:=[.C313]-[.C312]" office:value-type="float" office:value="10">
            <text:p>10</text:p>
          </table:table-cell>
          <table:table-cell office:value-type="date" office:date-value="2015-11-14">
            <text:p>11/14/15</text:p>
          </table:table-cell>
          <table:table-cell office:value-type="time" office:time-value="PT08H03M00S">
            <text:p>08:03</text:p>
          </table:table-cell>
          <table:table-cell office:value-type="string">
            <text:p>UA247</text:p>
          </table:table-cell>
          <table:table-cell table:formula="of:=[.G312]" office:value-type="string" office:string-value="SJC">
            <text:p>SJC</text:p>
          </table:table-cell>
          <table:table-cell office:value-type="string">
            <text:p>DEN</text:p>
          </table:table-cell>
          <table:table-cell office:value-type="string">
            <text:p>b</text:p>
          </table:table-cell>
          <table:table-cell office:value-type="float" office:value="319">
            <text:p>319</text:p>
          </table:table-cell>
          <table:table-cell office:value-type="float" office:value="948">
            <text:p>948</text:p>
          </table:table-cell>
          <table:table-cell table:style-name="ce19" office:value-type="string">
            <text:p>*</text:p>
          </table:table-cell>
          <table:table-cell table:number-columns-repeated="1013"/>
        </table:table-row>
        <table:table-row table:style-name="ro1">
          <table:table-cell table:formula="of:=[.A313]+1" office:value-type="float" office:value="82">
            <text:p>82</text:p>
          </table:table-cell>
          <table:table-cell/>
          <table:table-cell office:value-type="date" office:date-value="2015-11-16">
            <text:p>11/16/15</text:p>
          </table:table-cell>
          <table:table-cell office:value-type="time" office:time-value="PT12H10M00S">
            <text:p>12:10</text:p>
          </table:table-cell>
          <table:table-cell office:value-type="string">
            <text:p>UA139</text:p>
          </table:table-cell>
          <table:table-cell table:formula="of:=[.G313]" office:value-type="string" office:string-value="DEN">
            <text:p>DEN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5787">
            <text:p>5787</text:p>
          </table:table-cell>
          <table:table-cell table:style-name="ce19"/>
          <table:table-cell table:number-columns-repeated="1013"/>
        </table:table-row>
        <table:table-row table:style-name="ro1">
          <table:table-cell table:formula="of:=[.A314]+1" office:value-type="float" office:value="83">
            <text:p>83</text:p>
          </table:table-cell>
          <table:table-cell/>
          <table:table-cell office:value-type="date" office:date-value="2015-12-19">
            <text:p>12/19/15</text:p>
          </table:table-cell>
          <table:table-cell office:value-type="time" office:time-value="PT17H55M00S">
            <text:p>17:55</text:p>
          </table:table-cell>
          <table:table-cell office:value-type="string">
            <text:p>UA882</text:p>
          </table:table-cell>
          <table:table-cell table:formula="of:=[.G314]" office:value-type="string" office:string-value="NRT">
            <text:p>NRT</text:p>
          </table:table-cell>
          <table:table-cell office:value-type="string">
            <text:p>ORD</text:p>
          </table:table-cell>
          <table:table-cell office:value-type="string">
            <text:p>c</text:p>
          </table:table-cell>
          <table:table-cell office:value-type="float" office:value="744">
            <text:p>744</text:p>
          </table:table-cell>
          <table:table-cell office:value-type="float" office:value="6274">
            <text:p>6274</text:p>
          </table:table-cell>
          <table:table-cell table:style-name="ce19" office:value-type="string">
            <text:p>*</text:p>
          </table:table-cell>
          <table:table-cell office:value-type="string">
            <text:p>xmas</text:p>
          </table:table-cell>
          <table:table-cell table:number-columns-repeated="1012"/>
        </table:table-row>
        <table:table-row table:style-name="ro1">
          <table:table-cell table:style-name="ce4" table:formula="of:=[.A315]+1" office:value-type="float" office:value="84">
            <text:p>84</text:p>
          </table:table-cell>
          <table:table-cell table:style-name="ce3" table:formula="of:=[.C316]-[.C315]" office:value-type="float" office:value="0">
            <text:p>0</text:p>
          </table:table-cell>
          <table:table-cell table:style-name="ce8" office:value-type="date" office:date-value="2015-12-19">
            <text:p>12/19/15</text:p>
          </table:table-cell>
          <table:table-cell table:style-name="ce14" office:value-type="time" office:time-value="PT17H30M00S">
            <text:p>17:30</text:p>
          </table:table-cell>
          <table:table-cell table:style-name="ce14" office:value-type="string">
            <text:p>UA3571</text:p>
          </table:table-cell>
          <table:table-cell table:style-name="ce22" table:formula="of:=[.G315]" office:value-type="string" office:string-value="ORD">
            <text:p>ORD</text:p>
          </table:table-cell>
          <table:table-cell table:style-name="ce3" office:value-type="string">
            <text:p>BTV</text:p>
          </table:table-cell>
          <table:table-cell table:style-name="ce3" office:value-type="string">
            <text:p>c</text:p>
          </table:table-cell>
          <table:table-cell table:style-name="ce30" office:value-type="string">
            <text:p>RJ170</text:p>
          </table:table-cell>
          <table:table-cell table:style-name="ce34" office:value-type="float" office:value="763">
            <text:p>763</text:p>
          </table:table-cell>
          <table:table-cell table:style-name="ce38" office:value-type="string">
            <text:p>*</text:p>
          </table:table-cell>
          <table:table-cell table:style-name="ce39" table:formula="of:=SUM([.J233:.J316])" office:value-type="float" office:value="188497">
            <text:p>188497</text:p>
          </table:table-cell>
          <table:table-cell table:style-name="ce3" table:number-columns-repeated="101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date" office:date-value="2016-01-10">
            <text:p>01/10/16</text:p>
          </table:table-cell>
          <table:table-cell office:value-type="time" office:time-value="PT10H30M00S">
            <text:p>10:30</text:p>
          </table:table-cell>
          <table:table-cell office:value-type="string">
            <text:p>UA79</text:p>
          </table:table-cell>
          <table:table-cell office:value-type="string">
            <text:p>EWR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732">
            <text:p>6732</text:p>
          </table:table-cell>
          <table:table-cell office:value-type="string">
            <text:p>*</text:p>
          </table:table-cell>
          <table:table-cell office:value-type="string">
            <text:p>Global Services this year! Upgraded on the un-upgradable Q class to Biz.</text:p>
          </table:table-cell>
          <table:table-cell table:number-columns-repeated="1012"/>
        </table:table-row>
        <table:table-row table:style-name="ro1">
          <table:table-cell table:formula="of:=[.A317]+1" office:value-type="float" office:value="2">
            <text:p>2</text:p>
          </table:table-cell>
          <table:table-cell/>
          <table:table-cell office:value-type="date" office:date-value="2016-01-31">
            <text:p>01/31/16</text:p>
          </table:table-cell>
          <table:table-cell/>
          <table:table-cell office:value-type="string">
            <text:p>SQ637</text:p>
          </table:table-cell>
          <table:table-cell table:formula="of:=[.G317]" office:value-type="string" office:string-value="NRT">
            <text:p>NRT</text:p>
          </table:table-cell>
          <table:table-cell office:value-type="string">
            <text:p>SIN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3300">
            <text:p>3300</text:p>
          </table:table-cell>
          <table:table-cell table:number-columns-repeated="1014"/>
        </table:table-row>
        <table:table-row table:style-name="ro1">
          <table:table-cell table:formula="of:=[.A318]+1" office:value-type="float" office:value="3">
            <text:p>3</text:p>
          </table:table-cell>
          <table:table-cell table:formula="of:=SUM([.B233:.B318])" office:value-type="float" office:value="161">
            <text:p>161</text:p>
          </table:table-cell>
          <table:table-cell office:value-type="date" office:date-value="2016-01-31">
            <text:p>01/31/16</text:p>
          </table:table-cell>
          <table:table-cell/>
          <table:table-cell office:value-type="string">
            <text:p>SQ528</text:p>
          </table:table-cell>
          <table:table-cell table:formula="of:=[.G318]" office:value-type="string" office:string-value="SIN">
            <text:p>SIN</text:p>
          </table:table-cell>
          <table:table-cell office:value-type="string">
            <text:p>MAA</text:p>
          </table:table-cell>
          <table:table-cell office:value-type="string">
            <text:p>b</text:p>
          </table:table-cell>
          <table:table-cell office:value-type="float" office:value="333">
            <text:p>333</text:p>
          </table:table-cell>
          <table:table-cell office:value-type="float" office:value="1816">
            <text:p>1816</text:p>
          </table:table-cell>
          <table:table-cell table:number-columns-repeated="1014"/>
        </table:table-row>
        <table:table-row table:style-name="ro1">
          <table:table-cell table:formula="of:=[.A319]+1" office:value-type="float" office:value="4">
            <text:p>4</text:p>
          </table:table-cell>
          <table:table-cell/>
          <table:table-cell office:value-type="date" office:date-value="2016-02-02">
            <text:p>02/02/16</text:p>
          </table:table-cell>
          <table:table-cell/>
          <table:table-cell table:style-name="ce19" office:value-type="string">
            <text:p>9W2311</text:p>
          </table:table-cell>
          <table:table-cell table:formula="of:=[.G319]" office:value-type="string" office:string-value="MAA">
            <text:p>MAA</text:p>
          </table:table-cell>
          <table:table-cell office:value-type="string">
            <text:p>BLR</text:p>
          </table:table-cell>
          <table:table-cell office:value-type="string">
            <text:p>c</text:p>
          </table:table-cell>
          <table:table-cell office:value-type="string">
            <text:p>ATR</text:p>
          </table:table-cell>
          <table:table-cell office:value-type="float" office:value="167">
            <text:p>167</text:p>
          </table:table-cell>
          <table:table-cell table:number-columns-repeated="1014"/>
        </table:table-row>
        <table:table-row table:style-name="ro1">
          <table:table-cell table:formula="of:=[.A320]+1" office:value-type="float" office:value="5">
            <text:p>5</text:p>
          </table:table-cell>
          <table:table-cell/>
          <table:table-cell office:value-type="date" office:date-value="2016-02-03">
            <text:p>02/03/16</text:p>
          </table:table-cell>
          <table:table-cell/>
          <table:table-cell table:style-name="ce19" office:value-type="string">
            <text:p>9W812</text:p>
          </table:table-cell>
          <table:table-cell table:formula="of:=[.G320]" office:value-type="string" office:string-value="BLR">
            <text:p>BLR</text:p>
          </table:table-cell>
          <table:table-cell office:value-type="string">
            <text:p>DEL</text:p>
          </table:table-cell>
          <table:table-cell office:value-type="string">
            <text:p>c</text:p>
          </table:table-cell>
          <table:table-cell office:value-type="float" office:value="738">
            <text:p>738</text:p>
          </table:table-cell>
          <table:table-cell office:value-type="float" office:value="1058">
            <text:p>1058</text:p>
          </table:table-cell>
          <table:table-cell table:number-columns-repeated="1014"/>
        </table:table-row>
        <table:table-row table:style-name="ro1">
          <table:table-cell table:formula="of:=[.A321]+1" office:value-type="float" office:value="6">
            <text:p>6</text:p>
          </table:table-cell>
          <table:table-cell/>
          <table:table-cell office:value-type="date" office:date-value="2016-02-06">
            <text:p>02/06/16</text:p>
          </table:table-cell>
          <table:table-cell/>
          <table:table-cell office:value-type="string">
            <text:p>NH828</text:p>
          </table:table-cell>
          <table:table-cell table:formula="of:=[.G321]" office:value-type="string" office:string-value="DEL">
            <text:p>DEL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63">
            <text:p>763</text:p>
          </table:table-cell>
          <table:table-cell office:value-type="float" office:value="3678">
            <text:p>3678</text:p>
          </table:table-cell>
          <table:table-cell table:number-columns-repeated="1014"/>
        </table:table-row>
        <table:table-row table:style-name="ro1">
          <table:table-cell table:formula="of:=[.A322]+1" office:value-type="float" office:value="7">
            <text:p>7</text:p>
          </table:table-cell>
          <table:table-cell/>
          <table:table-cell office:value-type="date" office:date-value="2016-02-08">
            <text:p>02/08/16</text:p>
          </table:table-cell>
          <table:table-cell office:value-type="time" office:time-value="PT17H00M00S">
            <text:p>17:00</text:p>
          </table:table-cell>
          <table:table-cell office:value-type="string">
            <text:p>UA7923</text:p>
          </table:table-cell>
          <table:table-cell office:value-type="string">
            <text:p>NRT</text:p>
          </table:table-cell>
          <table:table-cell office:value-type="string">
            <text:p>SJC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5154">
            <text:p>5154</text:p>
          </table:table-cell>
          <table:table-cell office:value-type="string">
            <text:p>*</text:p>
          </table:table-cell>
          <table:table-cell office:value-type="string">
            <text:p>SLF</text:p>
          </table:table-cell>
          <table:table-cell table:number-columns-repeated="1012"/>
        </table:table-row>
        <table:table-row table:style-name="ro1">
          <table:table-cell table:formula="of:=[.A323]+1" office:value-type="float" office:value="8">
            <text:p>8</text:p>
          </table:table-cell>
          <table:table-cell/>
          <table:table-cell office:value-type="date" office:date-value="2016-02-11">
            <text:p>02/11/16</text:p>
          </table:table-cell>
          <table:table-cell office:value-type="time" office:time-value="PT11H10M00S">
            <text:p>11:10</text:p>
          </table:table-cell>
          <table:table-cell office:value-type="string">
            <text:p>UA535</text:p>
          </table:table-cell>
          <table:table-cell office:value-type="string">
            <text:p>SFO</text:p>
          </table:table-cell>
          <table:table-cell office:value-type="string">
            <text:p>EWR</text:p>
          </table:table-cell>
          <table:table-cell office:value-type="string">
            <text:p>b</text:p>
          </table:table-cell>
          <table:table-cell office:value-type="float" office:value="752">
            <text:p>752</text:p>
          </table:table-cell>
          <table:table-cell office:value-type="float" office:value="2565">
            <text:p>2565</text:p>
          </table:table-cell>
          <table:table-cell office:value-type="string">
            <text:p>*</text:p>
          </table:table-cell>
          <table:table-cell office:value-type="string">
            <text:p>last minute upgrade on low class ticket</text:p>
          </table:table-cell>
          <table:table-cell table:number-columns-repeated="1012"/>
        </table:table-row>
        <table:table-row table:style-name="ro1">
          <table:table-cell table:formula="of:=[.A324]+1" office:value-type="float" office:value="9">
            <text:p>9</text:p>
          </table:table-cell>
          <table:table-cell/>
          <table:table-cell office:value-type="date" office:date-value="2016-02-12">
            <text:p>02/12/16</text:p>
          </table:table-cell>
          <table:table-cell office:value-type="time" office:time-value="PT21H00M00S">
            <text:p>21:00</text:p>
          </table:table-cell>
          <table:table-cell office:value-type="string">
            <text:p>UA3584</text:p>
          </table:table-cell>
          <table:table-cell table:formula="of:=[.G324]" office:value-type="string" office:string-value="EWR">
            <text:p>EWR</text:p>
          </table:table-cell>
          <table:table-cell office:value-type="string">
            <text:p>BTV</text:p>
          </table:table-cell>
          <table:table-cell office:value-type="string">
            <text:p>c</text:p>
          </table:table-cell>
          <table:table-cell office:value-type="string">
            <text:p>E170</text:p>
          </table:table-cell>
          <table:table-cell table:style-name="ce36" office:value-type="float" office:value="266">
            <text:p>266</text:p>
          </table:table-cell>
          <table:table-cell office:value-type="string">
            <text:p>*</text:p>
          </table:table-cell>
          <table:table-cell office:value-type="string">
            <text:p>Neuro, dinners with Peter, Bill, Roy</text:p>
          </table:table-cell>
          <table:table-cell table:number-columns-repeated="1012"/>
        </table:table-row>
        <table:table-row table:style-name="ro1">
          <table:table-cell table:formula="of:=[.A325]+1" office:value-type="float" office:value="10">
            <text:p>10</text:p>
          </table:table-cell>
          <table:table-cell/>
          <table:table-cell office:value-type="date" office:date-value="2016-02-15">
            <text:p>02/15/16</text:p>
          </table:table-cell>
          <table:table-cell office:value-type="time" office:time-value="PT15H00M00S">
            <text:p>15:00</text:p>
          </table:table-cell>
          <table:table-cell office:value-type="string">
            <text:p>UA1070</text:p>
          </table:table-cell>
          <table:table-cell table:formula="of:=[.G325]" office:value-type="string" office:string-value="BTV">
            <text:p>BTV</text:p>
          </table:table-cell>
          <table:table-cell office:value-type="string">
            <text:p>ORD</text:p>
          </table:table-cell>
          <table:table-cell office:value-type="string">
            <text:p>c</text:p>
          </table:table-cell>
          <table:table-cell office:value-type="float" office:value="737">
            <text:p>737</text:p>
          </table:table-cell>
          <table:table-cell table:style-name="ce37" office:value-type="float" office:value="763">
            <text:p>763</text:p>
          </table:table-cell>
          <table:table-cell office:value-type="string">
            <text:p>*</text:p>
          </table:table-cell>
          <table:table-cell office:value-type="string">
            <text:p>Left six hours late because of some navigational equip problem and swap</text:p>
          </table:table-cell>
          <table:table-cell table:number-columns-repeated="1012"/>
        </table:table-row>
        <table:table-row table:style-name="ro1">
          <table:table-cell table:formula="of:=[.A326]+1" office:value-type="float" office:value="11">
            <text:p>11</text:p>
          </table:table-cell>
          <table:table-cell/>
          <table:table-cell office:value-type="date" office:date-value="2016-02-15">
            <text:p>02/15/16</text:p>
          </table:table-cell>
          <table:table-cell office:value-type="time" office:time-value="PT12H30M00S">
            <text:p>12:30</text:p>
          </table:table-cell>
          <table:table-cell office:value-type="string">
            <text:p>UA881</text:p>
          </table:table-cell>
          <table:table-cell table:formula="of:=[.G326]" office:value-type="string" office:string-value="ORD">
            <text:p>ORD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44">
            <text:p>744</text:p>
          </table:table-cell>
          <table:table-cell table:style-name="ce37" office:value-type="float" office:value="6274">
            <text:p>6274</text:p>
          </table:table-cell>
          <table:table-cell office:value-type="string">
            <text:p>*</text:p>
          </table:table-cell>
          <table:table-cell office:value-type="string">
            <text:p>A day later than planned after a night in Chicago I didn't want.</text:p>
          </table:table-cell>
          <table:table-cell table:number-columns-repeated="1012"/>
        </table:table-row>
        <table:table-row table:style-name="ro1">
          <table:table-cell table:formula="of:=[.A327]+1" office:value-type="float" office:value="12">
            <text:p>12</text:p>
          </table:table-cell>
          <table:table-cell/>
          <table:table-cell office:value-type="date" office:date-value="2016-03-06">
            <text:p>03/06/16</text:p>
          </table:table-cell>
          <table:table-cell office:value-type="time" office:time-value="PT11H00M00S">
            <text:p>11:00</text:p>
          </table:table-cell>
          <table:table-cell office:value-type="string">
            <text:p>NH841</text:p>
          </table:table-cell>
          <table:table-cell office:value-type="string">
            <text:p>HND</text:p>
          </table:table-cell>
          <table:table-cell office:value-type="string">
            <text:p>SIN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3288">
            <text:p>3288</text:p>
          </table:table-cell>
          <table:table-cell table:number-columns-repeated="1014"/>
        </table:table-row>
        <table:table-row table:style-name="ro1">
          <table:table-cell table:formula="of:=[.A328]+1" office:value-type="float" office:value="13">
            <text:p>13</text:p>
          </table:table-cell>
          <table:table-cell/>
          <table:table-cell office:value-type="date" office:date-value="2016-03-11">
            <text:p>03/11/16</text:p>
          </table:table-cell>
          <table:table-cell office:value-type="time" office:time-value="PT10H55M00S">
            <text:p>10:55</text:p>
          </table:table-cell>
          <table:table-cell office:value-type="string">
            <text:p>NH842</text:p>
          </table:table-cell>
          <table:table-cell table:formula="of:=[.G328]" office:value-type="string" office:string-value="SIN">
            <text:p>SIN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3288">
            <text:p>3288</text:p>
          </table:table-cell>
          <table:table-cell table:number-columns-repeated="1014"/>
        </table:table-row>
        <table:table-row table:style-name="ro1">
          <table:table-cell table:formula="of:=[.A329]+1" office:value-type="float" office:value="14">
            <text:p>14</text:p>
          </table:table-cell>
          <table:table-cell/>
          <table:table-cell office:value-type="date" office:date-value="2016-03-15">
            <text:p>03/15/16</text:p>
          </table:table-cell>
          <table:table-cell office:value-type="time" office:time-value="PT17H55M00S">
            <text:p>17:55</text:p>
          </table:table-cell>
          <table:table-cell office:value-type="string">
            <text:p>JL99</text:p>
          </table:table-cell>
          <table:table-cell table:formula="of:=[.G329]" office:value-type="string" office:string-value="HND">
            <text:p>HND</text:p>
          </table:table-cell>
          <table:table-cell office:value-type="string">
            <text:p>TSE</text:p>
          </table:table-cell>
          <table:table-cell office:value-type="string">
            <text:p>b</text:p>
          </table:table-cell>
          <table:table-cell office:value-type="float" office:value="763">
            <text:p>763</text:p>
          </table:table-cell>
          <table:table-cell office:value-type="float" office:value="1303">
            <text:p>1303</text:p>
          </table:table-cell>
          <table:table-cell/>
          <table:table-cell office:value-type="string">
            <text:p>NGMN conference</text:p>
          </table:table-cell>
          <table:table-cell table:number-columns-repeated="1012"/>
        </table:table-row>
        <table:table-row table:style-name="ro1">
          <table:table-cell table:formula="of:=[.A330]+1" office:value-type="float" office:value="15">
            <text:p>15</text:p>
          </table:table-cell>
          <table:table-cell/>
          <table:table-cell office:value-type="date" office:date-value="2016-03-17">
            <text:p>03/17/16</text:p>
          </table:table-cell>
          <table:table-cell office:value-type="time" office:time-value="PT18H15M00S">
            <text:p>18:15</text:p>
          </table:table-cell>
          <table:table-cell office:value-type="string">
            <text:p>JL5044</text:p>
          </table:table-cell>
          <table:table-cell table:formula="of:=[.G330]" office:value-type="string" office:string-value="TSE">
            <text:p>TSE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333">
            <text:p>333</text:p>
          </table:table-cell>
          <table:table-cell office:value-type="float" office:value="1303">
            <text:p>1303</text:p>
          </table:table-cell>
          <table:table-cell table:number-columns-repeated="1014"/>
        </table:table-row>
        <table:table-row table:style-name="ro1">
          <table:table-cell table:formula="of:=[.A331]+1" office:value-type="float" office:value="16">
            <text:p>16</text:p>
          </table:table-cell>
          <table:table-cell/>
          <table:table-cell office:value-type="date" office:date-value="2016-03-28">
            <text:p>03/28/16</text:p>
          </table:table-cell>
          <table:table-cell office:value-type="time" office:time-value="PT00H30M00S">
            <text:p>00:30</text:p>
          </table:table-cell>
          <table:table-cell office:value-type="string">
            <text:p>UA876</text:p>
          </table:table-cell>
          <table:table-cell table:formula="of:=[.G331]" office:value-type="string" office:string-value="HND">
            <text:p>HND</text:p>
          </table:table-cell>
          <table:table-cell office:value-type="string">
            <text:p>SFO</text:p>
          </table:table-cell>
          <table:table-cell office:value-type="string">
            <text:p>b</text:p>
          </table:table-cell>
          <table:table-cell office:value-type="float" office:value="789">
            <text:p>789</text:p>
          </table:table-cell>
          <table:table-cell office:value-type="float" office:value="5160">
            <text:p>5160</text:p>
          </table:table-cell>
          <table:table-cell/>
          <table:table-cell office:value-type="string">
            <text:p>CTO meeting</text:p>
          </table:table-cell>
          <table:table-cell table:number-columns-repeated="1012"/>
        </table:table-row>
        <table:table-row table:style-name="ro1">
          <table:table-cell table:formula="of:=[.A332]+1" office:value-type="float" office:value="17">
            <text:p>17</text:p>
          </table:table-cell>
          <table:table-cell/>
          <table:table-cell office:value-type="date" office:date-value="2016-03-31">
            <text:p>03/31/16</text:p>
          </table:table-cell>
          <table:table-cell office:value-type="time" office:time-value="PT09H49M00S">
            <text:p>09:49</text:p>
          </table:table-cell>
          <table:table-cell office:value-type="string">
            <text:p>UA620</text:p>
          </table:table-cell>
          <table:table-cell table:formula="of:=[.G332]" office:value-type="string" office:string-value="SFO">
            <text:p>SFO</text:p>
          </table:table-cell>
          <table:table-cell office:value-type="string">
            <text:p>ORD</text:p>
          </table:table-cell>
          <table:table-cell office:value-type="string">
            <text:p>b</text:p>
          </table:table-cell>
          <table:table-cell office:value-type="float" office:value="738">
            <text:p>738</text:p>
          </table:table-cell>
          <table:table-cell office:value-type="float" office:value="1846">
            <text:p>1846</text:p>
          </table:table-cell>
          <table:table-cell table:number-columns-repeated="1014"/>
        </table:table-row>
        <table:table-row table:style-name="ro1">
          <table:table-cell table:formula="of:=[.A333]+1" office:value-type="float" office:value="18">
            <text:p>18</text:p>
          </table:table-cell>
          <table:table-cell/>
          <table:table-cell office:value-type="date" office:date-value="2016-03-31">
            <text:p>03/31/16</text:p>
          </table:table-cell>
          <table:table-cell office:value-type="time" office:time-value="PT17H40M00S">
            <text:p>17:40</text:p>
          </table:table-cell>
          <table:table-cell office:value-type="string">
            <text:p>UA732</text:p>
          </table:table-cell>
          <table:table-cell table:formula="of:=[.G333]" office:value-type="string" office:string-value="ORD">
            <text:p>ORD</text:p>
          </table:table-cell>
          <table:table-cell office:value-type="string">
            <text:p>BTV</text:p>
          </table:table-cell>
          <table:table-cell office:value-type="string">
            <text:p>b</text:p>
          </table:table-cell>
          <table:table-cell office:value-type="float" office:value="319">
            <text:p>319</text:p>
          </table:table-cell>
          <table:table-cell office:value-type="float" office:value="763">
            <text:p>763</text:p>
          </table:table-cell>
          <table:table-cell/>
          <table:table-cell office:value-type="string">
            <text:p>Birthday Poker, Ben</text:p>
          </table:table-cell>
          <table:table-cell table:number-columns-repeated="1012"/>
        </table:table-row>
        <table:table-row table:style-name="ro1">
          <table:table-cell table:formula="of:=[.A334]+1" office:value-type="float" office:value="19">
            <text:p>19</text:p>
          </table:table-cell>
          <table:table-cell/>
          <table:table-cell office:value-type="date" office:date-value="2016-04-04">
            <text:p>04/04/16</text:p>
          </table:table-cell>
          <table:table-cell office:value-type="time" office:time-value="PT13H09M00S">
            <text:p>13:09</text:p>
          </table:table-cell>
          <table:table-cell office:value-type="string">
            <text:p>UA3773</text:p>
          </table:table-cell>
          <table:table-cell table:formula="of:=[.G334]" office:value-type="string" office:string-value="BTV">
            <text:p>BTV</text:p>
          </table:table-cell>
          <table:table-cell office:value-type="string">
            <text:p>EWR</text:p>
          </table:table-cell>
          <table:table-cell office:value-type="string">
            <text:p>b</text:p>
          </table:table-cell>
          <table:table-cell office:value-type="string">
            <text:p>E145</text:p>
          </table:table-cell>
          <table:table-cell office:value-type="float" office:value="266">
            <text:p>266</text:p>
          </table:table-cell>
          <table:table-cell/>
          <table:table-cell office:value-type="string">
            <text:p>Tru dinner, Terry, Ben</text:p>
          </table:table-cell>
          <table:table-cell table:number-columns-repeated="1012"/>
        </table:table-row>
        <table:table-row table:style-name="ro1">
          <table:table-cell table:formula="of:=[.A335]+1" office:value-type="float" office:value="20">
            <text:p>20</text:p>
          </table:table-cell>
          <table:table-cell/>
          <table:table-cell office:value-type="date" office:date-value="2016-04-06">
            <text:p>04/06/16</text:p>
          </table:table-cell>
          <table:table-cell office:value-type="time" office:time-value="PT11H00M00S">
            <text:p>11:00</text:p>
          </table:table-cell>
          <table:table-cell office:value-type="string">
            <text:p>UA79</text:p>
          </table:table-cell>
          <table:table-cell table:formula="of:=[.G335]" office:value-type="string" office:string-value="EWR">
            <text:p>EWR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732">
            <text:p>6732</text:p>
          </table:table-cell>
          <table:table-cell table:number-columns-repeated="1014"/>
        </table:table-row>
        <table:table-row table:style-name="ro1">
          <table:table-cell table:formula="of:=[.A336]+1" office:value-type="float" office:value="21">
            <text:p>21</text:p>
          </table:table-cell>
          <table:table-cell/>
          <table:table-cell office:value-type="date" office:date-value="2016-04-11">
            <text:p>04/11/16</text:p>
          </table:table-cell>
          <table:table-cell office:value-type="time" office:time-value="PT17H20M00S">
            <text:p>17:20</text:p>
          </table:table-cell>
          <table:table-cell office:value-type="string">
            <text:p>NH963</text:p>
          </table:table-cell>
          <table:table-cell office:value-type="string">
            <text:p>HND</text:p>
          </table:table-cell>
          <table:table-cell office:value-type="string">
            <text:p>PEK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1303">
            <text:p>1303</text:p>
          </table:table-cell>
          <table:table-cell/>
          <table:table-cell office:value-type="string">
            <text:p>SDN/NFV conference</text:p>
          </table:table-cell>
          <table:table-cell table:number-columns-repeated="1012"/>
        </table:table-row>
        <table:table-row table:style-name="ro1">
          <table:table-cell table:formula="of:=[.A337]+1" office:value-type="float" office:value="22">
            <text:p>22</text:p>
          </table:table-cell>
          <table:table-cell/>
          <table:table-cell office:value-type="date" office:date-value="2016-04-13">
            <text:p>04/13/16</text:p>
          </table:table-cell>
          <table:table-cell office:value-type="time" office:time-value="PT08H30M00S">
            <text:p>08:30</text:p>
          </table:table-cell>
          <table:table-cell office:value-type="string">
            <text:p>NH964</text:p>
          </table:table-cell>
          <table:table-cell table:formula="of:=[.G337]" office:value-type="string" office:string-value="PEK">
            <text:p>PEK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1303">
            <text:p>1303</text:p>
          </table:table-cell>
          <table:table-cell table:number-columns-repeated="1014"/>
        </table:table-row>
        <table:table-row table:style-name="ro1">
          <table:table-cell table:formula="of:=[.A338]+1" office:value-type="float" office:value="23">
            <text:p>23</text:p>
          </table:table-cell>
          <table:table-cell/>
          <table:table-cell office:value-type="date" office:date-value="2016-04-18">
            <text:p>04/18/16</text:p>
          </table:table-cell>
          <table:table-cell office:value-type="time" office:time-value="PT08H50M00S">
            <text:p>08:50</text:p>
          </table:table-cell>
          <table:table-cell office:value-type="string">
            <text:p>NH861</text:p>
          </table:table-cell>
          <table:table-cell table:formula="of:=[.G338]" office:value-type="string" office:string-value="HND">
            <text:p>HND</text:p>
          </table:table-cell>
          <table:table-cell office:value-type="string">
            <text:p>GMP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735">
            <text:p>735</text:p>
          </table:table-cell>
          <table:table-cell/>
          <table:table-cell office:value-type="string">
            <text:p>Ubiquoss, Brocade day, Eric, Tim</text:p>
          </table:table-cell>
          <table:table-cell table:number-columns-repeated="1012"/>
        </table:table-row>
        <table:table-row table:style-name="ro1">
          <table:table-cell table:formula="of:=[.A339]+1" office:value-type="float" office:value="24">
            <text:p>24</text:p>
          </table:table-cell>
          <table:table-cell/>
          <table:table-cell office:value-type="date" office:date-value="2016-04-21">
            <text:p>04/21/16</text:p>
          </table:table-cell>
          <table:table-cell office:value-type="time" office:time-value="PT12H55M00S">
            <text:p>12:55</text:p>
          </table:table-cell>
          <table:table-cell office:value-type="string">
            <text:p>NH864</text:p>
          </table:table-cell>
          <table:table-cell table:formula="of:=[.G339]" office:value-type="string" office:string-value="GMP">
            <text:p>GMP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735">
            <text:p>735</text:p>
          </table:table-cell>
          <table:table-cell table:number-columns-repeated="1014"/>
        </table:table-row>
        <table:table-row table:style-name="ro1">
          <table:table-cell table:formula="of:=[.A340]+1" office:value-type="float" office:value="25">
            <text:p>25</text:p>
          </table:table-cell>
          <table:table-cell/>
          <table:table-cell office:value-type="date" office:date-value="2016-06-02">
            <text:p>06/02/16</text:p>
          </table:table-cell>
          <table:table-cell office:value-type="time" office:time-value="PT17H00M00S">
            <text:p>17:00</text:p>
          </table:table-cell>
          <table:table-cell office:value-type="string">
            <text:p>UA78</text:p>
          </table:table-cell>
          <table:table-cell office:value-type="string">
            <text:p>NRT</text:p>
          </table:table-cell>
          <table:table-cell office:value-type="string">
            <text:p>EWR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732">
            <text:p>6732</text:p>
          </table:table-cell>
          <table:table-cell/>
          <table:table-cell office:value-type="string">
            <text:p>$3k econ ticket from BRCD <text:s/>upgraded myself, Ampyra and poker</text:p>
          </table:table-cell>
          <table:table-cell table:number-columns-repeated="1012"/>
        </table:table-row>
        <table:table-row table:style-name="ro1">
          <table:table-cell table:formula="of:=[.A341]+1" office:value-type="float" office:value="26">
            <text:p>26</text:p>
          </table:table-cell>
          <table:table-cell/>
          <table:table-cell office:value-type="date" office:date-value="2016-06-02">
            <text:p>06/02/16</text:p>
          </table:table-cell>
          <table:table-cell office:value-type="time" office:time-value="PT21H29M00S">
            <text:p>21:29</text:p>
          </table:table-cell>
          <table:table-cell office:value-type="string">
            <text:p>UA3459</text:p>
          </table:table-cell>
          <table:table-cell table:formula="of:=[.G341]" office:value-type="string" office:string-value="EWR">
            <text:p>EWR</text:p>
          </table:table-cell>
          <table:table-cell office:value-type="string">
            <text:p>BTV</text:p>
          </table:table-cell>
          <table:table-cell office:value-type="string">
            <text:p>b</text:p>
          </table:table-cell>
          <table:table-cell office:value-type="string">
            <text:p>E170</text:p>
          </table:table-cell>
          <table:table-cell office:value-type="float" office:value="266">
            <text:p>266</text:p>
          </table:table-cell>
          <table:table-cell table:number-columns-repeated="1014"/>
        </table:table-row>
        <table:table-row table:style-name="ro1">
          <table:table-cell table:formula="of:=[.A342]+1" office:value-type="float" office:value="27">
            <text:p>27</text:p>
          </table:table-cell>
          <table:table-cell/>
          <table:table-cell office:value-type="date" office:date-value="2016-06-06">
            <text:p>06/06/16</text:p>
          </table:table-cell>
          <table:table-cell office:value-type="time" office:time-value="PT17H00M00S">
            <text:p>17:00</text:p>
          </table:table-cell>
          <table:table-cell office:value-type="string">
            <text:p>UA3997</text:p>
          </table:table-cell>
          <table:table-cell table:formula="of:=[.G342]" office:value-type="string" office:string-value="BTV">
            <text:p>BTV</text:p>
          </table:table-cell>
          <table:table-cell office:value-type="string">
            <text:p>ORD</text:p>
          </table:table-cell>
          <table:table-cell office:value-type="string">
            <text:p>b</text:p>
          </table:table-cell>
          <table:table-cell office:value-type="string">
            <text:p>E145</text:p>
          </table:table-cell>
          <table:table-cell table:style-name="ce37" office:value-type="float" office:value="763">
            <text:p>763</text:p>
          </table:table-cell>
          <table:table-cell table:number-columns-repeated="1014"/>
        </table:table-row>
        <table:table-row table:style-name="ro1">
          <table:table-cell table:formula="of:=[.A343]+1" office:value-type="float" office:value="28">
            <text:p>28</text:p>
          </table:table-cell>
          <table:table-cell/>
          <table:table-cell office:value-type="date" office:date-value="2016-06-06">
            <text:p>06/06/16</text:p>
          </table:table-cell>
          <table:table-cell office:value-type="time" office:time-value="PT20H03M00S">
            <text:p>20:03</text:p>
          </table:table-cell>
          <table:table-cell office:value-type="string">
            <text:p>UA1236</text:p>
          </table:table-cell>
          <table:table-cell table:formula="of:=[.G343]" office:value-type="string" office:string-value="ORD">
            <text:p>ORD</text:p>
          </table:table-cell>
          <table:table-cell office:value-type="string">
            <text:p>SFO</text:p>
          </table:table-cell>
          <table:table-cell office:value-type="string">
            <text:p>b</text:p>
          </table:table-cell>
          <table:table-cell office:value-type="float" office:value="752">
            <text:p>752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24B</text:p>
          </table:table-cell>
          <table:table-cell table:number-columns-repeated="1012"/>
        </table:table-row>
        <table:table-row table:style-name="ro1">
          <table:table-cell table:formula="of:=[.A344]+1" office:value-type="float" office:value="29">
            <text:p>29</text:p>
          </table:table-cell>
          <table:table-cell/>
          <table:table-cell office:value-type="date" office:date-value="2016-06-08">
            <text:p>06/08/16</text:p>
          </table:table-cell>
          <table:table-cell office:value-type="time" office:time-value="PT19H50M00S">
            <text:p>19:50</text:p>
          </table:table-cell>
          <table:table-cell office:value-type="string">
            <text:p>UA875</text:p>
          </table:table-cell>
          <table:table-cell table:formula="of:=[.G344]" office:value-type="string" office:string-value="SFO">
            <text:p>SFO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89">
            <text:p>789</text:p>
          </table:table-cell>
          <table:table-cell office:value-type="float" office:value="5160">
            <text:p>5160</text:p>
          </table:table-cell>
          <table:table-cell table:number-columns-repeated="1014"/>
        </table:table-row>
        <table:table-row table:style-name="ro1">
          <table:table-cell table:formula="of:=[.A345]+1" office:value-type="float" office:value="30">
            <text:p>30</text:p>
          </table:table-cell>
          <table:table-cell/>
          <table:table-cell office:value-type="date" office:date-value="2016-07-05">
            <text:p>07/05/16</text:p>
          </table:table-cell>
          <table:table-cell office:value-type="time" office:time-value="PT10H25M00S">
            <text:p>10:25</text:p>
          </table:table-cell>
          <table:table-cell office:value-type="string">
            <text:p>CX543</text:p>
          </table:table-cell>
          <table:table-cell table:formula="of:=[.G345]" office:value-type="string" office:string-value="HND">
            <text:p>HND</text:p>
          </table:table-cell>
          <table:table-cell office:value-type="string">
            <text:p>HKG</text:p>
          </table:table-cell>
          <table:table-cell office:value-type="string">
            <text:p>b</text:p>
          </table:table-cell>
          <table:table-cell office:value-type="float" office:value="744">
            <text:p>744</text:p>
          </table:table-cell>
          <table:table-cell office:value-type="float" office:value="1805">
            <text:p>1805</text:p>
          </table:table-cell>
          <table:table-cell table:number-columns-repeated="1014"/>
        </table:table-row>
        <table:table-row table:style-name="ro1">
          <table:table-cell table:formula="of:=[.A346]+1" office:value-type="float" office:value="31">
            <text:p>31</text:p>
          </table:table-cell>
          <table:table-cell/>
          <table:table-cell office:value-type="date" office:date-value="2016-07-08">
            <text:p>07/08/16</text:p>
          </table:table-cell>
          <table:table-cell office:value-type="time" office:time-value="PT15H15M00S">
            <text:p>15:15</text:p>
          </table:table-cell>
          <table:table-cell office:value-type="string">
            <text:p>JL26</text:p>
          </table:table-cell>
          <table:table-cell table:formula="of:=[.G346]" office:value-type="string" office:string-value="HKG">
            <text:p>HKG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CX Code Share, flew S around Gaochung and big typhoon Nepartak</text:p>
          </table:table-cell>
          <table:table-cell table:number-columns-repeated="1012"/>
        </table:table-row>
        <table:table-row table:style-name="ro1">
          <table:table-cell table:formula="of:=[.A347]+1" office:value-type="float" office:value="32">
            <text:p>32</text:p>
          </table:table-cell>
          <table:table-cell/>
          <table:table-cell office:value-type="date" office:date-value="2016-08-02">
            <text:p>08/02/16</text:p>
          </table:table-cell>
          <table:table-cell office:value-type="time" office:time-value="PT16H00M00S">
            <text:p>16:00</text:p>
          </table:table-cell>
          <table:table-cell office:value-type="string">
            <text:p>UA804</text:p>
          </table:table-cell>
          <table:table-cell office:value-type="string">
            <text:p>NRT</text:p>
          </table:table-cell>
          <table:table-cell office:value-type="string">
            <text:p>IAD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753">
            <text:p>6753</text:p>
          </table:table-cell>
          <table:table-cell table:number-columns-repeated="1014"/>
        </table:table-row>
        <table:table-row table:style-name="ro1">
          <table:table-cell table:formula="of:=[.A348]+1" office:value-type="float" office:value="33">
            <text:p>33</text:p>
          </table:table-cell>
          <table:table-cell/>
          <table:table-cell office:value-type="date" office:date-value="2016-08-02">
            <text:p>08/02/16</text:p>
          </table:table-cell>
          <table:table-cell office:value-type="time" office:time-value="PT17H20M00S">
            <text:p>17:20</text:p>
          </table:table-cell>
          <table:table-cell office:value-type="string">
            <text:p>UA6177</text:p>
          </table:table-cell>
          <table:table-cell table:formula="of:=[.G348]" office:value-type="string" office:string-value="IAD">
            <text:p>IAD</text:p>
          </table:table-cell>
          <table:table-cell office:value-type="string">
            <text:p>BTV</text:p>
          </table:table-cell>
          <table:table-cell office:value-type="string">
            <text:p>b</text:p>
          </table:table-cell>
          <table:table-cell office:value-type="string">
            <text:p>CRJ7</text:p>
          </table:table-cell>
          <table:table-cell office:value-type="float" office:value="441">
            <text:p>441</text:p>
          </table:table-cell>
          <table:table-cell table:number-columns-repeated="1014"/>
        </table:table-row>
        <table:table-row table:style-name="ro1">
          <table:table-cell table:formula="of:=[.A349]+1" office:value-type="float" office:value="34">
            <text:p>34</text:p>
          </table:table-cell>
          <table:table-cell/>
          <table:table-cell office:value-type="date" office:date-value="2016-08-15">
            <text:p>08/15/16</text:p>
          </table:table-cell>
          <table:table-cell office:value-type="time" office:time-value="PT17H02M00S">
            <text:p>17:02</text:p>
          </table:table-cell>
          <table:table-cell office:value-type="string">
            <text:p>UA3997</text:p>
          </table:table-cell>
          <table:table-cell table:formula="of:=[.G349]" office:value-type="string" office:string-value="BTV">
            <text:p>BTV</text:p>
          </table:table-cell>
          <table:table-cell office:value-type="string">
            <text:p>ORD</text:p>
          </table:table-cell>
          <table:table-cell office:value-type="string">
            <text:p>b</text:p>
          </table:table-cell>
          <table:table-cell office:value-type="string">
            <text:p>E135</text:p>
          </table:table-cell>
          <table:table-cell office:value-type="float" office:value="763">
            <text:p>763</text:p>
          </table:table-cell>
          <table:table-cell table:number-columns-repeated="1014"/>
        </table:table-row>
        <table:table-row table:style-name="ro1">
          <table:table-cell table:formula="of:=[.A350]+1" office:value-type="float" office:value="35">
            <text:p>35</text:p>
          </table:table-cell>
          <table:table-cell/>
          <table:table-cell office:value-type="date" office:date-value="2016-08-15">
            <text:p>08/15/16</text:p>
          </table:table-cell>
          <table:table-cell office:value-type="time" office:time-value="PT21H01M00S">
            <text:p>21:01</text:p>
          </table:table-cell>
          <table:table-cell office:value-type="string">
            <text:p>UA741</text:p>
          </table:table-cell>
          <table:table-cell table:formula="of:=[.G350]" office:value-type="string" office:string-value="ORD">
            <text:p>ORD</text:p>
          </table:table-cell>
          <table:table-cell office:value-type="string">
            <text:p>SFO</text:p>
          </table:table-cell>
          <table:table-cell office:value-type="string">
            <text:p>b</text:p>
          </table:table-cell>
          <table:table-cell office:value-type="float" office:value="739">
            <text:p>739</text:p>
          </table:table-cell>
          <table:table-cell office:value-type="float" office:value="1846">
            <text:p>1846</text:p>
          </table:table-cell>
          <table:table-cell table:number-columns-repeated="1014"/>
        </table:table-row>
        <table:table-row table:style-name="ro1">
          <table:table-cell table:formula="of:=[.A351]+1" office:value-type="float" office:value="36">
            <text:p>36</text:p>
          </table:table-cell>
          <table:table-cell/>
          <table:table-cell office:value-type="date" office:date-value="2016-08-19">
            <text:p>08/19/16</text:p>
          </table:table-cell>
          <table:table-cell office:value-type="time" office:time-value="PT11H40M00S">
            <text:p>11:40</text:p>
          </table:table-cell>
          <table:table-cell office:value-type="string">
            <text:p>UA837</text:p>
          </table:table-cell>
          <table:table-cell table:formula="of:=[.G351]" office:value-type="string" office:string-value="SFO">
            <text:p>SFO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44">
            <text:p>744</text:p>
          </table:table-cell>
          <table:table-cell office:value-type="float" office:value="5124">
            <text:p>5124</text:p>
          </table:table-cell>
          <table:table-cell table:number-columns-repeated="1014"/>
        </table:table-row>
        <table:table-row table:style-name="ro1">
          <table:table-cell table:formula="of:=[.A352]+1" office:value-type="float" office:value="37">
            <text:p>37</text:p>
          </table:table-cell>
          <table:table-cell/>
          <table:table-cell office:value-type="date" office:date-value="2016-08-23">
            <text:p>08/23/16</text:p>
          </table:table-cell>
          <table:table-cell office:value-type="time" office:time-value="PT10H35M00S">
            <text:p>10:35</text:p>
          </table:table-cell>
          <table:table-cell office:value-type="string">
            <text:p>CX543</text:p>
          </table:table-cell>
          <table:table-cell office:value-type="string">
            <text:p>HND</text:p>
          </table:table-cell>
          <table:table-cell office:value-type="string">
            <text:p>HKG</text:p>
          </table:table-cell>
          <table:table-cell office:value-type="string">
            <text:p>b</text:p>
          </table:table-cell>
          <table:table-cell office:value-type="float" office:value="744">
            <text:p>744</text:p>
          </table:table-cell>
          <table:table-cell office:value-type="float" office:value="1805">
            <text:p>1805</text:p>
          </table:table-cell>
          <table:table-cell table:number-columns-repeated="1014"/>
        </table:table-row>
        <table:table-row table:style-name="ro1">
          <table:table-cell table:formula="of:=[.A353]+1" office:value-type="float" office:value="38">
            <text:p>38</text:p>
          </table:table-cell>
          <table:table-cell/>
          <table:table-cell office:value-type="date" office:date-value="2016-08-23">
            <text:p>08/23/16</text:p>
          </table:table-cell>
          <table:table-cell office:value-type="time" office:time-value="PT15H35M00S">
            <text:p>15:35</text:p>
          </table:table-cell>
          <table:table-cell office:value-type="string">
            <text:p>KA220</text:p>
          </table:table-cell>
          <table:table-cell table:formula="of:=[.G353]" office:value-type="string" office:string-value="HKG">
            <text:p>HKG</text:p>
          </table:table-cell>
          <table:table-cell office:value-type="string">
            <text:p>DAD</text:p>
          </table:table-cell>
          <table:table-cell office:value-type="string">
            <text:p>c</text:p>
          </table:table-cell>
          <table:table-cell office:value-type="float" office:value="320">
            <text:p>320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HDS CIO Conference</text:p>
          </table:table-cell>
          <table:table-cell table:number-columns-repeated="1012"/>
        </table:table-row>
        <table:table-row table:style-name="ro1">
          <table:table-cell table:formula="of:=[.A354]+1" office:value-type="float" office:value="39">
            <text:p>39</text:p>
          </table:table-cell>
          <table:table-cell/>
          <table:table-cell office:value-type="date" office:date-value="2016-08-25">
            <text:p>08/25/16</text:p>
          </table:table-cell>
          <table:table-cell office:value-type="time" office:time-value="PT11H55M00S">
            <text:p>11:55</text:p>
          </table:table-cell>
          <table:table-cell office:value-type="string">
            <text:p>KA225</text:p>
          </table:table-cell>
          <table:table-cell table:formula="of:=[.G354]" office:value-type="string" office:string-value="DAD">
            <text:p>DAD</text:p>
          </table:table-cell>
          <table:table-cell office:value-type="string">
            <text:p>HKG</text:p>
          </table:table-cell>
          <table:table-cell office:value-type="string">
            <text:p>c</text:p>
          </table:table-cell>
          <table:table-cell office:value-type="float" office:value="320">
            <text:p>320</text:p>
          </table:table-cell>
          <table:table-cell office:value-type="float" office:value="570">
            <text:p>570</text:p>
          </table:table-cell>
          <table:table-cell table:number-columns-repeated="1014"/>
        </table:table-row>
        <table:table-row table:style-name="ro1">
          <table:table-cell table:formula="of:=[.A355]+1" office:value-type="float" office:value="40">
            <text:p>40</text:p>
          </table:table-cell>
          <table:table-cell/>
          <table:table-cell office:value-type="date" office:date-value="2016-08-25">
            <text:p>08/25/16</text:p>
          </table:table-cell>
          <table:table-cell office:value-type="time" office:time-value="PT16H25M00S">
            <text:p>16:25</text:p>
          </table:table-cell>
          <table:table-cell office:value-type="string">
            <text:p>CX542</text:p>
          </table:table-cell>
          <table:table-cell table:formula="of:=[.G355]" office:value-type="string" office:string-value="HKG">
            <text:p>HKG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44">
            <text:p>744</text:p>
          </table:table-cell>
          <table:table-cell office:value-type="float" office:value="1805">
            <text:p>1805</text:p>
          </table:table-cell>
          <table:table-cell table:number-columns-repeated="1014"/>
        </table:table-row>
        <table:table-row table:style-name="ro1">
          <table:table-cell table:formula="of:=[.A356]+1" office:value-type="float" office:value="41">
            <text:p>41</text:p>
          </table:table-cell>
          <table:table-cell/>
          <table:table-cell office:value-type="date" office:date-value="2016-09-03">
            <text:p>09/03/16</text:p>
          </table:table-cell>
          <table:table-cell office:value-type="time" office:time-value="PT09H15M00S">
            <text:p>09:15</text:p>
          </table:table-cell>
          <table:table-cell office:value-type="string">
            <text:p>SQ631</text:p>
          </table:table-cell>
          <table:table-cell table:formula="of:=[.G356]" office:value-type="string" office:string-value="HND">
            <text:p>HND</text:p>
          </table:table-cell>
          <table:table-cell office:value-type="string">
            <text:p>SIN</text:p>
          </table:table-cell>
          <table:table-cell office:value-type="string">
            <text:p>b</text:p>
          </table:table-cell>
          <table:table-cell office:value-type="float" office:value="773">
            <text:p>773</text:p>
          </table:table-cell>
          <table:table-cell office:value-type="float" office:value="3288">
            <text:p>3288</text:p>
          </table:table-cell>
          <table:table-cell/>
          <table:table-cell office:value-type="string">
            <text:p>Mgmt mtg, Eric, Adam's birthday</text:p>
          </table:table-cell>
          <table:table-cell table:number-columns-repeated="1012"/>
        </table:table-row>
        <table:table-row table:style-name="ro1">
          <table:table-cell table:formula="of:=[.A357]+1" office:value-type="float" office:value="42">
            <text:p>42</text:p>
          </table:table-cell>
          <table:table-cell table:style-name="Default"/>
          <table:table-cell office:value-type="date" office:date-value="2016-09-08">
            <text:p>09/08/16</text:p>
          </table:table-cell>
          <table:table-cell table:style-name="ce17"/>
          <table:table-cell table:style-name="Default" office:value-type="string">
            <text:p>SQ5316</text:p>
          </table:table-cell>
          <table:table-cell table:formula="of:=[.G357]" office:value-type="string" office:string-value="SIN">
            <text:p>SIN</text:p>
          </table:table-cell>
          <table:table-cell table:style-name="Default" office:value-type="string">
            <text:p>KUL</text:p>
          </table:table-cell>
          <table:table-cell table:style-name="Default" office:value-type="string">
            <text:p>c</text:p>
          </table:table-cell>
          <table:table-cell table:style-name="Default" office:value-type="float" office:value="738">
            <text:p>738</text:p>
          </table:table-cell>
          <table:table-cell office:value-type="float" office:value="184">
            <text:p>18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formula="of:=[.A358]+1" office:value-type="float" office:value="43">
            <text:p>43</text:p>
          </table:table-cell>
          <table:table-cell table:style-name="Default"/>
          <table:table-cell office:value-type="date" office:date-value="2016-09-08">
            <text:p>09/08/16</text:p>
          </table:table-cell>
          <table:table-cell office:value-type="time" office:time-value="PT20H40M00S">
            <text:p>20:40</text:p>
          </table:table-cell>
          <table:table-cell table:style-name="Default" office:value-type="string">
            <text:p>SQ119</text:p>
          </table:table-cell>
          <table:table-cell table:formula="of:=[.G358]" office:value-type="string" office:string-value="KUL">
            <text:p>KUL</text:p>
          </table:table-cell>
          <table:table-cell table:style-name="Default" office:value-type="string">
            <text:p>SIN</text:p>
          </table:table-cell>
          <table:table-cell table:style-name="Default" office:value-type="string">
            <text:p>b</text:p>
          </table:table-cell>
          <table:table-cell table:style-name="Default" office:value-type="float" office:value="359">
            <text:p>359</text:p>
          </table:table-cell>
          <table:table-cell office:value-type="float" office:value="184">
            <text:p>184</text:p>
          </table:table-cell>
          <table:table-cell table:style-name="Default"/>
          <table:table-cell table:style-name="Default" office:value-type="string">
            <text:p>First flight on an A350</text:p>
          </table:table-cell>
          <table:table-cell table:number-columns-repeated="1012"/>
        </table:table-row>
        <table:table-row table:style-name="ro1">
          <table:table-cell table:formula="of:=[.A359]+1" office:value-type="float" office:value="44">
            <text:p>44</text:p>
          </table:table-cell>
          <table:table-cell/>
          <table:table-cell office:value-type="date" office:date-value="2016-09-09">
            <text:p>09/09/16</text:p>
          </table:table-cell>
          <table:table-cell office:value-type="time" office:time-value="PT08H05M00S">
            <text:p>08:05</text:p>
          </table:table-cell>
          <table:table-cell office:value-type="string">
            <text:p>SQ632</text:p>
          </table:table-cell>
          <table:table-cell table:formula="of:=[.G357]" office:value-type="string" office:string-value="SIN">
            <text:p>SIN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73">
            <text:p>773</text:p>
          </table:table-cell>
          <table:table-cell office:value-type="float" office:value="3288">
            <text:p>3288</text:p>
          </table:table-cell>
          <table:table-cell table:number-columns-repeated="1014"/>
        </table:table-row>
        <table:table-row table:style-name="ro1">
          <table:table-cell table:formula="of:=[.A360]+1" office:value-type="float" office:value="45">
            <text:p>45</text:p>
          </table:table-cell>
          <table:table-cell/>
          <table:table-cell office:value-type="date" office:date-value="2016-09-19">
            <text:p>09/19/16</text:p>
          </table:table-cell>
          <table:table-cell/>
          <table:table-cell office:value-type="string">
            <text:p>PR421</text:p>
          </table:table-cell>
          <table:table-cell table:formula="of:=[.G360]" office:value-type="string" office:string-value="HND">
            <text:p>HND</text:p>
          </table:table-cell>
          <table:table-cell office:value-type="string">
            <text:p>MNL</text:p>
          </table:table-cell>
          <table:table-cell office:value-type="string">
            <text:p>b</text:p>
          </table:table-cell>
          <table:table-cell office:value-type="float" office:value="773">
            <text:p>773</text:p>
          </table:table-cell>
          <table:table-cell office:value-type="float" office:value="1859">
            <text:p>1859</text:p>
          </table:table-cell>
          <table:table-cell table:number-columns-repeated="1014"/>
        </table:table-row>
        <table:table-row table:style-name="ro1">
          <table:table-cell table:formula="of:=[.A361]+1" office:value-type="float" office:value="46">
            <text:p>46</text:p>
          </table:table-cell>
          <table:table-cell table:style-name="ce5"/>
          <table:table-cell table:style-name="ce10" office:value-type="date" office:date-value="2016-09-21">
            <text:p>09/21/16</text:p>
          </table:table-cell>
          <table:table-cell table:style-name="ce17" office:value-type="time" office:time-value="PT20H00M00S">
            <text:p>20:00</text:p>
          </table:table-cell>
          <table:table-cell table:style-name="Default" office:value-type="string">
            <text:p>PR2863</text:p>
          </table:table-cell>
          <table:table-cell table:style-name="Default" office:value-type="string">
            <text:p>MNL</text:p>
          </table:table-cell>
          <table:table-cell table:style-name="Default" office:value-type="string">
            <text:p>CEB</text:p>
          </table:table-cell>
          <table:table-cell table:style-name="Default" office:value-type="string">
            <text:p>c</text:p>
          </table:table-cell>
          <table:table-cell table:style-name="Default" office:value-type="float" office:value="321">
            <text:p>321</text:p>
          </table:table-cell>
          <table:table-cell office:value-type="float" office:value="351">
            <text:p>351</text:p>
          </table:table-cell>
          <table:table-cell table:style-name="Default"/>
          <table:table-cell table:style-name="Default" office:value-type="string">
            <text:p>-200 series, called "Non-EDTO" which is a new one on me.</text:p>
          </table:table-cell>
          <table:table-cell table:number-columns-repeated="1012"/>
        </table:table-row>
        <table:table-row table:style-name="ro1">
          <table:table-cell table:formula="of:=[.A362]+1" office:value-type="float" office:value="47">
            <text:p>47</text:p>
          </table:table-cell>
          <table:table-cell/>
          <table:table-cell table:style-name="ce11" office:value-type="date" office:date-value="2016-09-24">
            <text:p>09/24/16</text:p>
          </table:table-cell>
          <table:table-cell table:style-name="ce18" office:value-type="time" office:time-value="PT08H00M00S">
            <text:p>08:00</text:p>
          </table:table-cell>
          <table:table-cell table:style-name="ce5" office:value-type="string">
            <text:p>PR434</text:p>
          </table:table-cell>
          <table:table-cell table:style-name="ce5" office:value-type="string">
            <text:p>CEB</text:p>
          </table:table-cell>
          <table:table-cell table:style-name="ce5" office:value-type="string">
            <text:p>NRT</text:p>
          </table:table-cell>
          <table:table-cell table:style-name="ce5" office:value-type="string">
            <text:p>c</text:p>
          </table:table-cell>
          <table:table-cell table:style-name="Default" office:value-type="float" office:value="321">
            <text:p>321</text:p>
          </table:table-cell>
          <table:table-cell office:value-type="float" office:value="2033">
            <text:p>2033</text:p>
          </table:table-cell>
          <table:table-cell table:style-name="ce5"/>
          <table:table-cell table:style-name="Default" office:value-type="string">
            <text:p>Never seen these winglets – not wingtip fences – on an 320 before.</text:p>
          </table:table-cell>
          <table:table-cell table:number-columns-repeated="1012"/>
        </table:table-row>
        <table:table-row table:style-name="ro1">
          <table:table-cell table:formula="of:=[.A363]+1" office:value-type="float" office:value="48">
            <text:p>48</text:p>
          </table:table-cell>
          <table:table-cell/>
          <table:table-cell office:value-type="date" office:date-value="2016-09-27">
            <text:p>09/27/16</text:p>
          </table:table-cell>
          <table:table-cell/>
          <table:table-cell office:value-type="string">
            <text:p>UA876</text:p>
          </table:table-cell>
          <table:table-cell office:value-type="string">
            <text:p>HND</text:p>
          </table:table-cell>
          <table:table-cell office:value-type="string">
            <text:p>SFO</text:p>
          </table:table-cell>
          <table:table-cell office:value-type="string">
            <text:p>b</text:p>
          </table:table-cell>
          <table:table-cell office:value-type="float" office:value="789">
            <text:p>789</text:p>
          </table:table-cell>
          <table:table-cell office:value-type="float" office:value="5160">
            <text:p>5160</text:p>
          </table:table-cell>
          <table:table-cell/>
          <table:table-cell office:value-type="string">
            <text:p>CTO</text:p>
          </table:table-cell>
          <table:table-cell table:number-columns-repeated="1012"/>
        </table:table-row>
        <table:table-row table:style-name="ro1">
          <table:table-cell table:formula="of:=[.A364]+1" office:value-type="float" office:value="49">
            <text:p>49</text:p>
          </table:table-cell>
          <table:table-cell/>
          <table:table-cell table:style-name="ce11" office:value-type="date" office:date-value="2016-09-29">
            <text:p>09/29/16</text:p>
          </table:table-cell>
          <table:table-cell table:style-name="ce18"/>
          <table:table-cell table:style-name="ce5" office:value-type="string">
            <text:p>UA995</text:p>
          </table:table-cell>
          <table:table-cell table:formula="of:=[.G364]" office:value-type="string" office:string-value="SFO">
            <text:p>SFO</text:p>
          </table:table-cell>
          <table:table-cell office:value-type="string">
            <text:p>ORD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1846">
            <text:p>1846</text:p>
          </table:table-cell>
          <table:table-cell table:number-columns-repeated="1014"/>
        </table:table-row>
        <table:table-row table:style-name="ro1">
          <table:table-cell table:formula="of:=[.A365]+1" office:value-type="float" office:value="50">
            <text:p>50</text:p>
          </table:table-cell>
          <table:table-cell/>
          <table:table-cell table:style-name="ce11" office:value-type="date" office:date-value="2016-09-29">
            <text:p>09/29/16</text:p>
          </table:table-cell>
          <table:table-cell/>
          <table:table-cell office:value-type="string">
            <text:p>UA4626</text:p>
          </table:table-cell>
          <table:table-cell table:formula="of:=[.G365]" office:value-type="string" office:string-value="ORD">
            <text:p>ORD</text:p>
          </table:table-cell>
          <table:table-cell office:value-type="string">
            <text:p>BTV</text:p>
          </table:table-cell>
          <table:table-cell office:value-type="string">
            <text:p>c</text:p>
          </table:table-cell>
          <table:table-cell office:value-type="string">
            <text:p>E145</text:p>
          </table:table-cell>
          <table:table-cell table:style-name="ce37" office:value-type="float" office:value="763">
            <text:p>763</text:p>
          </table:table-cell>
          <table:table-cell/>
          <table:table-cell office:value-type="string">
            <text:p>Poker, Tesla</text:p>
          </table:table-cell>
          <table:table-cell table:number-columns-repeated="1012"/>
        </table:table-row>
        <table:table-row table:style-name="ro1">
          <table:table-cell table:formula="of:=[.A366]+1" office:value-type="float" office:value="51">
            <text:p>51</text:p>
          </table:table-cell>
          <table:table-cell/>
          <table:table-cell office:value-type="date" office:date-value="2016-10-06">
            <text:p>10/06/16</text:p>
          </table:table-cell>
          <table:table-cell/>
          <table:table-cell office:value-type="string">
            <text:p>UA6025</text:p>
          </table:table-cell>
          <table:table-cell table:formula="of:=[.G366]" office:value-type="string" office:string-value="BTV">
            <text:p>BTV</text:p>
          </table:table-cell>
          <table:table-cell office:value-type="string">
            <text:p>IAD</text:p>
          </table:table-cell>
          <table:table-cell office:value-type="string">
            <text:p>b</text:p>
          </table:table-cell>
          <table:table-cell office:value-type="string">
            <text:p>CRJ2</text:p>
          </table:table-cell>
          <table:table-cell office:value-type="float" office:value="441">
            <text:p>441</text:p>
          </table:table-cell>
          <table:table-cell/>
          <table:table-cell office:value-type="string">
            <text:p>with Patty, to Carl's 2/C PW</text:p>
          </table:table-cell>
          <table:table-cell table:number-columns-repeated="1012"/>
        </table:table-row>
        <table:table-row table:style-name="ro1">
          <table:table-cell table:formula="of:=[.A367]+1" office:value-type="float" office:value="52">
            <text:p>52</text:p>
          </table:table-cell>
          <table:table-cell/>
          <table:table-cell table:style-name="ce11" office:value-type="date" office:date-value="2016-10-10">
            <text:p>10/10/16</text:p>
          </table:table-cell>
          <table:table-cell/>
          <table:table-cell office:value-type="string">
            <text:p>UA803</text:p>
          </table:table-cell>
          <table:table-cell table:formula="of:=[.G367]" office:value-type="string" office:string-value="IAD">
            <text:p>IAD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753">
            <text:p>6753</text:p>
          </table:table-cell>
          <table:table-cell/>
          <table:table-cell office:value-type="string">
            <text:p>NH Code Share, with Patty</text:p>
          </table:table-cell>
          <table:table-cell table:number-columns-repeated="1012"/>
        </table:table-row>
        <table:table-row table:style-name="ro1">
          <table:table-cell table:formula="of:=[.A368]+1" office:value-type="float" office:value="53">
            <text:p>53</text:p>
          </table:table-cell>
          <table:table-cell/>
          <table:table-cell office:value-type="date" office:date-value="2016-10-17">
            <text:p>10/17/16</text:p>
          </table:table-cell>
          <table:table-cell office:value-type="time" office:time-value="PT09H25M00S">
            <text:p>09:25</text:p>
          </table:table-cell>
          <table:table-cell office:value-type="string">
            <text:p>NH961</text:p>
          </table:table-cell>
          <table:table-cell office:value-type="string">
            <text:p>HND</text:p>
          </table:table-cell>
          <table:table-cell office:value-type="string">
            <text:p>PEK</text:p>
          </table:table-cell>
          <table:table-cell office:value-type="string">
            <text:p>b</text:p>
          </table:table-cell>
          <table:table-cell office:value-type="float" office:value="789">
            <text:p>789</text:p>
          </table:table-cell>
          <table:table-cell office:value-type="float" office:value="1302">
            <text:p>1302</text:p>
          </table:table-cell>
          <table:table-cell table:number-columns-repeated="1014"/>
        </table:table-row>
        <table:table-row table:style-name="ro1">
          <table:table-cell table:formula="of:=[.A369]+1" office:value-type="float" office:value="54">
            <text:p>54</text:p>
          </table:table-cell>
          <table:table-cell/>
          <table:table-cell office:value-type="date" office:date-value="2016-10-19">
            <text:p>10/19/16</text:p>
          </table:table-cell>
          <table:table-cell office:value-type="time" office:time-value="PT15H35M00S">
            <text:p>15:35</text:p>
          </table:table-cell>
          <table:table-cell office:value-type="string">
            <text:p>NH962</text:p>
          </table:table-cell>
          <table:table-cell table:formula="of:=[.G369]" office:value-type="string" office:string-value="PEK">
            <text:p>PEK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89">
            <text:p>789</text:p>
          </table:table-cell>
          <table:table-cell office:value-type="float" office:value="1302">
            <text:p>1302</text:p>
          </table:table-cell>
          <table:table-cell table:number-columns-repeated="1014"/>
        </table:table-row>
        <table:table-row table:style-name="ro1">
          <table:table-cell table:formula="of:=[.A370]+1" office:value-type="float" office:value="55">
            <text:p>55</text:p>
          </table:table-cell>
          <table:table-cell/>
          <table:table-cell office:value-type="date" office:date-value="2016-11-06">
            <text:p>11/06/16</text:p>
          </table:table-cell>
          <table:table-cell office:value-type="time" office:time-value="PT12H40M00S">
            <text:p>12:40</text:p>
          </table:table-cell>
          <table:table-cell office:value-type="string">
            <text:p>NH853</text:p>
          </table:table-cell>
          <table:table-cell table:formula="of:=[.G370]" office:value-type="string" office:string-value="HND">
            <text:p>HND</text:p>
          </table:table-cell>
          <table:table-cell office:value-type="string">
            <text:p>TSE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1303">
            <text:p>1303</text:p>
          </table:table-cell>
          <table:table-cell/>
          <table:table-cell office:value-type="string">
            <text:p>CHT visit</text:p>
          </table:table-cell>
          <table:table-cell table:number-columns-repeated="1012"/>
        </table:table-row>
        <table:table-row table:style-name="ro1">
          <table:table-cell table:formula="of:=[.A371]+1" office:value-type="float" office:value="56">
            <text:p>56</text:p>
          </table:table-cell>
          <table:table-cell/>
          <table:table-cell office:value-type="date" office:date-value="2016-11-08">
            <text:p>11/08/16</text:p>
          </table:table-cell>
          <table:table-cell office:value-type="time" office:time-value="PT13H30M00S">
            <text:p>13:30</text:p>
          </table:table-cell>
          <table:table-cell office:value-type="string">
            <text:p>NH852</text:p>
          </table:table-cell>
          <table:table-cell table:formula="of:=[.G371]" office:value-type="string" office:string-value="TSE">
            <text:p>TSE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1303">
            <text:p>1303</text:p>
          </table:table-cell>
          <table:table-cell table:number-columns-repeated="1014"/>
        </table:table-row>
        <table:table-row table:style-name="ro1">
          <table:table-cell table:formula="of:=[.A372]+1" office:value-type="float" office:value="57">
            <text:p>57</text:p>
          </table:table-cell>
          <table:table-cell/>
          <table:table-cell office:value-type="date" office:date-value="2016-11-18">
            <text:p>11/18/16</text:p>
          </table:table-cell>
          <table:table-cell office:value-type="time" office:time-value="PT16H55M00S">
            <text:p>16:55</text:p>
          </table:table-cell>
          <table:table-cell office:value-type="string">
            <text:p>UA804</text:p>
          </table:table-cell>
          <table:table-cell office:value-type="string">
            <text:p>NRT</text:p>
          </table:table-cell>
          <table:table-cell office:value-type="string">
            <text:p>IAD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753">
            <text:p>6753</text:p>
          </table:table-cell>
          <table:table-cell table:number-columns-repeated="1014"/>
        </table:table-row>
        <table:table-row table:style-name="ro1">
          <table:table-cell table:formula="of:=[.A373]+1" office:value-type="float" office:value="58">
            <text:p>58</text:p>
          </table:table-cell>
          <table:table-cell/>
          <table:table-cell office:value-type="date" office:date-value="2016-11-18">
            <text:p>11/18/16</text:p>
          </table:table-cell>
          <table:table-cell table:style-name="Default"/>
          <table:table-cell office:value-type="string">
            <text:p>UA4722</text:p>
          </table:table-cell>
          <table:table-cell table:formula="of:=[.G373]" office:value-type="string" office:string-value="IAD">
            <text:p>IAD</text:p>
          </table:table-cell>
          <table:table-cell office:value-type="string">
            <text:p>BTV</text:p>
          </table:table-cell>
          <table:table-cell office:value-type="string">
            <text:p>b</text:p>
          </table:table-cell>
          <table:table-cell office:value-type="string">
            <text:p>E135</text:p>
          </table:table-cell>
          <table:table-cell office:value-type="float" office:value="441">
            <text:p>441</text:p>
          </table:table-cell>
          <table:table-cell/>
          <table:table-cell office:value-type="string">
            <text:p>Poker</text:p>
          </table:table-cell>
          <table:table-cell table:number-columns-repeated="1012"/>
        </table:table-row>
        <table:table-row table:style-name="ro1">
          <table:table-cell table:formula="of:=[.A374]+1" office:value-type="float" office:value="59">
            <text:p>59</text:p>
          </table:table-cell>
          <table:table-cell/>
          <table:table-cell office:value-type="date" office:date-value="2016-11-23">
            <text:p>11/23/16</text:p>
          </table:table-cell>
          <table:table-cell office:value-type="time" office:time-value="PT09H55M00S">
            <text:p>09:55</text:p>
          </table:table-cell>
          <table:table-cell office:value-type="string">
            <text:p>UA4507</text:p>
          </table:table-cell>
          <table:table-cell table:formula="of:=[.G374]" office:value-type="string" office:string-value="BTV">
            <text:p>BTV</text:p>
          </table:table-cell>
          <table:table-cell office:value-type="string">
            <text:p>ORD</text:p>
          </table:table-cell>
          <table:table-cell office:value-type="string">
            <text:p>b</text:p>
          </table:table-cell>
          <table:table-cell office:value-type="string">
            <text:p>CRJ7</text:p>
          </table:table-cell>
          <table:table-cell table:style-name="ce37" office:value-type="float" office:value="763">
            <text:p>763</text:p>
          </table:table-cell>
          <table:table-cell table:number-columns-repeated="1014"/>
        </table:table-row>
        <table:table-row table:style-name="ro1">
          <table:table-cell table:formula="of:=[.A375]+1" office:value-type="float" office:value="60">
            <text:p>60</text:p>
          </table:table-cell>
          <table:table-cell/>
          <table:table-cell office:value-type="date" office:date-value="2016-11-23">
            <text:p>11/23/16</text:p>
          </table:table-cell>
          <table:table-cell office:value-type="time" office:time-value="PT12H15M00S">
            <text:p>12:15</text:p>
          </table:table-cell>
          <table:table-cell office:value-type="string">
            <text:p>UA775</text:p>
          </table:table-cell>
          <table:table-cell table:formula="of:=[.G375]" office:value-type="string" office:string-value="ORD">
            <text:p>ORD</text:p>
          </table:table-cell>
          <table:table-cell office:value-type="string">
            <text:p>DEN</text:p>
          </table:table-cell>
          <table:table-cell office:value-type="string">
            <text:p>b</text:p>
          </table:table-cell>
          <table:table-cell office:value-type="float" office:value="738">
            <text:p>738</text:p>
          </table:table-cell>
          <table:table-cell table:style-name="ce37" office:value-type="float" office:value="888">
            <text:p>888</text:p>
          </table:table-cell>
          <table:table-cell/>
          <table:table-cell office:value-type="string">
            <text:p>Thanksgiving with Jesse, family, Carl</text:p>
          </table:table-cell>
          <table:table-cell table:number-columns-repeated="1012"/>
        </table:table-row>
        <table:table-row table:style-name="ro1">
          <table:table-cell table:formula="of:=[.A376]+1" office:value-type="float" office:value="61">
            <text:p>61</text:p>
          </table:table-cell>
          <table:table-cell/>
          <table:table-cell office:value-type="date" office:date-value="2016-11-26">
            <text:p>11/26/16</text:p>
          </table:table-cell>
          <table:table-cell office:value-type="time" office:time-value="PT12H10M00S">
            <text:p>12:10</text:p>
          </table:table-cell>
          <table:table-cell office:value-type="string">
            <text:p>UA139</text:p>
          </table:table-cell>
          <table:table-cell table:formula="of:=[.G376]" office:value-type="string" office:string-value="DEN">
            <text:p>DEN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5787">
            <text:p>5787</text:p>
          </table:table-cell>
          <table:table-cell table:number-columns-repeated="1014"/>
        </table:table-row>
        <table:table-row table:style-name="ro1">
          <table:table-cell table:formula="of:=[.A377]+1" office:value-type="float" office:value="62">
            <text:p>62</text:p>
          </table:table-cell>
          <table:table-cell/>
          <table:table-cell office:value-type="date" office:date-value="2016-11-30">
            <text:p>11/30/16</text:p>
          </table:table-cell>
          <table:table-cell office:value-type="time" office:time-value="PT12H40M00S">
            <text:p>12:40</text:p>
          </table:table-cell>
          <table:table-cell office:value-type="string">
            <text:p>NH853</text:p>
          </table:table-cell>
          <table:table-cell table:formula="of:=[.G377]" office:value-type="string" office:string-value="NRT">
            <text:p>NRT</text:p>
          </table:table-cell>
          <table:table-cell office:value-type="string">
            <text:p>TSE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1303">
            <text:p>1303</text:p>
          </table:table-cell>
          <table:table-cell/>
          <table:table-cell office:value-type="string">
            <text:p>Adam/Ben meeting on DevOps and Arista</text:p>
          </table:table-cell>
          <table:table-cell table:number-columns-repeated="1012"/>
        </table:table-row>
        <table:table-row table:style-name="ro1">
          <table:table-cell table:style-name="ce3" table:formula="of:=[.A378]+1" office:value-type="float" office:value="63">
            <text:p>63</text:p>
          </table:table-cell>
          <table:table-cell table:style-name="ce3"/>
          <table:table-cell table:style-name="ce8" office:value-type="date" office:date-value="2016-12-02">
            <text:p>12/02/16</text:p>
          </table:table-cell>
          <table:table-cell table:style-name="ce14" office:value-type="time" office:time-value="PT13H30M00S">
            <text:p>13:30</text:p>
          </table:table-cell>
          <table:table-cell table:style-name="ce14" office:value-type="string">
            <text:p>NH852</text:p>
          </table:table-cell>
          <table:table-cell table:style-name="ce22" table:formula="of:=[.G378]" office:value-type="string" office:string-value="TSE">
            <text:p>TSE</text:p>
          </table:table-cell>
          <table:table-cell table:style-name="ce3" office:value-type="string">
            <text:p>HND</text:p>
          </table:table-cell>
          <table:table-cell table:style-name="ce3" office:value-type="string">
            <text:p>b</text:p>
          </table:table-cell>
          <table:table-cell table:style-name="ce30" office:value-type="float" office:value="788">
            <text:p>788</text:p>
          </table:table-cell>
          <table:table-cell table:style-name="ce34" office:value-type="float" office:value="1303">
            <text:p>1303</text:p>
          </table:table-cell>
          <table:table-cell table:style-name="ce30"/>
          <table:table-cell table:style-name="ce3" table:formula="of:=SUM([.J317:.J379])" office:value-type="float" office:value="146450">
            <text:p>146450</text:p>
          </table:table-cell>
          <table:table-cell table:style-name="ce3" table:number-columns-repeated="101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date" office:date-value="2017-01-18">
            <text:p>01/18/17</text:p>
          </table:table-cell>
          <table:table-cell office:value-type="time" office:time-value="PT17H55M00S">
            <text:p>17:55</text:p>
          </table:table-cell>
          <table:table-cell office:value-type="string">
            <text:p>UA78</text:p>
          </table:table-cell>
          <table:table-cell office:value-type="string">
            <text:p>NRT</text:p>
          </table:table-cell>
          <table:table-cell office:value-type="string">
            <text:p>EWR</text:p>
          </table:table-cell>
          <table:table-cell office:value-type="string">
            <text:p>c</text:p>
          </table:table-cell>
          <table:table-cell office:value-type="float" office:value="772">
            <text:p>772</text:p>
          </table:table-cell>
          <table:table-cell office:value-type="float" office:value="6732">
            <text:p>6732</text:p>
          </table:table-cell>
          <table:table-cell/>
          <table:table-cell table:style-name="Default" office:value-type="string">
            <text:p>Truman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date" office:date-value="2017-01-19">
            <text:p>01/19/17</text:p>
          </table:table-cell>
          <table:table-cell office:value-type="time" office:time-value="PT15H00M00S">
            <text:p>15:00</text:p>
          </table:table-cell>
          <table:table-cell office:value-type="string">
            <text:p>UA3989</text:p>
          </table:table-cell>
          <table:table-cell office:value-type="string">
            <text:p>EWR</text:p>
          </table:table-cell>
          <table:table-cell office:value-type="string">
            <text:p>BTV</text:p>
          </table:table-cell>
          <table:table-cell office:value-type="string">
            <text:p>c</text:p>
          </table:table-cell>
          <table:table-cell office:value-type="string">
            <text:p>E135</text:p>
          </table:table-cell>
          <table:table-cell office:value-type="float" office:value="266">
            <text:p>266</text:p>
          </table:table-cell>
          <table:table-cell/>
          <table:table-cell office:value-type="string">
            <text:p>Dr Jim, Trev and Dave, Poker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date" office:date-value="2017-01-25">
            <text:p>01/25/17</text:p>
          </table:table-cell>
          <table:table-cell office:value-type="time" office:time-value="PT06H03M00S">
            <text:p>06:03</text:p>
          </table:table-cell>
          <table:table-cell office:value-type="string">
            <text:p>UA4801</text:p>
          </table:table-cell>
          <table:table-cell office:value-type="string">
            <text:p>BTV</text:p>
          </table:table-cell>
          <table:table-cell office:value-type="string">
            <text:p>EWR</text:p>
          </table:table-cell>
          <table:table-cell office:value-type="string">
            <text:p>c</text:p>
          </table:table-cell>
          <table:table-cell office:value-type="string">
            <text:p>E135</text:p>
          </table:table-cell>
          <table:table-cell office:value-type="float" office:value="266">
            <text:p>266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date" office:date-value="2017-01-25">
            <text:p>01/25/17</text:p>
          </table:table-cell>
          <table:table-cell office:value-type="time" office:time-value="PT10H45M00S">
            <text:p>10:45</text:p>
          </table:table-cell>
          <table:table-cell office:value-type="string">
            <text:p>UA78</text:p>
          </table:table-cell>
          <table:table-cell office:value-type="string">
            <text:p>EWR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732">
            <text:p>6732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date" office:date-value="2017-03-01">
            <text:p>03/01/17</text:p>
          </table:table-cell>
          <table:table-cell office:value-type="time" office:time-value="PT09H30M00S">
            <text:p>09:30</text:p>
          </table:table-cell>
          <table:table-cell office:value-type="string">
            <text:p>JL509</text:p>
          </table:table-cell>
          <table:table-cell office:value-type="string">
            <text:p>HND</text:p>
          </table:table-cell>
          <table:table-cell office:value-type="string">
            <text:p>CTS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Sapporo partners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date" office:date-value="2017-03-02">
            <text:p>03/02/17</text:p>
          </table:table-cell>
          <table:table-cell office:value-type="time" office:time-value="PT17H00M00S">
            <text:p>17:00</text:p>
          </table:table-cell>
          <table:table-cell office:value-type="string">
            <text:p>JL518</text:p>
          </table:table-cell>
          <table:table-cell table:style-name="ce2" office:value-type="string">
            <text:p>CTS</text:p>
          </table:table-cell>
          <table:table-cell table:style-name="ce21" office:value-type="string">
            <text:p>HND</text:p>
          </table:table-cell>
          <table:table-cell office:value-type="string">
            <text:p>c</text:p>
          </table:table-cell>
          <table:table-cell office:value-type="float" office:value="772">
            <text:p>772</text:p>
          </table:table-cell>
          <table:table-cell office:value-type="float" office:value="509">
            <text:p>509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date" office:date-value="2017-03-21">
            <text:p>03/21/17</text:p>
          </table:table-cell>
          <table:table-cell office:value-type="time" office:time-value="PT16H25M00S">
            <text:p>16:25</text:p>
          </table:table-cell>
          <table:table-cell office:value-type="string">
            <text:p>UA876</text:p>
          </table:table-cell>
          <table:table-cell office:value-type="string">
            <text:p>HND</text:p>
          </table:table-cell>
          <table:table-cell office:value-type="string">
            <text:p>SFO</text:p>
          </table:table-cell>
          <table:table-cell office:value-type="string">
            <text:p>b</text:p>
          </table:table-cell>
          <table:table-cell office:value-type="float" office:value="789">
            <text:p>789</text:p>
          </table:table-cell>
          <table:table-cell office:value-type="float" office:value="5160">
            <text:p>5160</text:p>
          </table:table-cell>
          <table:table-cell/>
          <table:table-cell office:value-type="string">
            <text:p>Acquisition meetings: Jeff etc.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date" office:date-value="2017-03-24">
            <text:p>03/24/17</text:p>
          </table:table-cell>
          <table:table-cell office:value-type="time" office:time-value="PT06H20M00S">
            <text:p>06:20</text:p>
          </table:table-cell>
          <table:table-cell office:value-type="string">
            <text:p>UA2038</text:p>
          </table:table-cell>
          <table:table-cell office:value-type="string">
            <text:p>SJC</text:p>
          </table:table-cell>
          <table:table-cell office:value-type="string">
            <text:p>EWR</text:p>
          </table:table-cell>
          <table:table-cell office:value-type="string">
            <text:p>b</text:p>
          </table:table-cell>
          <table:table-cell office:value-type="float" office:value="739">
            <text:p>739</text:p>
          </table:table-cell>
          <table:table-cell office:value-type="float" office:value="2548">
            <text:p>2548</text:p>
          </table:table-cell>
          <table:table-cell/>
          <table:table-cell office:value-type="string">
            <text:p>Carl, Truman, Eileen/Subaru, Poker, Neuro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date" office:date-value="2017-04-03">
            <text:p>04/03/17</text:p>
          </table:table-cell>
          <table:table-cell office:value-type="time" office:time-value="PT08H44M00S">
            <text:p>08:44</text:p>
          </table:table-cell>
          <table:table-cell office:value-type="string">
            <text:p>UA242</text:p>
          </table:table-cell>
          <table:table-cell office:value-type="string">
            <text:p>BTV</text:p>
          </table:table-cell>
          <table:table-cell office:value-type="string">
            <text:p>ORD</text:p>
          </table:table-cell>
          <table:table-cell office:value-type="string">
            <text:p>b</text:p>
          </table:table-cell>
          <table:table-cell office:value-type="float" office:value="319">
            <text:p>319</text:p>
          </table:table-cell>
          <table:table-cell table:style-name="ce37" office:value-type="float" office:value="763">
            <text:p>763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date" office:date-value="2017-04-03">
            <text:p>04/03/17</text:p>
          </table:table-cell>
          <table:table-cell office:value-type="time" office:time-value="PT12H15M00S">
            <text:p>12:15</text:p>
          </table:table-cell>
          <table:table-cell office:value-type="string">
            <text:p>UA881</text:p>
          </table:table-cell>
          <table:table-cell office:value-type="string">
            <text:p>ORD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274">
            <text:p>6274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date" office:date-value="2017-04-16">
            <text:p>04/16/17</text:p>
          </table:table-cell>
          <table:table-cell office:value-type="time" office:time-value="PT11H05M00S">
            <text:p>11:05</text:p>
          </table:table-cell>
          <table:table-cell office:value-type="string">
            <text:p>NH841</text:p>
          </table:table-cell>
          <table:table-cell office:value-type="string">
            <text:p>HND</text:p>
          </table:table-cell>
          <table:table-cell office:value-type="string">
            <text:p>SIN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3288">
            <text:p>3288</text:p>
          </table:table-cell>
          <table:table-cell/>
          <table:table-cell office:value-type="string">
            <text:p>Jeff “goodbye” trip, Rebel easter party, Adam, Adrian, Eric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date" office:date-value="2017-04-18">
            <text:p>04/18/17</text:p>
          </table:table-cell>
          <table:table-cell office:value-type="time" office:time-value="PT17H25M00S">
            <text:p>17:25</text:p>
          </table:table-cell>
          <table:table-cell office:value-type="string">
            <text:p>SQ836</text:p>
          </table:table-cell>
          <table:table-cell table:formula="of:=[.G390]" office:value-type="string" office:string-value="SIN">
            <text:p>SIN</text:p>
          </table:table-cell>
          <table:table-cell office:value-type="string">
            <text:p>SHA</text:p>
          </table:table-cell>
          <table:table-cell office:value-type="string">
            <text:p>b</text:p>
          </table:table-cell>
          <table:table-cell office:value-type="float" office:value="773">
            <text:p>773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date" office:date-value="2017-04-20">
            <text:p>04/20/17</text:p>
          </table:table-cell>
          <table:table-cell office:value-type="time" office:time-value="PT12H55M00S">
            <text:p>12:55</text:p>
          </table:table-cell>
          <table:table-cell office:value-type="string">
            <text:p>CA1520</text:p>
          </table:table-cell>
          <table:table-cell table:formula="of:=[.G391]" office:value-type="string" office:string-value="SHA">
            <text:p>SHA</text:p>
          </table:table-cell>
          <table:table-cell office:value-type="string">
            <text:p>PEK</text:p>
          </table:table-cell>
          <table:table-cell office:value-type="string">
            <text:p>c</text:p>
          </table:table-cell>
          <table:table-cell office:value-type="float" office:value="773">
            <text:p>773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date" office:date-value="2017-04-21">
            <text:p>04/21/17</text:p>
          </table:table-cell>
          <table:table-cell office:value-type="time" office:time-value="PT15H35M00S">
            <text:p>15:35</text:p>
          </table:table-cell>
          <table:table-cell office:value-type="string">
            <text:p>NH962</text:p>
          </table:table-cell>
          <table:table-cell table:formula="of:=[.G392]" office:value-type="string" office:string-value="PEK">
            <text:p>PEK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73">
            <text:p>773</text:p>
          </table:table-cell>
          <table:table-cell office:value-type="float" office:value="1302">
            <text:p>1302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date" office:date-value="2017-04-26">
            <text:p>04/26/17</text:p>
          </table:table-cell>
          <table:table-cell office:value-type="time" office:time-value="PT12H40M00S">
            <text:p>12:40</text:p>
          </table:table-cell>
          <table:table-cell office:value-type="string">
            <text:p>NH853</text:p>
          </table:table-cell>
          <table:table-cell table:formula="of:=[.G393]" office:value-type="string" office:string-value="HND">
            <text:p>HND</text:p>
          </table:table-cell>
          <table:table-cell office:value-type="string">
            <text:p>TSE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1303">
            <text:p>1303</text:p>
          </table:table-cell>
          <table:table-cell/>
          <table:table-cell office:value-type="string">
            <text:p>Partner meetings, goodbye Adrian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date" office:date-value="2017-04-28">
            <text:p>04/28/17</text:p>
          </table:table-cell>
          <table:table-cell office:value-type="time" office:time-value="PT13H30M00S">
            <text:p>13:30</text:p>
          </table:table-cell>
          <table:table-cell office:value-type="string">
            <text:p>NH852</text:p>
          </table:table-cell>
          <table:table-cell table:formula="of:=[.G394]" office:value-type="string" office:string-value="TSE">
            <text:p>TSE</text:p>
          </table:table-cell>
          <table:table-cell office:value-type="string">
            <text:p>HND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office:value-type="float" office:value="1303">
            <text:p>1303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date" office:date-value="2017-04-30">
            <text:p>04/30/17</text:p>
          </table:table-cell>
          <table:table-cell office:value-type="time" office:time-value="PT17H10M00S">
            <text:p>17:10</text:p>
          </table:table-cell>
          <table:table-cell office:value-type="string">
            <text:p>NH12</text:p>
          </table:table-cell>
          <table:table-cell office:value-type="string">
            <text:p>NRT</text:p>
          </table:table-cell>
          <table:table-cell office:value-type="string">
            <text:p>ORD</text:p>
          </table:table-cell>
          <table:table-cell office:value-type="string">
            <text:p>b</text:p>
          </table:table-cell>
          <table:table-cell office:value-type="float" office:value="773">
            <text:p>773</text:p>
          </table:table-cell>
          <table:table-cell table:style-name="ce37" office:value-type="float" office:value="6274">
            <text:p>6274</text:p>
          </table:table-cell>
          <table:table-cell/>
          <table:table-cell office:value-type="string">
            <text:p>UA882 was cancelled, swapped me before I got to Narita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date" office:date-value="2017-04-30">
            <text:p>04/30/17</text:p>
          </table:table-cell>
          <table:table-cell office:value-type="time" office:time-value="PT18H15M00S">
            <text:p>18:15</text:p>
          </table:table-cell>
          <table:table-cell office:value-type="string">
            <text:p>UA3832</text:p>
          </table:table-cell>
          <table:table-cell table:formula="of:=[.G396]" office:value-type="string" office:string-value="ORD">
            <text:p>ORD</text:p>
          </table:table-cell>
          <table:table-cell office:value-type="string">
            <text:p>BTV</text:p>
          </table:table-cell>
          <table:table-cell office:value-type="string">
            <text:p>b</text:p>
          </table:table-cell>
          <table:table-cell office:value-type="string">
            <text:p>E145</text:p>
          </table:table-cell>
          <table:table-cell office:value-type="float" office:value="763">
            <text:p>763</text:p>
          </table:table-cell>
          <table:table-cell/>
          <table:table-cell office:value-type="string">
            <text:p>Extreme meeting in Boston, get Lipoic acid, rest and think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date" office:date-value="2017-05-06">
            <text:p>05/06/17</text:p>
          </table:table-cell>
          <table:table-cell office:value-type="time" office:time-value="PT08H10M00S">
            <text:p>08:10</text:p>
          </table:table-cell>
          <table:table-cell office:value-type="string">
            <text:p>US4261</text:p>
          </table:table-cell>
          <table:table-cell table:formula="of:=[.G397]" office:value-type="string" office:string-value="BTV">
            <text:p>BTV</text:p>
          </table:table-cell>
          <table:table-cell office:value-type="string">
            <text:p>EWR</text:p>
          </table:table-cell>
          <table:table-cell office:value-type="string">
            <text:p>b</text:p>
          </table:table-cell>
          <table:table-cell office:value-type="string">
            <text:p>E135</text:p>
          </table:table-cell>
          <table:table-cell office:value-type="float" office:value="266">
            <text:p>266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date" office:date-value="2017-05-06">
            <text:p>05/06/17</text:p>
          </table:table-cell>
          <table:table-cell office:value-type="time" office:time-value="PT10H55M00S">
            <text:p>10:55</text:p>
          </table:table-cell>
          <table:table-cell office:value-type="string">
            <text:p>UA79</text:p>
          </table:table-cell>
          <table:table-cell table:formula="of:=[.G398]" office:value-type="string" office:string-value="EWR">
            <text:p>EWR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office:value-type="float" office:value="6732">
            <text:p>6732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date" office:date-value="2017-06-29">
            <text:p>06/29/17</text:p>
          </table:table-cell>
          <table:table-cell office:value-type="time" office:time-value="PT16H00M00S">
            <text:p>16:00</text:p>
          </table:table-cell>
          <table:table-cell office:value-type="string">
            <text:p>UA804</text:p>
          </table:table-cell>
          <table:table-cell table:formula="of:=[.G399]" office:value-type="string" office:string-value="NRT">
            <text:p>NRT</text:p>
          </table:table-cell>
          <table:table-cell office:value-type="string">
            <text:p>IAD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date" office:date-value="2017-06-29">
            <text:p>06/29/17</text:p>
          </table:table-cell>
          <table:table-cell office:value-type="time" office:time-value="PT18H25M00S">
            <text:p>18:25</text:p>
          </table:table-cell>
          <table:table-cell office:value-type="string">
            <text:p>UA6087</text:p>
          </table:table-cell>
          <table:table-cell table:formula="of:=[.G400]" office:value-type="string" office:string-value="IAD">
            <text:p>IAD</text:p>
          </table:table-cell>
          <table:table-cell office:value-type="string">
            <text:p>BTV</text:p>
          </table:table-cell>
          <table:table-cell office:value-type="string">
            <text:p>b</text:p>
          </table:table-cell>
          <table:table-cell office:value-type="string">
            <text:p>CRJ7</text:p>
          </table:table-cell>
          <table:table-cell table:number-columns-repeated="2"/>
          <table:table-cell office:value-type="string">
            <text:p>Boys' week with Carl.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date" office:date-value="2017-07-10">
            <text:p>07/10/17</text:p>
          </table:table-cell>
          <table:table-cell office:value-type="time" office:time-value="PT10H28M00S">
            <text:p>10:28</text:p>
          </table:table-cell>
          <table:table-cell office:value-type="string">
            <text:p>UA6021</text:p>
          </table:table-cell>
          <table:table-cell table:formula="of:=[.G401]" office:value-type="string" office:string-value="BTV">
            <text:p>BTV</text:p>
          </table:table-cell>
          <table:table-cell office:value-type="string">
            <text:p>IAD</text:p>
          </table:table-cell>
          <table:table-cell office:value-type="string">
            <text:p>b</text:p>
          </table:table-cell>
          <table:table-cell office:value-type="string">
            <text:p>CRJ7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date" office:date-value="2017-07-10">
            <text:p>07/10/17</text:p>
          </table:table-cell>
          <table:table-cell office:value-type="time" office:time-value="PT12H45M00S">
            <text:p>12:45</text:p>
          </table:table-cell>
          <table:table-cell office:value-type="string">
            <text:p>UA803</text:p>
          </table:table-cell>
          <table:table-cell table:formula="of:=[.G402]" office:value-type="string" office:string-value="IAD">
            <text:p>IAD</text:p>
          </table:table-cell>
          <table:table-cell office:value-type="string">
            <text:p>NRT</text:p>
          </table:table-cell>
          <table:table-cell office:value-type="string">
            <text:p>b</text:p>
          </table:table-cell>
          <table:table-cell office:value-type="float" office:value="772">
            <text:p>772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date" office:date-value="2017-07-31">
            <text:p>07/31/17</text:p>
          </table:table-cell>
          <table:table-cell office:value-type="time" office:time-value="PT17H10M00S">
            <text:p>17:10</text:p>
          </table:table-cell>
          <table:table-cell office:value-type="string">
            <text:p>UA142</text:p>
          </table:table-cell>
          <table:table-cell table:formula="of:=[.G403]" office:value-type="string" office:string-value="NRT">
            <text:p>NRT</text:p>
          </table:table-cell>
          <table:table-cell office:value-type="string">
            <text:p>DEN</text:p>
          </table:table-cell>
          <table:table-cell office:value-type="string">
            <text:p>b</text:p>
          </table:table-cell>
          <table:table-cell office:value-type="float" office:value="788">
            <text:p>788</text:p>
          </table:table-cell>
          <table:table-cell table:number-columns-repeated="2"/>
          <table:table-cell office:value-type="string">
            <text:p>Leave Japan for last time as a resident. Jess and Family.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date" office:date-value="2017-08-03">
            <text:p>08/03/17</text:p>
          </table:table-cell>
          <table:table-cell office:value-type="time" office:time-value="PT09H25M00S">
            <text:p>09:25</text:p>
          </table:table-cell>
          <table:table-cell office:value-type="string">
            <text:p>UA2385</text:p>
          </table:table-cell>
          <table:table-cell table:formula="of:=[.G404]" office:value-type="string" office:string-value="DEN">
            <text:p>DEN</text:p>
          </table:table-cell>
          <table:table-cell office:value-type="string">
            <text:p>ORD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date" office:date-value="2017-08-03">
            <text:p>08/03/17</text:p>
          </table:table-cell>
          <table:table-cell office:value-type="time" office:time-value="PT13H53M00S">
            <text:p>13:53</text:p>
          </table:table-cell>
          <table:table-cell office:value-type="string">
            <text:p>UA4282</text:p>
          </table:table-cell>
          <table:table-cell table:formula="of:=[.G405]" office:value-type="string" office:string-value="ORD">
            <text:p>ORD</text:p>
          </table:table-cell>
          <table:table-cell office:value-type="string">
            <text:p>BTV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table:formula="of:=[.G406]" office:value-type="string" office:string-value="BTV">
            <text:p>BTV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 table:number-rows-repeated="1048167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b</text:p>
          </table:table-cell>
          <table:table-cell table:number-columns-repeated="1016"/>
        </table:table-row>
        <table:named-expressions>
          <table:named-range table:name="_xlnm._FilterDatabase" table:base-cell-address="$'flights.csv'.$A$1" table:cell-range-address="$'flights.csv'.$C$1:.$L$295"/>
        </table:named-expressions>
      </table:table>
      <table:table table:name="Stats" table:style-name="ta2" table:print="false"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row table:style-name="ro1">
          <table:table-cell table:number-columns-repeated="8"/>
          <table:table-cell>
            <draw:frame table:end-cell-address="Stats.P18" table:end-x="0.4083in" table:end-y="0.0362in" draw:z-index="0" draw:style-name="gr1" draw:text-style-name="P1" svg:width="5.7598in" svg:height="2.6984in" svg:x="0.2949in" svg:y="0.0898in">
              <draw:object draw:notify-on-update-of-ranges="Stats.B3:Stats.H3 Stats.A4:Stats.A4 Stats.B4:Stats.H4 Stats.A5:Stats.A5 Stats.B5:Stats.H5 Stats.A6:Stats.A6 Stats.B6:Stats.H6 Stats.A7:Stats.A7 Stats.B7:Stats.H7 Stats.A8:Stats.A8 Stats.B8:Stats.H8 Stats.A9:Stats.A9 Stats.B9:Stats.H9 Stats.A10:Stats.A10 Stats.B10:Stats.H10 Stats.A11:Stats.A11 Stats.B11:Stats.H11 Stats.A12:Stats.A12 Stats.B12:Stats.H12 Stats.A13:Stats.A13 Stats.B13:Stats.H13 Stats.A14:Stats.A14 Stats.B14:Stats.H14 Stats.A15:Stats.A15 Stats.B15:Stats.H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Fe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pr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u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u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u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ep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c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ov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e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lights</text:p>
          </table:table-cell>
          <table:table-cell table:formula="of:=SUM([.B4:.B15])" office:value-type="float" office:value="30">
            <text:p>30</text:p>
          </table:table-cell>
          <table:table-cell table:formula="of:=SUM([.C4:.C15])" office:value-type="float" office:value="42">
            <text:p>42</text:p>
          </table:table-cell>
          <table:table-cell table:formula="of:=SUM([.D4:.D15])" office:value-type="float" office:value="74">
            <text:p>74</text:p>
          </table:table-cell>
          <table:table-cell table:formula="of:=SUM([.E4:.E15])" office:value-type="float" office:value="80">
            <text:p>80</text:p>
          </table:table-cell>
          <table:table-cell table:formula="of:=SUM([.F4:.F15])" office:value-type="float" office:value="84">
            <text:p>84</text:p>
          </table:table-cell>
          <table:table-cell table:formula="of:=SUM([.G4:.G15])" office:value-type="float" office:value="63">
            <text:p>63</text:p>
          </table:table-cell>
          <table:table-cell table:formula="of:=SUM([.H4:.H15])" office:value-type="float" office:value="35">
            <text:p>35</text:p>
          </table:table-cell>
          <table:table-cell/>
        </table:table-row>
        <table:table-row table:style-name="ro1">
          <table:table-cell/>
          <table:table-cell table:formula="of:=SUM([.B17:.H17])" office:value-type="float" office:value="408">
            <text:p>408</text:p>
          </table:table-cell>
          <table:table-cell table:number-columns-repeated="3"/>
          <table:table-cell table:style-name="ce39" office:value-type="float" office:value="188">
            <text:p>188</text:p>
          </table:table-cell>
          <table:table-cell table:style-name="ce3" office:value-type="float" office:value="146">
            <text:p>146</text:p>
          </table:table-cell>
          <table:table-cell table:number-columns-repeated="2"/>
        </table:table-row>
        <table:named-expressions/>
      </table:table>
      <table:table table:name="Distances" table:style-name="ta3" table:print="false">
        <table:table-column table:style-name="co12" table:number-columns-repeated="1024" table:default-cell-style-name="Excel_20_Built-in_20_Normal"/>
        <table:table-row table:style-name="ro2">
          <table:table-cell office:value-type="string">
            <text:p>pek</text:p>
          </table:table-cell>
          <table:table-cell office:value-type="string">
            <text:p>hnd</text:p>
          </table:table-cell>
          <table:table-cell office:value-type="float" office:value="1303">
            <text:p>1303</text:p>
          </table:table-cell>
          <table:table-cell table:number-columns-repeated="1021"/>
        </table:table-row>
        <table:table-row table:style-name="ro2">
          <table:table-cell office:value-type="string">
            <text:p>hnd</text:p>
          </table:table-cell>
          <table:table-cell office:value-type="string">
            <text:p>pek</text:p>
          </table:table-cell>
          <table:table-cell office:value-type="float" office:value="1303">
            <text:p>1303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Default" office:value-type="string">
            <text:p>Year</text:p>
          </table:table-cell>
          <table:table-cell table:style-name="Default" office:value-type="string">
            <text:p>Flights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11">
            <text:p>2011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12">
            <text:p>2012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13">
            <text:p>2013</text:p>
          </table:table-cell>
          <table:table-cell office:value-type="float" office:value="74">
            <text:p>7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14">
            <text:p>2014</text:p>
          </table:table-cell>
          <table:table-cell office:value-type="float" office:value="82">
            <text:p>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15">
            <text:p>2015</text:p>
          </table:table-cell>
          <table:table-cell office:value-type="float" office:value="88">
            <text:p>88</text:p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frame table:end-cell-address="Distances.L30" table:end-x="0.8382in" table:end-y="0.1201in" draw:z-index="0" draw:style-name="gr1" draw:text-style-name="P1" svg:width="6.2961in" svg:height="3.4406in" svg:x="0.7508in" svg:y="0.1913in">
              <draw:object draw:notify-on-update-of-ranges="Distances.G7:Distances.G11 Distances.H6:Distances.H6 Distances.H7:Distances.H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flights.csv'.C1:'flights.csv'.L3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7/31/2017</text:date>, <text:time>17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ights.csv" style:display-name="PageStyle_flights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ances" style:display-name="PageStyle_Dist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1T17:49:48</dc:date>
    <dc:creator>Matt Kolon</dc:creator>
    <meta:generator>OpenOffice/4.1.3$Unix OpenOffice.org_project/413m1$Build-9783</meta:generator>
    <meta:editing-duration>P20DT5H15M42S</meta:editing-duration>
    <meta:editing-cycles>173</meta:editing-cycles>
    <meta:document-statistic meta:table-count="3" meta:cell-count="3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bar" chart:style-name="ch1">
        <chart:legend chart:legend-position="end" svg:x="14.204cm" svg:y="4.205cm" style:legend-expansion="high" chart:style-name="ch2"/>
        <chart:plot-area chart:style-name="ch3" table:cell-range-address="Distances.G7:Distances.H11 Distances.H6:Distances.H6" chart:data-source-has-labels="both" svg:x="0.769cm" svg:y="0.851cm" svg:width="12.797cm" svg:height="7.544cm">
          <chartooo:coordinate-region svg:x="1.604cm" svg:y="1.043cm" svg:width="11.962cm" svg:height="6.72cm"/>
          <chart:axis chart:dimension="x" chart:name="primary-x" chart:style-name="ch4" chartooo:axis-type="auto">
            <chartooo:date-scale/>
            <chart:categories table:cell-range-address="Distances.G7:Distances.G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tances.H7:Distances.H11" chart:label-cell-address="Distances.H6:Distances.H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ghts</text:p>
                <draw:g>
                  <svg:desc>Distances.H6:Distances.H6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  <draw:g>
                  <svg:desc>Distances.G7:Distances.G11</svg:desc>
                </draw:g>
              </table:table-cell>
              <table:table-cell office:value-type="float" office:value="32">
                <text:p>32</text:p>
                <draw:g>
                  <svg:desc>Distances.H7:Distances.H11</svg:desc>
                </draw:g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connect-bars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dash" draw:stroke-dash="Ultrafine_20_Dashed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dash" draw:stroke-dash="Ultrafine_20_Dashed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dash" draw:stroke-dash="Ultrafine_20_Dashed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dash" draw:stroke-dash="Ultrafine_20_Dashed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dash" draw:stroke-dash="Ultrafine_20_Dashed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dash" draw:stroke-dash="Ultrafine_20_Dashed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dash" draw:stroke-dash="Ultrafine_20_Dashed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dash" draw:stroke-dash="Ultrafine_20_Dashed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dash" draw:stroke-dash="Ultrafine_20_Dashed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dash" draw:stroke-dash="Ultrafine_20_Dashed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dash" draw:stroke-dash="Ultrafine_20_Dashed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631cm" svg:height="6.855cm" xlink:href=".." xlink:type="simple" chart:class="chart:bar" chart:style-name="ch1">
        <chart:legend chart:legend-position="end" svg:x="13.411cm" svg:y="0.881cm" style:legend-expansion="high" chart:style-name="ch2"/>
        <chart:plot-area chart:style-name="ch3" table:cell-range-address="Stats.A3:Stats.H15" chart:data-source-has-labels="both" svg:x="0.422cm" svg:y="0.546cm" svg:width="12.626cm" svg:height="6.183cm">
          <chartooo:coordinate-region svg:x="1.055cm" svg:y="0.739cm" svg:width="11.993cm" svg:height="5.358cm"/>
          <chart:axis chart:dimension="x" chart:name="primary-x" chart:style-name="ch4" chartooo:axis-type="auto">
            <chartooo:date-scale/>
            <chart:categories table:cell-range-address="Stats.B3:Stats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B4:Stats.H4" chart:label-cell-address="Stats.A4:Stats.A4" chart:class="chart:bar">
            <chart:data-point chart:repeated="7"/>
          </chart:series>
          <chart:series chart:style-name="ch8" chart:values-cell-range-address="Stats.B5:Stats.H5" chart:label-cell-address="Stats.A5:Stats.A5" chart:class="chart:bar">
            <chart:data-point chart:repeated="7"/>
          </chart:series>
          <chart:series chart:style-name="ch9" chart:values-cell-range-address="Stats.B6:Stats.H6" chart:label-cell-address="Stats.A6:Stats.A6" chart:class="chart:bar">
            <chart:data-point chart:repeated="7"/>
          </chart:series>
          <chart:series chart:style-name="ch10" chart:values-cell-range-address="Stats.B7:Stats.H7" chart:label-cell-address="Stats.A7:Stats.A7" chart:class="chart:bar">
            <chart:data-point chart:repeated="7"/>
          </chart:series>
          <chart:series chart:style-name="ch11" chart:values-cell-range-address="Stats.B8:Stats.H8" chart:label-cell-address="Stats.A8:Stats.A8" chart:class="chart:bar">
            <chart:data-point chart:repeated="7"/>
          </chart:series>
          <chart:series chart:style-name="ch12" chart:values-cell-range-address="Stats.B9:Stats.H9" chart:label-cell-address="Stats.A9:Stats.A9" chart:class="chart:bar">
            <chart:data-point chart:repeated="7"/>
          </chart:series>
          <chart:series chart:style-name="ch13" chart:values-cell-range-address="Stats.B10:Stats.H10" chart:label-cell-address="Stats.A10:Stats.A10" chart:class="chart:bar">
            <chart:data-point chart:repeated="7"/>
          </chart:series>
          <chart:series chart:style-name="ch14" chart:values-cell-range-address="Stats.B11:Stats.H11" chart:label-cell-address="Stats.A11:Stats.A11" chart:class="chart:bar">
            <chart:data-point chart:repeated="7"/>
          </chart:series>
          <chart:series chart:style-name="ch15" chart:values-cell-range-address="Stats.B12:Stats.H12" chart:label-cell-address="Stats.A12:Stats.A12" chart:class="chart:bar">
            <chart:data-point chart:repeated="7"/>
          </chart:series>
          <chart:series chart:style-name="ch16" chart:values-cell-range-address="Stats.B13:Stats.H13" chart:label-cell-address="Stats.A13:Stats.A13" chart:class="chart:bar">
            <chart:data-point chart:repeated="7"/>
          </chart:series>
          <chart:series chart:style-name="ch17" chart:values-cell-range-address="Stats.B14:Stats.H14" chart:label-cell-address="Stats.A14:Stats.A14" chart:class="chart:bar">
            <chart:data-point chart:repeated="7"/>
          </chart:series>
          <chart:series chart:style-name="ch18" chart:values-cell-range-address="Stats.B15:Stats.H15" chart:label-cell-address="Stats.A15:Stats.A15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011">
                <text:p>2010</text:p>
                <draw:g>
                  <svg:desc>Stats.B3:Stats.H3</svg:desc>
                </draw:g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tats.A4:Stats.A4</svg:desc>
                </draw:g>
              </table:table-cell>
              <table:table-cell office:value-type="float" office:value="4">
                <text:p>4</text:p>
                <draw:g>
                  <svg:desc>Stats.B4:Stats.H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eb</text:p>
                <draw:g>
                  <svg:desc>Stats.A5:Stats.A5</svg:desc>
                </draw:g>
              </table:table-cell>
              <table:table-cell office:value-type="float" office:value="1">
                <text:p>1</text:p>
                <draw:g>
                  <svg:desc>Stats.B5:Stats.H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</text:p>
                <draw:g>
                  <svg:desc>Stats.A6:Stats.A6</svg:desc>
                </draw:g>
              </table:table-cell>
              <table:table-cell office:value-type="float" office:value="4">
                <text:p>4</text:p>
                <draw:g>
                  <svg:desc>Stats.B6:Stats.H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r</text:p>
                <draw:g>
                  <svg:desc>Stats.A7:Stats.A7</svg:desc>
                </draw:g>
              </table:table-cell>
              <table:table-cell office:value-type="float" office:value="3">
                <text:p>3</text:p>
                <draw:g>
                  <svg:desc>Stats.B7:Stats.H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y</text:p>
                <draw:g>
                  <svg:desc>Stats.A8:Stats.A8</svg:desc>
                </draw:g>
              </table:table-cell>
              <table:table-cell office:value-type="float" office:value="6">
                <text:p>6</text:p>
                <draw:g>
                  <svg:desc>Stats.B8:Stats.H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n</text:p>
                <draw:g>
                  <svg:desc>Stats.A9:Stats.A9</svg:desc>
                </draw:g>
              </table:table-cell>
              <table:table-cell office:value-type="float" office:value="1">
                <text:p>1</text:p>
                <draw:g>
                  <svg:desc>Stats.B9:Stats.H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l</text:p>
                <draw:g>
                  <svg:desc>Stats.A10:Stats.A10</svg:desc>
                </draw:g>
              </table:table-cell>
              <table:table-cell office:value-type="float" office:value="2">
                <text:p>2</text:p>
                <draw:g>
                  <svg:desc>Stats.B10:Stats.H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g</text:p>
                <draw:g>
                  <svg:desc>Stats.A11:Stats.A11</svg:desc>
                </draw:g>
              </table:table-cell>
              <table:table-cell office:value-type="float" office:value="1">
                <text:p>1</text:p>
                <draw:g>
                  <svg:desc>Stats.B11:Stats.H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p</text:p>
                <draw:g>
                  <svg:desc>Stats.A12:Stats.A12</svg:desc>
                </draw:g>
              </table:table-cell>
              <table:table-cell office:value-type="float" office:value="0">
                <text:p>0</text:p>
                <draw:g>
                  <svg:desc>Stats.B12:Stats.H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ct</text:p>
                <draw:g>
                  <svg:desc>Stats.A13:Stats.A13</svg:desc>
                </draw:g>
              </table:table-cell>
              <table:table-cell office:value-type="float" office:value="3">
                <text:p>3</text:p>
                <draw:g>
                  <svg:desc>Stats.B13:Stats.H1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v</text:p>
                <draw:g>
                  <svg:desc>Stats.A14:Stats.A14</svg:desc>
                </draw:g>
              </table:table-cell>
              <table:table-cell office:value-type="float" office:value="2">
                <text:p>2</text:p>
                <draw:g>
                  <svg:desc>Stats.B14:Stats.H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c</text:p>
                <draw:g>
                  <svg:desc>Stats.A15:Stats.A15</svg:desc>
                </draw:g>
              </table:table-cell>
              <table:table-cell office:value-type="float" office:value="3">
                <text:p>3</text:p>
                <draw:g>
                  <svg:desc>Stats.B15:Stats.H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